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oma" fo:font-size="18pt" fo:font-weight="bold" officeooo:rsid="000a0d20" officeooo:paragraph-rsid="000a0d20" style:font-size-asian="15.75pt" style:font-weight-asian="bold" style:font-size-complex="18pt" style:font-weight-complex="bold"/>
    </style:style>
    <style:style style:name="P2" style:family="paragraph" style:parent-style-name="Standard">
      <style:text-properties style:font-name="Loma" officeooo:rsid="000a0d20" officeooo:paragraph-rsid="000a0d20"/>
    </style:style>
    <style:style style:name="P3" style:family="paragraph" style:parent-style-name="Standard" style:list-style-name="L1">
      <style:text-properties style:font-name="Loma" officeooo:rsid="000a0d20" officeooo:paragraph-rsid="000a0d20"/>
    </style:style>
    <style:style style:name="P4" style:family="paragraph" style:parent-style-name="Standard">
      <style:paragraph-properties style:border-line-width-bottom="0.03cm 0.03cm 0.03cm" fo:padding="0.074cm" fo:border-left="none" fo:border-right="none" fo:border-top="none" fo:border-bottom="2.49pt double #000000" style:join-border="false"/>
      <style:text-properties style:font-name="Loma" officeooo:rsid="000a0d20" officeooo:paragraph-rsid="000a0d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Hive (Part -1)</text:p>
      <text:p text:style-name="P4"/>
      <text:p text:style-name="P2"/>
      <text:list xml:id="list3297927456679061341" text:style-name="L1">
        <text:list-item>
          <text:p text:style-name="P3">Introduction to Hadoop</text:p>
        </text:list-item>
        <text:list-item>
          <text:p text:style-name="P3">Introduction</text:p>
        </text:list-item>
        <text:list-item>
          <text:p text:style-name="P3">Hi. This is Ahmad Alkilani from Pluralsight. In this course, we're going to discuss perhaps one of the more interesting projects in the Hadoop ecosystem, namely Apache Hive, which by providing a SQL-like interface, expands the reach of big data systems to traditional database professionals. We'll cover the design and architecture of Hive, usage patterns, and business drivers, and we'll look at how to work with various queries in examples. We'll take an in-depth look at the Hive query language, performance optimizations, and how you can extend the language with your own functions. We'll also cover some of the most recent analytical, and performance-specific additions to Hive's 0.11 release, and then we'll cover a few other ecosystem projects, like Sqoop, and HCatalog. In the first module of this course, however, we'll take a step back and look at Hadoop, why it came to existence, and became so popular, and walk through a few demos. This should get you up and running with the information you'll need to get the most out of this course. Before we get into the details of Hive, and the Hive query language, let's first take a look at some Hadoop concepts to give you a better understanding, and foundation to build upon as we discuss more advanced topics. In this module, we'll cover the motivation behind Hadoop as a predominant player in the Big Data arena. Then we'll talk a bit about Hadoop's architecture, and distributed computing, just enough to cover the fundamentals and get you going. Then we'll walk through Hadoop core components, namely HDFS, and MapReduce, so you're familiar with, and can follow along with the examples and demonstrations throughout the course. Finally, we'll end with a demonstration to get you up and running for the remainder of the course.</text:p>
        </text:list-item>
        <text:list-item>
          <text:p text:style-name="P3"/>
        </text:list-item>
        <text:list-item>
          <text:p text:style-name="P3">Motivation for Hadoop</text:p>
        </text:list-item>
        <text:list-item>
          <text:p text:style-name="P3">When we talk about the motivation for Hadoop, and what Hadoop is, it's best to start with the challenges we typically face when we deal with data, and the drivers that led to a new solution. When we think of a traditional database system, data resides on disk, and is loaded into memory when needed. We do some processing against it, spinning CPU cycles on the server, and then <text:soft-page-break/>the data's presented to the user for analysis, which in turn spins the user's CPU and memory. The problem with this picture is that resources are limited, and it's very expensive to load data from disk, and since we're talking about Big Data, data's highly unlikely to fit into memory all at once. Let's take a look at Google, being one of the biggest consumers of data today. The web consists of approximately 40 billion web pages, a conservative number for each web page of approximately 30 KB that translates to about a petabyte of data. Today's average disk speed reads about 120 MB/sec. So a single machine needs about three months to read the entire web, nonetheless do something with it, and approximately 1000 drives to store, and have space to work with the data.</text:p>
        </text:list-item>
        <text:list-item>
          <text:p text:style-name="P3"/>
        </text:list-item>
        <text:list-item>
          <text:p text:style-name="P3">Distributed Computing Challenges</text:p>
        </text:list-item>
        <text:list-item>
          <text:p text:style-name="P3">So what's the solution if we can't scale up enough to meet these demands? The solution is to scale out, and use distributed computing by connecting many servers to perform the job. But distributed computing has its own challenges. In 2003, Google released a white paper detailing the Google File System, or GFS, which the Hadoop File System, or HDFS, is based upon, and another paper in 2004, that explains MapReduce, for which Hadoop's MapReduce implementation is based on as well. Not only did these white papers target some of specific challenges that accompany distributed computing, but they also targeted some of the core problems these systems were sought out to solve, and that's the immense volume of data, the velocity at which this data arrives, and the variety of the data itself. With more resources, things are bound to fail much more frequently. Thinking back at Google's example with 1000 drives, the mean time before failure of a single drive is approximately 1000 days. We have 1000 drives, and the expected lifetime of each drive is about 1000 days, eventually the system, on average, will have a failure a day. So the first characteristic of these systems is that things were bound to fail, and because of that, they had to be able to recover from failure, and preferably in a scalable manner. The second characteristic is the shared nothing architecture. The idea is that in order to scale out efficiently, different components of the system need not be burdened with chatty tasks, like the coordination and communication with other components in the system. In fact, each node doesn't know anything about any other node in the cluster, what data they might have, or what they're working on. The individual nodes share none of that amongst themselves, and leave that coordination task to some other master server. In Hadoop, these <text:soft-page-break/>masters are called the Name Node and Job Tracker. This allows us to easily add more nodes to the system. The third characteristic deals with the complexities of developing against distributed systems, building applications that are fault tolerant, deal with failures, communication issues, etc., etc., is not an easy task, and that's where Hadoop comes in. Hadoop is an open source implementation of the Google File System, and MapReduce, which we'll discuss next. So Hadoop masks the complexities involved in working with distributed systems, and provides a fault-tolerant distributed file system atop of these nodes, carrying forward all of the characteristics we discussed earlier, as well as an API that makes programming against Hadoop a lot easier, while abstracting what goes behind the scenes to manage placement of data, failures, scaling up, and scaling down assistant resources. The final characteristic of the system is a programming framework that deals with the vast amount of data, making all of this possible. The key idea in MapReduce revolves around reversing the traditional way of thought, and taking compute to the data, instead of the other way around, using the collective CPU and disk-read performance from multiple machines, instead of just one.</text:p>
        </text:list-item>
        <text:list-item>
          <text:p text:style-name="P3"/>
        </text:list-item>
        <text:list-item>
          <text:p text:style-name="P3">Hadoop File System (HDFS)</text:p>
        </text:list-item>
        <text:list-item>
          <text:p text:style-name="P3">We talked about Hadoop being a distributed file system, and that's one of the key things to understand, is that Hadoop simply deals with files, so it's not a database. Hadoop does two main things when a file is set to be saved on HDFS. First, it splits the file into chunks, or blocks, typically 64 to 128 MB each, placing each block of data on a different data node. And then it replicates each block to three nodes by default. What this does is first and foremost, it splits the input file and spreads it across multiple nodes, thus allowing us to use the power of more than one machine to read, and perform computation against the data, and it also replicates each block. So if any single node goes down, there's another copy of the data available, achieving fault tolerance. Hadoop also realizes when a block of data is under replicated. Hadoop will use an existing copy of the same block of data, and will copy those blocks to different data nodes to achieve the replication factor required. With the default replication factor of three, the cluster has the flexibility to choose among three servers, which one to use to serve up that request. If a specific node is busy to accommodate a request, Hadoop will simply defer to any other node with available resources, carrying the same block, or blocks of data requested. As Hadoop is rack aware, it tries to serve requests from data <text:soft-page-break/>nodes on the same rack if possible to reduce the amount of network traffic between nodes.</text:p>
        </text:list-item>
        <text:list-item>
          <text:p text:style-name="P3"/>
        </text:list-item>
        <text:list-item>
          <text:p text:style-name="P3">MapReduce</text:p>
        </text:list-item>
        <text:list-item>
          <text:p text:style-name="P3">It's important to understand the main concepts and different stages of MapReduce to take full advantage of the Hive programming language. As of this recording, MapReduce is still the primary framework in which your Hive SQL queries are interpreted and translated into, so having a good handle over what happens under the covers will help you fine tune your queries for performance, and also extend Hive with your own bits of code. A typical MapReduce job runs through three phases, the Map phase, Shuffle and Sort, and the Reduce phase. And in MapReduce, everything's handled in terms of key-value pairs. A MapReduce job can use one, or more mapper, depending on the number of blocks the file spreads across, and in most cases, a mapper is assigned to each block. This is one of the properties of Hadoop and MapReduce, being a parallel computation framework, you get parallelism, and distributed computing without you having to work out those details on your own. Hadoop and MapReduce take care of that for you. Mappers take input elements as a key and value, and process them one at a time. The file input format determines what those keys and values are. Reducers receive a list of key-value pairs as output from mappers, and aggregate the results together. In this diagram, each unique key is represented by a different shape, and is color-coded so it's easier to visually make sense of the diagram. Each key is also given a number representing the value of that key. In real life, the key could be any type of object that implements the writable comparable classes to support serialization, and compares, and operations, as one of the key traits in MapReduce is that keys are sorted, as we'll see shortly. So the number inside each shape represents the sort order of that key. The values associated with each key in this diagram are simply noted as the literal word, value, as we're not particularly interested in the values in this example. You'll notice that each mapper generates an arbitrary set of key-value pairs, depending on the mapper logic, and block of data each mapper is working with. So, the number of key-value pairs, and their actual content, can be different for each mapper. Also note that up until this point, the output is in no particular order. The Shuffle and Sort phase then has the job of sorting the outputs of each mapper based on the key-values, and distributing the key-value pair lists in sorted order between reducers. By default, all the values for a given key are guaranteed to be sent to the same reducer. In this <text:soft-page-break/>example, all the values with the red square key go to Reducer B, and so on and so forth. Also note that the number of reducer nodes is not relevant, or dependent on the number of mappers. The number of mappers is usually associated with the number of blocks of data required to read the input, with a few exceptions, and the number of reducers depends on the job configuration, and problem being solved. Here, again Hadoop and MapReduce take advantage of being able to execute the reducer step on multiple data nodes, taking advantage of the distributed parallel processing capacity of your Hadoop cluster. The Shuffle part of the Shuffle and Sort step is responsible for the distribution of keys among reducers. Programmatically, there's a function called the partitioner that does this step. The default partitioner uses the hash value of the key, and splits keys into buckets according to the number of reducers. The problem here is that some keys may be more frequent than others, causing askew in the distribution, so some reducers get more data, and have to do more work than others. There are a couple of ways to account for this problem, one of which is writing your own partitioner function, but since this course is about Hive, the Hive query language also provides an easy way to deal with this problem. Finally, reducers work on the data received usually performing some sort of aggregate. Each reducer results in its own file, representing the output of that reducer into a directory in HDFS.</text:p>
        </text:list-item>
        <text:list-item>
          <text:p text:style-name="P3"/>
        </text:list-item>
        <text:list-item>
          <text:p text:style-name="P3">Word Count Example</text:p>
        </text:list-item>
        <text:list-item>
          <text:p text:style-name="P3">Let's take a closer look at the different stages of MapReduce, and take a text input file as an example. We want our MapReduce job to count the number of occurrences of each word in the input text. For a text input file format, the key sent to the mapper is the byte offset of each line, and the value is the line itself. So the byte offset in each individual line become the key-value pair sets that are sent to the mapper. For our word count example, we'd want the mapper to split each line into words, using each word as the output key, and the number 1 indicating a single occurrence of that word as the value. The Shuffle and Sort phase would then sort the output data, based on the key, and send the data to the reducers. In the reduce phase, each reducer receives a list of key-value pairs in sorted order, and adds up the values from the mapper to produce a final word count. Having two reducers in this example is just for illustration purposes, and is not relevant to the problem being solved. You can see how this example illustrates the fundamental usage of MapReduce, where the map task is responsible for making sense out of <text:soft-page-break/>the input data, and reading that data in parallel, and the reducer performs some sort of aggregate against this data. In our example, the end result was the number of occurrences of each word from an input document.</text:p>
        </text:list-item>
        <text:list-item>
          <text:p text:style-name="P3"/>
        </text:list-item>
        <text:list-item>
          <text:p text:style-name="P3">Demo: Basic Hadoop Commands and Environment Setup</text:p>
        </text:list-item>
        <text:list-item>
          <text:p text:style-name="P3">In this demo, we're going to take a look at some basic Hadoop commands that we'll be using throughout the course. But before we get into that, let's cover the environment we're going to work with for the remainder of the course. This course focuses on the development of Hadoop and Hive, so we won't be going through the installation, and administration tasks involved in setting a Hadoop cluster. You will, however, be able to follow along with the demos and samples as we're going to be using a publically available virtual machine image. Although Hadoop is open source software under the Apache license, there are many components to install and maintain on a Hadoop cluster, from ecosystem projects, like Hive and Pig, to the tools necessary to administer, monitor, and manage your cluster. Due to these complexities, companies have emerged that provide their own distribution of Hadoop, with the correct version of all of the necessary components. Some of the most popular distributions are Cloudera CDH, Hortonworks is HDP, and MapR. Other companies, like Intel, and Teradata, and even Microsoft have started offering their own distributions as well. Most of these distributions add some of their propriety code on top of the open source software in an attempt to separate themselves from everyone else. Most distributions also offer a sandbox, or pseudo-distributed version of their offering. This means that Hadoop, and most of the essential software runs on a single machine. In Hadoop terms, this means the replication factor is set to 1, and that the Name Node, Job Tracker, Data Node, and Task Tracker daemons are all running on the same box. While this mode doesn't reflect upon, or take full advantage of Hadoop's distributed computation framework, it still provides an easy to use, fully functional cluster consisting of a single node that we can use to practice concepts. For the remainder of this course, we're going to use Hortonworks' HDP sandbox. So you can download and follow along using that, or choose another distribution if you wish to do so. What's important is that we're going to use, and talk about features that apply to Hive 0.10 and above. We're also going to discuss some features with the latest Hive 0.11 release, as there have been some major advancements in the Hive query language, and with Hive's performance overall. So make sure you have a recent version of Hive installed, or just follow along with the same <text:soft-page-break/>Hortonworks' sandbox, and everything should work for you. Okay, so to set up the sandbox, go to hortonworks.com, and click on Products, and then Hortonworks Sandbox. We're going to be using the 1.3 version of HDP, which includes Hive 0.11. We're also going to use the VirtualBox version of the Sandbox, but feel free to use the VMware, or Hyper V versions if you wish to do so. Once the VM completes startup procedures, you should see a screen like this, with a note to enter an address in your browser. The first time you do that, it will ask you to register the VM, and then you'll be presented with a Welcome screen, as you see here. We're going to go ahead and click the START link under the Use Sandbox section. And that takes us to what's known as Hue. Hue is short for Hadoop User Experience, and is a UI that lets you use and interact with some of the main Hadoop components and ecosystem projects. Hue comes with Beeswax, a name very fitting for a UI for the Hive programming language. Hue also comes with a UI for Pig, HCatalog, a File Browser for HDFS, an Oozie Editor, and a few more options. We'll come back and take a look at Hue once we've learned a few Hadoop commands. For that purpose, and to make the demo easier to follow, I'm going to use a PuTTY client to SSH to the virtual machine, and use that as the primary front for our demos. You can still just log in to your virtual machine directly, but Hortonworks' VM doesn't let me resize the screen, so I'll use PuTTY instead. If you're unfamiliar with PuTTY, it's a simple SSH and telnet client for Windows and UNIX platforms. I have the connection setting saved, but all you need is the IP address, and the Port number from the Start screen, and you should be good to go. We're now presented with the login screen to telnet to the Hortonworks Sandbox. We're going to login as root, and the password for root is Hadoop on Hortonworks' Sandbox. The Hadoop script is used to launch all Hadoop commands, and in this demo, we're going to look at some Hadoop File System commands so we can navigate, and get data in to, and out of HDFS from your local file system. The fs command gives access to the HDFS shell commands for working with files. Similar to Linux, there's an ls option, that lists the files, and directories under the path specified. A forward slash indicates the root folder. It's very important to keep in mind that when using Hadoop fs, you're browsing the Hadoop File System on the cluster, and not your own system. So whatever files and directory structure you see when using Hadoop fs, is a logical view of how your data is stored on the Hadoop cluster, and isn't just local to you. Anyone looking at the same cluster will see the same files and directories you do. Notice that if you attempt to list a path that doesn't exist, Hadoop will <text:soft-page-break/>raise an error message. I'm going to go ahead and create a Pluralsight folder under home on the local file system. Note that I'm working on my local file system now, and not HDFS. We're going to download the dataset we'll be working with throughout the course. This dataset is a dataset for movies, and movie reviews, made available from the GroupLens Lab at the Computer Science and Engineering Department at the University of Minnesota. You can download it like I'm doing here, or if you have a Pluralsight subscription that gives you access to the source files of this course, you can also get it from there. I chose this dataset because it's of a decent size to illustrate the examples in this course, and the dataset will make sense to most people. Let's extract the data, and then switch over, and create a similar Pluralsight folder on HDFS. Remember, the fs command in Hadoop is used for file system operations, and similar to Linux, you can create a directory using mkdir. Let's go ahead and create a directory for movies. We'll also create one for userinfo. Hadoop supports two file system commands for getting data in to and out of HDFS. The fs put command is used to get data into HDFS, and the fs get command, which you can use to get data out of HDFS. There are longer version equivalents to these two called copy from local, and copy to local, with the restriction that the source, or destination must be the local file system, if you use these alternatives. I personally prefer the shorter form, put, and get. So let's put the u.itemdata from the dataset we extracted on our local file system, into the movies directory on HDFS. Similarly, let's put the u.info file into the userinfo directory on HDFS. There are also copy and move commands, similar to Linux. For example, let's copy the u.item file from the movies directory to the Pluralsight directory. We can verify the operation, and see the file using hadoop fs -ls. Let's get rid of this copy. Again, similar to Linux, using the rm command. Let's create another directory under Pluralsight called tests. An additional feature of the copy command is that it lets you specify more than one source file, and the destination, in this case, must be a directory. Finally, we'll use the recursive remove, or rmr command, to delete the test directory and its contents. Depending on your configuration, Hadoop can have a trash, or recycle bin. This is to keep files safe and recoverable from accidental deletion. For both rm, and rmr, you can skip going to trash by specifying the -skipTrash option. (Typing) The final command we're going to examine is the cat command, which copies source paths to standard output. As we're using Linux, you can also pipe the results of the hadoop fs cat command to anything else, like less, for example, if you wanted an easier way to navigate the output. (Typing) I'm using the letter q to exit from less. <text:soft-page-break/>For a complete list of the Hadoop File System commands and options, you can go to Hadoop.apache.org, and look up the File System Shell Guide. Let's go back and take a look at the Hue user interface. I'm going to go to File Browser to examine what we've done so far. And then go to the root, and you'll see that we have the Pluralsight directory that we created. Click on that, and you'll see that we have the movies, and userinfo folders, and inside of each are the files that we've placed on HDFS. Let's say, for example, that we mistakenly put the u.info file instead of the u.user file, which we really wanted. So you can easily Delete a file, either Move it to Trash, or Delete Forever. The Delete Forever resembles the skipTrash option that we've examined when looking at the remove command. So let's go ahead and Delete this. And then we'll Upload another File. Let's say we want the u.user file. Hue quickly uploads that file, and shows it in the interface. You can see how Hue can be useful when performing simple tasks like this, instead of going to Bash and running Shell commands.</text:p>
        </text:list-item>
        <text:list-item>
          <text:p text:style-name="P3"/>
        </text:list-item>
        <text:list-item>
          <text:p text:style-name="P3">Summary</text:p>
        </text:list-item>
        <text:list-item>
          <text:p text:style-name="P3">In summary, we looked at the kind of problems Big Data poses today, and the solutions to tackle those problems, by scaling out, and building a framework that tolerates failures, and reverses the traditional processing cycle by taking the processing to the data instead of the data to where it needs to be processed. This, along with the framework that can distribute work across multiple nodes, makes tackling these problems possible. In fact, since failures are bound to happen, and the framework needs to account for that, that's what makes Hadoop so economically enticing, because you don't need to get the best, and most expensive hardware in the world. You can rely on commodity servers, and keep adding when needed to scale to your demand. We also examined MapReduce in detail, and looked at how the Map phase works on separate blocks of a file in parallel, how everything is handled in terms of key-value pairs, and how the Shuffle and Sort, and the number of reducers play an important role in the algorithm being solved. Finally, we set up the environment that we'll be using throughout the course, and walked through some of Hadoop's File System commands, placing some data onto HDFS from our local file system.</text:p>
        </text:list-item>
        <text:list-item>
          <text:p text:style-name="P3"/>
        </text:list-item>
        <text:list-item>
          <text:p text:style-name="P3">Introduction to Hive</text:p>
        </text:list-item>
        <text:list-item>
          <text:p text:style-name="P3">Introduction</text:p>
        </text:list-item>
        <text:list-item>
          <text:p text:style-name="P3"><text:soft-page-break/>Hi. This is Ahmad Alkilani from Pluralsight. In the previous module, we looked at some Hadoop basics, from understanding why the technology became relevant, to the details of how the framework works. We introduced MapReduce and HDFS, and then we looked at how to use Hadoop, and setup our environment. In this module, we're going to build on that, and introduce Hive, which is a SQL-like query language that works with Big Data systems like Hadoop. So, let's get started. In this module, we'll look at the motivation behind creating Hive so we have a better understanding of how Hive fits into the ecosystem, and how, and where it can be utilized. And then we'll look at Hive's architecture. After that, we'll discuss some of Hive's principles. We'll demonstrate how Hive gives structure to unstructured data by providing a schema, and what schema on read means. And then we'll look into the Hive warehouse, what it really means from a Hadoop perspective, or in terms of HDFS to have something called a Hive warehouse, and what Hive calls Hive managed tables versus external tables. And then we'll look at some HiveQL, which is the Hive query language. We'll look at how you can write SELECT statements, Sub queries, how you can CREATE a DATABASE, and then CREATE TABLES on top of your data. And then we'll go through an extensive demo with working with Hive to showcase these concepts, and bring everything together.</text:p>
        </text:list-item>
        <text:list-item>
          <text:p text:style-name="P3"/>
        </text:list-item>
        <text:list-item>
          <text:p text:style-name="P3">Hive Motivation</text:p>
        </text:list-item>
        <text:list-item>
          <text:p text:style-name="P3">Hive is perhaps one of the more interesting projects in the Hadoop ecosystem, because it opens up Big Data to the masses. Hive provides a SQL-like interface, and query language based on SQL-92 standards. Hive speaks to what comes naturally in the domain of data processing, which is a SQL query language that many data professionals have come to know and love. Hive also helps provide a mechanism to apply, or define some structure over these massive sets of unstructured data. As we get into details about Hive's architecture, we'll see how Hive provides some interfaces where other systems, and companies have now emerged that interact with Hive directly as a means to work with data stored in Big Data systems, like Hadoop and HBase. Hive doesn't reinvent the wheel, however, and builds on core Hadoop concepts in established frameworks like MapReduce. Hive simply provides a layer of abstraction making it easier to consume data using the Hive query language. And also applies a layer of metadata, which in turn simulates a schema on top, and with the added metadata, opportunities for performance optimizations present themselves, as we'll see when we discuss topics, like <text:soft-page-break/>partitioning. Hive was a project that originally started at Facebook when they realized it was just taking too much time to develop in MapReduce. It required an intimate knowledge of the framework and APIs, and most importantly, resources who knew how to do this well were very limited. On top of this, Hadoop provides no schema for the data, so knowledge of the structure of files stored in HDFS was also necessary to work with the data. So Facebook wanted to find a way to enable simpler access of the data they had, so Hive was created as a solution targeting all these concerns.</text:p>
        </text:list-item>
        <text:list-item>
          <text:p text:style-name="P3"/>
        </text:list-item>
        <text:list-item>
          <text:p text:style-name="P3">Hive Architecture</text:p>
        </text:list-item>
        <text:list-item>
          <text:p text:style-name="P3">Hive's architecture consists of a relational metastore. This is where Hive stores its own metadata, like table definitions, the location of the underlying data, data type information, how a table's partitioned, and so on and so forth. For example, a CREATE TABLE statement's details are stored here. Ironically, this metastore is a relational database. By default, Hive installs with a lightweight Derby database; however, this database has many limitations, specifically when it comes to multiuser access. So Hive's metastore is typically installed on a MySQL database instead. The Hive query language, or HiveQL for short, and the driver responsible for query processing, compiling, optimizing, and ultimately translating HiveQL into 0, or many MapReduce jobs for execution. So Hive is just an interface that allows you to write SQL-like queries, which Hive then translates to MapReduce jobs. Some queries may require a series of map and reduce steps stitched together to perform the task, while other queries may simply require a single MapReduce task, a map only task, which is always favorable, or no MapReduce at all, if there's nothing more for Hive to do than simply scan over the entire source data, and project the results, which isn't all too common that you would want to select everything in the table. But this does come in handy if used with a limit clause to limit the number of records in the result set if you just want to sample a table. It's important to understand that the Hive interpreter sits on the user's machine, and simply compiles HiveQL into MapReduce jobs, that it then submits to the Hadoop cluster. So this doesn't change any of the characteristics of Hadoop, and the fact that it's a batch processing system, and requires a lot of setup time to spin up virtual machines and execute MapReduce jobs. This doesn't somehow transform Hadoop into a relational database with ACID transactions, or real-time query execution support. There are efforts in the industry today, however, to make Hive more responsive, and closer to real-time. You can access Hive using the command line interface, or <text:soft-page-break/>any of the other interfaces available, as in JDBC, and ODBC, which most BI tools, like MicroStrategy, and Karmasphere use, making it even easier to access, and query data in HDFS. You can also use the Web UI, or HDInsight, both of which provide a web interface where you can interact with Hive using HiveQL.</text:p>
        </text:list-item>
        <text:list-item>
          <text:p text:style-name="P3"/>
        </text:list-item>
        <text:list-item>
          <text:p text:style-name="P3">Hive Principles - Schema on Read</text:p>
        </text:list-item>
        <text:list-item>
          <text:p text:style-name="P3">While sticking to what Hadoop popular with its friendliness toward unstructured data, Hive allows developers to add some structure to the chaos. Data can still be written unstructured, the way it naturally is, to the Hadoop File System, and Hive allows the developer to overlay the data with some additional metadata. This metadata provides information about the schema, data types, and location of the underlying data, similar to how a regular table would define structure in a database. The key difference here is that Hive applies this structure when the data is read, as opposed to when it's written, as is the case in a normal database. So Hive really doesn't have a format of its own, and let's you use whatever file format you currently have. Hive simply requires that there is a way to understand how to read, and write that format through the existence of a serializer and deserializer. The main takeaway here is that Hive allows you to define schema against your data. This makes for much easier access to the data, and allows for certain abstractions.</text:p>
        </text:list-item>
        <text:list-item>
          <text:p text:style-name="P3"/>
        </text:list-item>
        <text:list-item>
          <text:p text:style-name="P3">Hive Principles - The Hive Warehouse</text:p>
        </text:list-item>
        <text:list-item>
          <text:p text:style-name="P3">Probably one of most misunderstood features about Hive is the Hive warehouse. The warehouse consists of metadata about all the objects known to Hive, which is persisted in the metastore as we've seen in Hive's architecture. Alongside the metadata is the data itself, which in Hive is grouped into top level domains called databases. A database in Hive is an abstraction to separate tables in a domain. Within each database, you can create tables, synonymous to a regular table in a relational database, which represents a common schema for the data elements the table's definition applies to. Tables can further be split into partitions based on the value of a column, which determines where the data's actually stored, and also helps to efficiently query the tables. Specific partitions can further be divided into buckets based on the value of the hash function of a column, or set of columns. Buckets are not as easy to manage, but have some performance benefits when it comes to joins or sampling of data. Hive defines a location in HDFS, which it marks as the local Hive warehouse. It is this warehouse <text:soft-page-break/>that Hive uses to distinguish between locally managed tables, and unmanaged external tables. So Hive takes two approaches when working with data. Either the data is stored in the Hive warehouse, and Hive owns and manages this data, or data's stored external to Hive's warehouse, and although Hive can create tables and work with that data, just as it does with data in the warehouse, Hive doesn't assume ownership of external data. Neither does it impose its own navigation path, and folder hierarchy when working with partitions against external data. The user has the flexibility of managing and storing the data as they see fit when a table is defined as external, and the data can be anywhere in HDFS. In fact, the data can be anywhere Hive understands how to communicate with. This includes HBase on the Cloud stored in an Amazon S3 bucket, or simply somewhere on the Hadoop cluster in HDFS. The Hive warehouse is typically under /hive/warehouse, and again, is managed by Hive. One of the very important distinctions between data stored in the warehouse, other than the specifics of placement of data, is that Hive assumes ownership of data stored. So in the Hive warehouse, dropping a table managed by Hive will also drop the data itself, whereas in externally managed tables, dropping a table only deletes Hive metadata about that table, and the data itself remains untouched.</text:p>
        </text:list-item>
        <text:list-item>
          <text:p text:style-name="P3"/>
        </text:list-item>
        <text:list-item>
          <text:p text:style-name="P3">Hive Query Language Basics - SELECT and Sub Queries</text:p>
        </text:list-item>
        <text:list-item>
          <text:p text:style-name="P3">For the remainder of this course, we're going to get a glimpse at the Hive query language, and drive home some of the concepts we've discussed. We'll also have a look at how you can load some data into the Hive warehouse. The SELECT statement, similar to a regular database, is one of the fundamental statements on which most everything else builds on. A SELECT statement is used to extract data out of Hive. It starts with SELECT, and then the list of columns, or expressions to project. Hive allows you to manipulate the data before it's projected out as a column. For example, you could apply calculation against a column, or an aggregate. Then you specify the table containing your data, and optionally a WHERE clause to filter the results. The where_condition is a Boolean expression. You can also optionally LIMIT the number of records the query returns. Some databases use a TOP clause to do that; however, Hive follows a similar syntax to MySQL, and uses the LIMIT clause. When using a LIMIT clause, the records returned are chosen at random, given the distributed nature of the processing involved. As Hive shares a lot of similarity with SQL, it also comes with the option to include, or exclude duplicate rows from the result set using the DISTINCT clause. <text:soft-page-break/>Hive also supports column and table aliasing. You can give a column, or expression a name, and similarly with sub queries. One of the key differences between Hive and standard SQL comes from the fact that it's based on a Java implementation, and as we now know, the Hive query language ultimately translates to MapReduce jobs as necessary. From that, there are a few subtle differences from regular SQL that make Hive unique. The first is that you can specify the columns you want to select using a regular expression that follows the Java regular expression syntax. This comes in handy if you're dealing with data sources that change dynamically, and you want to account for new columns as they are added to the schema without having to rewrite your queries. For example, if you wanted to exclude the column ID, and Name from the projection list, and return everything else, you can use an expression like this. Another feature of Hive relevant to its Java roots, and control over dataflow, is that the order of the SELECT and FROM clause are interchangeable. You'll see how this is actually pretty common when writing Hive queries, and comes in handy when using a feature called multi-table insert. In our examples, we'll try to stay consistent by capitalizing keywords; however, Hive isn't case sensitive. Also note that Hive expects a semicolon to terminate each statement. This is easy to forget since most SQL databases are flexible with this; however, Hive does require explicit termination of statements with a semicolon. Hive also supports sub queries, but only as part of the FROM lock, so a correlated sub query where the query is part of the SELECT projection list currently isn't supported by Hive. Here, again, everything builds on the basic SELECT syntax, and, in this case, instead of a simple table name in the FROM clause, you have a sub query within parentheses. Notice that you have to alias a sub query, which is also similar to most SQL databases, and the alias can be used to reference the columns in the sub query from the outer query. You can also combine the results of multiple queries in Hive using UNION ALL, which returns all results from the upper query, combined with all results from the lower query. As with standard SQL, UNION ALL means that duplicates from both results are not eliminated, as is the case in a regular UNION operation, which Hive currently does not support. Sub queries and UNION ALL come in handy when you want to perform an additional operation on the result set, for example. Let's take this example. We're selecting column a, and adding that to column b, and calling that as mycolumn FROM a table called some_table, and we're combining the result with column y from another table. The combined result set is then <text:soft-page-break/>joined with t4, and the JOIN condition will match t4.col_x with t3.mycol, which is from the result of the sub query.</text:p>
        </text:list-item>
        <text:list-item>
          <text:p text:style-name="P3"/>
        </text:list-item>
        <text:list-item>
          <text:p text:style-name="P3">Creating Databases and Tables with HiveQL</text:p>
        </text:list-item>
        <text:list-item>
          <text:p text:style-name="P3">So now that we've covered some of the basics on how to query data using HiveQL, you might be asking yourself where these tables and objects came from in the first place. After all, we're working primarily with Hadoop and HDFS, and Hadoop really isn't a database. Well, this goes back to one of the basic principles of Hive, in that it allows us to define some sort of schema on top of the data. So Hive lets us look at the data from a table perspective, where we can create table definitions for sets of data, and if you recall from the architecture slides, these definitions are stored in Hive's metastore, and are simply applied to the data as it is read, which is where all the schema on read concepts we talked about come into play. So let's take a look at how you can create a definition for the data using Hive. Let's start with the CREATE DATABASE statement. Remember, a database in Hive is simply an abstraction to group tables together, similar to a namespace in programming. Also recall, there's something called the Hive warehouse, and that's really nothing but a way for Hive to say that it manages and owns the data, to some extent, in the warehouse. Simply put, the warehouse is nothing but that directory location specified as part of Hive's configuration. So if you define a table managed by Hive, and load data into it, that's where the data's actually being placed. Similar to the Hive warehouse, a database is nothing but metadata that defines a logical unit, and internally it's just another directory under the Hive warehouse directory, with the same name of your database, and a .db extension as a suffix to the directory name to distinguish that directory as a database. We use the CREATE DATABASE statement to create a database, and for scripting purposes, there's the option to use IF NOT EXISTS, which is also available with most DDL scripts in Hive. You can also add a general comment to your DDL, or some custom properties in the form of key-value pairs. Both of these, as of Hive 0.11, just serve as a means of providing additional information. When you ask Hive to describe the database, it will display these custom notes. You can also override the default location of the database if you don't want to use the default, which is under the defined Hive warehouse directory. This doesn't change anything in terms of the tables being managed by Hive, or external to Hive. The database is just a namespace, and it can just as well contain Hive managed tables, as it may contain Hive external tables. The USE DATABASE statement lets you switch <text:soft-page-break/>context to a specific database. There's also a default database that is used if none is specified. And with older versions of Hive, that was the only database that existed, so everything went straight under the directory defined as the Hive warehouse. The default database doesn't have its own directory with the name default. You can drop a database using DROP DATABASE. Hive also plays nice here, and allows you to use either database, or schema as the keyword. So it does good on its promise to please database professionals. Let's now take a look at the CREATE TABLE statement, which is used to create a table definition. We're going to spend some time here because this is what ties everything together. So here's the basic syntax for a CREATE TABLE statement. I've intentionally left out a few details, and options for clarity, but the basic structure is the same. Let's first tackle external versus Hive managed tables. To create an external table, you must specify the external keyword, and also the location where the external data resides. Remember, external means the underlying data already exists, so Hive lets you define a schema on data that already exists, and if the table is dropped, the data remains intact. Alternatively, you can create a Hive managed table with the intent of loading data into it later. The location in this case, is not required, and is actually set by the location of the database you're creating the table under. Again, by default, this is under the Hive warehouse directly if you're creating the table on the default database. Or under the databases own directory, under the Hive warehouse, if using a specific database. Remember also that when creating a database, you had the option of overriding the default location. So with that, any Hive managed tables created for that database will go under the user configured location, as expected. Again here, Hive manages and owns the data, so dropping the table will also delete the data along with it. As was the case with the CREATE DATABASE statement, a Hive managed table creates a directory on the file system with the table's name. All of the data that is added to that table is then stored inside the table's directory. With external tables, it's a similar concept; however, the user has more flexibility where the data resides, especially if the table's partitioned. Each individual partition can actually be stored in a different location, as the directory structure is really up to you with external tables. Also remember external tables need not be straight up HDFS. They could be defined against HBase or Casandra, for example, which are no SQL databases. Again, similar to a normal CREATE statement, follows the list of columns and their data types. We'll discuss the various data types Hive understands and can work with later in the course. When we talked about <text:soft-page-break/>Hive principles, we also discussed that tables can be partitioned and bucketed. This means that the data is split into separate locations, or directories, based on values of a column, or columns. For Hive managed tables, that means the table directory is further split into subdirectories based on partition spec. The spec specifies the column partitioning actually happens against, and uses its values for each folder. You can partition data by day, for example, or hierarchically by year, month, and then day. The data will always be in the lowest level directories. For an international company, for example, partitioning by country first might make sense. As with databases, partitioning greatly helps improve performance when using the column that the data's partitioned on in the where condition of queries. This results in partition pruning, or elimination, as known by various databases. Ultimately, this simply means that when evaluating your query that filters on a partitioned column of a table, Hive only needs to examine the data that supports the filter, and can completely disregard all other partitions, or directory locations. There's one distinction to keep in mind when creating external partition tables. We had previously noted that the location must be specified when creating external tables; however, as the location of data is defined by partition, the exception to that rule then becomes that when creating external partition tables, the location is actually specified at the time a partition is added to the table. So the table's created with no location specification, and each partition is added later on to the table, with an ultra-statement specifying the partition location. Hive also supports a general comment, and table properties in key-value format, similar to the DATABASE CREATE statement. These again have the purpose of documentation more than anything else, with the exception that table properties are actually used to define important metadata when used with specific serializers and deserializers, or SerDes for short. These SerDes may need more information to do their job. That's when the table properties play an important role. We'll discuss some details about SerDes and table properties later on as a topic in this course.</text:p>
        </text:list-item>
        <text:list-item>
          <text:p text:style-name="P3"/>
        </text:list-item>
        <text:list-item>
          <text:p text:style-name="P3">Demo: Working with Hive Tables and Loading Data into Warehouse</text:p>
        </text:list-item>
        <text:list-item>
          <text:p text:style-name="P3">To run this demo, I've already logged in to the image we've setup in the first module. We're first going to take a look at the Hadoop File System, remember, using the fs -ls command. And specifically we're going to take a look at the apps/hive/warehouse folder, which is where the Hive warehouse is configured on the Hortonworks image. As you can see, we actually have two directories under the warehouse directory. One's called sample_07, and one's <text:soft-page-break/>called sample_08. I know that these are actually tables under the default database, because the directories don't have a .db extension, and because the default warehouse doesn't have its own directory, so I know this sample_07, and sample_08 are actually tables. So let's take a look at the sample_07 table, and see what's under that. So the sample_07 table actually has a file called sample_07.csv, and that's actually the data under the table, so as you can see, Hive really isn't magic, and simply applies some schema on top of it. So let's take a look at this file. We're going to look at this file using the cat command instead of ls. And we're going to pipe that to less. So, as you can see, the file has what seem to be some code, and some other data. Let's quit from less. So by simply navigating the file system, I can tell a little bit about what's going on in Hive. I know that there's a default database, and that database has two tables. One's called sample_07, and one's called sample_08, and within the sample_07 table, there's a sample_07.csv file, which apparently that's all of the data that the sample_07 table consists of. Let's launch Hive by running the Hive command. Hive loads up, and as you can see, the prompt now shows hive. I've cleared the screen so we have a better view of everything. So let's now show the databases that hive actually has. As you can see, hive lists that it only has a default database, and we can also see what tables the default database actually has. So, if you run the command without specifying the database, the default database is assumed. So if I run show tables, it's going to show me the sample_07 and sample_08 tables that are under the default database. I can also apply some regular expression filters, so I can say show tables where the table name is like 08. And this should only return the sample_08 table, as it does here. So let's say I wanted hive to tell me a little bit more about the structure of the sample_07 table. So I can ask hive to describe sample_07, and from that we see that it has four columns, code, description, total employees, and salary, and the first two columns are of data type string, and then the total employees and salary have an integer data type. I can also ask hive to extend the description by saying, describe extended sample_07. And that gives me a bit more details. It gives me some of the details about the table. More interestingly, it also tells me the location in HDFS where this table's stored. So it says, location, it's on hdfs, so I know it's on the Hadoop File System, and not anywhere else. It's on my sandbox, that's the pointer to the name node, under apps/hive/warehouse, and sample_07. That's where we've already examined that this table actually exists. Let's clear from this, and let's go ahead and create a database. <text:soft-page-break/>Remember the create database is simply either create database, or create schema, and we'll call our database Pluralsight. So let's run create database Pluralsight. Okay, now if I say, show databases; Pluralsight should show up. So let's exit from here, or actually, we can run hadoop fs straight from here. And just do hadoop fs -ls, and let's go to the apps/hive/warehouse directory, and see what's under there now. Obviously, everything needs to end with a semicolon, that's why it gave me the additional prompt to finish up my statement. So that comes back, and you can see now that there's a Pluralsight.db folder, or directory that resembles the database we just created. We can start using this database using the use command, so I can say, use Pluralsight; and that simply switches the context to the Pluralsight database. So now, anything I do at this point will actually show up under the Pluralsight database, so for example, if I create a table, it will actually create a directory under the Pluralsight database, assuming I'm creating a hive managed table. For external tables, the metadata will still associate itself under Pluralsight.db, but there won't be really a directory under that, since all of the data management at this point is handled externally to Hive with external tables. So now let's go ahead and create some tables under the Pluralsight database we just created. For that purpose, I'm actually going to switch back to Hue, and run the commands from there, because it's a little bit easier to visualize what's going on, especially when there's a little bit of color coding, so it's easier for you to see the commands I'm typing. So I now have Hue up and running, and I've clicked on Beeswax to get the Query Editor. If you don't remember how to get to this, you can go back to the virtual machine, and it will have on the very first page the address that you need to type in to get here. The first thing I'm going to do is switch the database context from the default database to the Pluralsight database that we've created. I'm going to Paste the CREATE statement here, and we'll go through the details of it. The first thing to notice is that the CREATE statement doesn't have an external keyword, so that means that this CREATE statement is going to be in the Hive warehouse itself, and that the TABLE name is called movies. The first column is the movie_id, and it has an INTEGER data type. This data type is similar to regular relational databases; however, notice that the movie_title has a STRING data type. Notice that this isn't the same var car, or car data types that we're used to using in relational databases, and this generally stems from the fact that Hive is based on a Java implementation, and Hadoop is as well. And with everything translating to MapReduce jobs, the data types follow what you would regularly see in a programming language, as in Java. So, you'll <text:soft-page-break/>see some things like STRING, ARRAYS, etc., etc. Notice also that the release_date and the video_release_date are set as STRINGs. So, although Hive actually has a timestamp data type, that data type has very stringent requirements on the format of the date, so if your data doesn't follow that format, Hive won't be able to read it properly. And then we have a couple of columns that are just imdb_url, and then a lot of columns that explain the genre of the actual movie. You'll notice that we could have used a Boolean data type here; however, there's a similar problem that stems from the fact that again Hive is based on a Java implementation, so it will only understand your data as a Boolean data type if your data's saved as the literal false and true to represent the Boolean states. So if your data has values as 1's and 0's, as is the case in the GroupLens dataset, and you use a Boolean data type to explain those fields, Hive won't understand that, and will result in NULLs. Let's take a look towards the end of the CREATE statement. You'll notice that I have ROW FORMAT DELIMITED, and that's telling Hive that the format of each row, the separators that basically separate one row from another, and with a new line character, and so ROW FORMAT DELIMITED tells Hive that that's the case. I also know from the data dictionary of the GroupLens data that the columns in the file are separated by a vertical bar, so I have to tell Hive that's the case, and we use the FIELDS TERMINATED BY, and then vertical bar to indicate that's a separator between columns. This is how Hive will know how to actually read the data. And then I want everything STORED AS a TEXTFILE. So let's Execute this, and you'll see that Hive showed us the log for a second there, and then cleared that out because there were no problems. So now if I go to the Tables tab, and I go to the Pluralsight database, you'll see that we now have the movies table, and if I click on that, you'll see it explains all of the columns that we just created, and you can also Sample the data if there was actually data in there. But remember, we just created this table, and the table was created on the Hive warehouse, so there won't be any data in the table. In another case, if we actually created an external table, that table could point to a directory on HDFS, for example, that actually already has data in it, and you would be able to see the data immediately. The next step would be that we're actually going to load some data into the table, and we're going to switch back to the command line interface to do that. So let's examine what just happened after we created the table. Let's take a look under HDFS, under the Pluralsight database. So, as you can see, there's now a movies directory right under the Pluralsight.db directory, and this new movies directory resembles the table that <text:soft-page-break/>we just created, and if we look under that, you'll see that there's no data in there. Let's go ahead and launch Hive, and we want to actually load some data into the movies table. And let's switch context to the Pluralsight database. There are a couple ways that we can load data into a table in Hive, one of which is that we can load some files that are outside of the hive warehouse, for example, on HDFS, or even on the local file system into a table in Hive. Another way is that we can load data from one table to another table, or from the results of another SELECT statement. We can also place files manually into the directory that represents that table under the Hive warehouse, for example, or even if it's an external table, wherever that table location actually is. The only thing to keep in mind here is that if you do that manually</text:p>
        </text:list-item>
        <text:list-item>
          <text:p text:style-name="P3"><text:s/>using some COPY commands, for example, or some other scripts, that you have to make sure that Hive knows, or is aware that there's new data in there. There are some commands in Hive that facilitate this, and we'll take a look at those, but just keep in mind that if you do load some new data, especially if you add a partition on your own to a partition table, Hive really doesn't know about that unless you tell it about it. Remember, Hive actually stores information about what's in the underlying data structure in the metastore, so you need to have a mechanism that syncs the metastore to what you're doing manually if you're not going through Hive to load the data. So let's load some files into the table. Hive provides a LOAD DATA command that basically takes a source as the files that you want to load in to the table, and the destination in the table that you want those files loaded in to. This is nothing but a glorified COPY command, but it has the addition that it keeps the metastore in sync with what you're doing, especially if you're loading into partition tables, and we'll see some examples on that later. So let's load some data into the movies table that we've created. And let's say, for example, that we mistakenly loaded the userinfo data into the movies table, which isn't really what we wanted to do, and it's not compatible with the structure that we've defined for the movies table. So, what just happened here? Hive didn't complain, and it didn't say anything about the compatibility of the data. We just loaded some completely different dataset into a table that is of a different structure. This again goes back to the Hive principles, in that Hive applies a schema on read, so Hive really doesn't validate any of the data that you place into the table, it really lets you do anything you want. The only problem is, if you try and read the data from the table, you're going to get a bunch of NULLs, because it really didn't understand how your file <text:soft-page-break/>was formatted, and it couldn't make sense out of it. So, what do we do in this case? You have two options. You can either use the TRUNCATE command to get rid of the data. So we can TRUNCATE TABLE movies; or alternatively we can use the same LOAD command, and overwrite the data that's currently in the table. So you can see how HDFS actually responded and said that it moved to trash the data that already existed under the movies directory. And then let's try selecting from the table one more time. (Typing)</text:p>
        </text:list-item>
        <text:list-item>
          <text:p text:style-name="P3"/>
        </text:list-item>
        <text:list-item>
          <text:p text:style-name="P3">Loading Data - Hive Managed and External Tables</text:p>
        </text:list-item>
        <text:list-item>
          <text:p text:style-name="P3">So let's recap what we've done so far. First, we created a database, called Pluralsight, and Hive created that directory called Pluralsight.db. And then we created a movies table, for which we actually loaded two sets of data in to, the first set, which was from the userinfo directory on HDFS, and we loaded that to illustrate that you can actually load different types of data into a Hive table with a different structure, and Hive really doesn't complain about that because it's a schema on read architecture. And then after that, we loaded the actual directory that contains the correct data we wanted into the movies table. In both cases, we used the LOAD command to get files from HDFS to the Hive warehouse. And if you remember, we mentioned that the LOAD command is simply a glorified COPY, where it copies data around. The only exception to that is if your source is HDFS. The LOAD command in this case would move the data instead of copying it. So the data's actually moved from the source HDFS location you specified into the Hive warehouse, as was the case in our example. So, to summarize, if you use LOAD DATA LOCAL, and provide a path that's local to your own system, then the LOAD command would actually COPY the data. But if you use LOAD DATA, and you provide a path that's actually in HDFS, or the same system that Hive is on, then the LOAD command will actually move the data, and I guess this is a way from the developers of the product to say that if your data is already in HDFS, then you may have actually wanted to use the CREATE TABLE EXTERNAL, and just point to it if you really didn't want to move it around, and into the Hive warehouse. There's really no need to keep moving data around all the time, and that's just extra processing that you're wasting on the movement of data. And another reason would be that in Hadoop, data's replicated anyway. Remember, there's a replication factor, which defaults to three on most systems, that replicates your files in terms of blocks of data, into triplicates. So, having two copies of the same dataset while your source was actually <text:soft-page-break/>HDFS makes no sense. So, just be careful of that, and be wary that if you do use the LOAD DATA command, and your source system was HDFS, that the load will actually move the files out into the Hive warehouse, and you may have been better off either creating an external table to point to that, to HDFS location, instead of moving of the files, or you could alter the process that originally placed the files in HDFS to place them in the Hive warehouse to begin with.</text:p>
        </text:list-item>
        <text:list-item>
          <text:p text:style-name="P3"/>
        </text:list-item>
        <text:list-item>
          <text:p text:style-name="P3">Demo: External Tables and Create Table Alternatives</text:p>
        </text:list-item>
        <text:list-item>
          <text:p text:style-name="P3">So let's have a look at how our LOAD command's affected the data in HDFS. Let's look under the Pluralsight directory, and you'll see that the movies directory is gone, because we loaded that data into the movies table. And if we look under the userinfo directory, you'll see that that data is gone as well. You'll notice that there are some inconsistencies here, so when we loaded the data into the movies table, when the movies table's actually empty, Hive moved the data from the userinfo directory on HDFS into the movies directory in the Hive warehouse representing the table movies, but it didn't delete the actual userinfo directory. Whereas, in the case when the movies table already had data in it, and we moved the data from the movies directory to the movies table, it actually took care of deleting that directory as well. So you'll see there is still some inconsistency with the product, and you can expect that given it's still open source, and there's still a lot of active development in the product. So just keep in mind, if you see some of these inconsistencies that you need to code through them, and don't assume that Hive will actually delete the directory when it actually moves the data under it. So let's get our data back into the userinfo table, because we actually want to use that. We're going to load it again using the PUT command, and notice that we've actually also been running Hadoop commands from within Hive using the exclamation mark at the beginning so that we can actually run Bash commands. What we want to do now is actually create another table, but this time we're going to create an external table that references the userinfo directory in HDFS. So, let's go ahead and do that. We're going to CREATE EXTERNAL TABLE, we'll call it users. It'll have user_id, age, gender a STRING, and occupation a STRING. Zip code a STRING as well. And notice that the ROW FORMAT is DELIMITED, similar to the previous table, and the delimiter for each field is a bar. It's STORED AS a TEXTFILE, but notice the difference here is that we're specifying the LOCATION keyword, because we specified EXTERNAL in the CREATE TABLE statement. So, we're actually going to create an external <text:soft-page-break/>table in Hive under the Pluralsight database, and the location of the data is already in HDFS under the Pluralsight/userinfo directory. So Hive knows about this data, understands the schema, and knows how to read it, associates it to the Pluralsight database, but doesn't actually own the data under the table. Let's go ahead and execute this. Alright! So now we have our users table. So just to verify that, let's go ahead and SHOW TABLES. So you see now under the Pluralsight database we have the movies and the users table. And we could also take a look at the user schema. Remember, we explained the DESCRIBE command, and also the DESCRIBE EXTENDED, which shows you a lot more details about the table. But if you remember also, the DESCRIBE EXTENDED was really pretty ugly. So there's a prettier version of the DESCRIBE EXTENDED command called describe formatted that we're going to use here. So, as you can see, describe formatted when compared to describe extended, provides a much cleaner output that is easier to read. Along with all of the columns and data types, you'll see that the database is Pluralsight, and that it tells us that the Location is on HDFS, which is the Pluralsight userinfo directory, and along with that it tells us that this Table's Type is actually an EXTERNAL_TABLE, as you'd expect. Again, let's clear this out. So let's go ahead and select some data from the table, just to make sure everything went okay. Let's run SELECT * FROM users, and limit to 100; and you'll see that everything's fine. So, we successfully created an external table that points to a directory in HDFS. Again, let's go ahead and clear this out. Up until this point, we really haven't seen Hive run any MapReduce, and that's because all we've been doing is selecting everything from the table, and simply just limiting the number of records it returns. So Hive really doesn't need to do any manipulation to the data, and it doesn't require MapReduce to do that. All it needs to do is go against the table, and look at the data, and limit the number of records that it returns, because we're not requesting from Hive to filter the data, or do anything with it. So let's go ahead and try a very simple variation of the SELECT *. We're just going to select two of the columns, as opposed to everything, from the table. So we'll do SELECT age and occupation FROM users. Notice this actually launches MapReduce. Hive still isn't sophisticated enough to understand that a filter may not really require MapReduce job. Having said that, there are, as we've mentioned earlier, developments in the community to actually change the behavior of these kind of queries, so that they don't really require MapReduce. And notice that it took a much longer time to run a query like this when it's going through MapReduce, as opposed to a SELECT * with a simple limit, and actually, <text:soft-page-break/>we're running version 0.11 of Hive, which is a little bit faster than previous releases. So, let's go ahead and run another example. This time we're going to use a filter and a simple aggregate. We're going to look for users that are artists. So we're going to SELECT COUNT(*) FROM users WHERE occupation = artist. And notice now that again, Hive is launching MapReduce. I'm going to fast-forward the MapReduce process so we don't have to wait for it. Alright, so Hive tells us that there are actually 28 artists in our dataset. Let's run a slightly more complicated query. Up until this point, we've created tables in two different ways. We've created a Hive managed table, and we've created an external table that points to data in HDFS. Hive also provides two more ways to create tables. One is off of a SELECT statement, where you can CREATE TABLE AS, and then specify the SELECT statement providing both the data, and structure of the table that you're creating, so this is referred to as CREATE TABLE AS, or CTAS for short. And there are a couple restrictions, in that the destination table that you're creating can't be partitioned, for example. The other method is that you can actually COPY the structure of an existing table. So let's go ahead and try a CTAS example. We're going to run a query similar to the previous one, but this time I want the count of each occupation, and I want to save the results in a new table in Hive. So we're going to CREATE a TABLE occupation_count, STORED AS RCFile. Notice that we can change the storage format of the destination table as one of the options in a CTAS expression. And then we have the query, so the query is AS SELECT COUNT(*), occupation FROM users GROUP BY occupation. Notice that we're using some aggregates here, and we'll go through aggregates in a lot more details in the next module; however, note that the COUNT * feature is only available from Hive 0.8 and upwards, and if you're using a version of Hive that is prior to that, you will have to use COUNT 1 instead. So let's go ahead and execute this, and again, it's running MapReduce in the background. When you create tables using CREATE TABLE AS, an important feature to understand is that the entire operation is atomic, so, Hive will run the query, and create the table. The table will not be visible to anyone in the outside world until the entire query's done, and the entire operation of creating that table, and setting the result of the query to that table is complete. So, the entire thing happens in an atomic step, and you don't have to worry about the table being available while data's still processing, or if something happens with your processing of the data, that the table gets created with half-baked data that you really don't want to surface to your users. I'm going to scroll back up so we can see our query again. <text:soft-page-break/>And you'll notice that under the SELECT COUNT *, I really didn't specify a column name for this column. And in this case, Hive will actually give the column its own name starting with _col 0 for the first column it sees without an alias, and then continue with 1, 2, 3, and 4, and so on and so forth. And we can see this if we go ahead and describe formatted the new table that we've created called occupation_count; and you'll see the first column that represents the actual count, Hive called that _c0 because we didn't provide an alias. We could have corrected that and provided an alias for the column, so our query would've read something select count(*) cnt, occupation FROM users group by occupation. So if I use this as part of my CREATE TABLE AS statement, the first column would've been called cnt instead. And let's go ahead and select * from this table, so select * from the new occupation_count table, and see what we've got. So you can see the query worked as expected, and we have the count of each occupation from the users table, so there are 79 administrators, 20 artists, etc., etc. Let's go ahead and clear from this. The last statement we're going to examine is the CREATE TABLE LIKE command, and that basically creates an empty shell of the table you're refactoring. So, for example, let's CREATE occupation2 as a copy of occupation_count. And you'll see if we DESCRIBE the table, occupation2, we'll see it pretty much matches the occupation_count table in column names, data types, and database. And if we SELECT FROM this table, you'll see it has no data in it. So, it's really just an empty shell that copies the structure and format of the source table. So you can see with CREATE TABLE AS, and CREATE TABLE LIKE, you have some flexibility in how you actually create tables in Hive. With CREATE TABLE AS, you can go off a query, and create a table as an atomic operation as the result of that query that holds the results. So, that gives you</text:p>
        </text:list-item>
        <text:list-item>
          <text:p text:style-name="P3"><text:s/>the flexibility of changing column names, for example, from your source table, and also location, storage type, and a couple other details, with the exception that your destination cannot be partitioned, and it also can't be an external table. And with CREATE TABLE LIKE, you can create a new table that exactly matches the schema of your source table with no records.</text:p>
        </text:list-item>
        <text:list-item>
          <text:p text:style-name="P3"/>
        </text:list-item>
        <text:list-item>
          <text:p text:style-name="P3">Summary</text:p>
        </text:list-item>
        <text:list-item>
          <text:p text:style-name="P3">In this module, we looked at how Hive is becoming an important player in the Big Data community, and how it helps reduce effort, and resources to use the data in HDFS. We also discussed the Hive warehouse, and what it means, and we discussed the principles behind the schema on read. We also <text:soft-page-break/>discussed the basics of how to query data within Hive using HiveQL. We looked at the SELECT query syntax, UNION ALL, Sub Queries, Aliasing, using DISTINCT, and also a few important distinctions between HiveQL and standard SQL, for example, where the FROM and SELECT blocks are actually interchangeable. And then we looked at an extensive demo at HiveQL. We created databases, external and Hive managed tables, and we explained the difference between those two. And then we loaded data into the Hive warehouse, and we also created an external table that points to data that's already in HDFS. We looked at how we can truncate and overwrite the data within the tables. And we also looked at different methods for creating tables, such as the CREATE TABLE AS statement, and the CREATE TABLE LIKE.</text:p>
        </text:list-item>
        <text:list-item>
          <text:p text:style-name="P3"/>
        </text:list-item>
        <text:list-item>
          <text:p text:style-name="P3">Hive Query Language</text:p>
        </text:list-item>
        <text:list-item>
          <text:p text:style-name="P3">Introduction</text:p>
        </text:list-item>
        <text:list-item>
          <text:p text:style-name="P3">Hi. This is Ahmad Alkilani from Pluralsight. In this module we'll start off by looking at Hive's data types, and then take a deeper dive into HiveQL, and the Hive warehouse by looking at how to load, and organize data into partitions, both statically defined, and dynamically created. We'll also see how to efficiently run multiple queries for better performance. Then we'll discuss some high functions, how to use aggregates, how to group results, and use cube, and rollup. Then we'll look into sorting data, and how to control the Shuffle and Sort phase using custom distribution and clustering. And we'll finally tie things together by looking at how the Hive CLI can be utilized to execute files in batch mode, and substitute variables at runtime.</text:p>
        </text:list-item>
        <text:list-item>
          <text:p text:style-name="P3"/>
        </text:list-item>
        <text:list-item>
          <text:p text:style-name="P3">Data Types</text:p>
        </text:list-item>
        <text:list-item>
          <text:p text:style-name="P3">Let's kick off this module and talk about the different data types that Hive supports. We can categorize the data types into primitive, and more complex data types. So let's take a look at the primitive data types first. So Hive supports a set of numeric data types, TINYINT, SMALLINT, INT, BIGINT, FLOAT, DOUBLE, and DECIMAL, and DECIMAL was actually introduced in Hive 0.11. So, as you can see, these are the default data types that you come to expect from either a programming language, or a database system, but they do also follow the Java syntax, and they actually do represent, under the hood, a Java implementation. The DECIMAL data type supports exact precision up to 38 decimal points and it also supports scientific notation. The second set of primitive data types are for Date and Time. So we have a TIMESTAMP data type, and that became available starting Hive 0.8. The only <text:soft-page-break/>restriction with the TIMESTAMP data type is that the strings representing a TIMESTAMP must be in very specific format; otherwise Hive won't understand how to transform it into a TIMESTAMP data type. You can also use integer and floating point types to represent a UNIX TIMESTAMP in seconds from UNIX epoch. If your input data does not follow this exact same string format for date/time, then you can simply use string to represent your date/time values, and Hive provides a multitude of functions that allow you to transform your string data type into an actual date and time, or perform date and time manipulation against it. Hive also provides a DATE data type. And then there's a set of miscellaneous data types, and those are represented by the BOOLEAN data type, STRING, and BINARY, BINARY representing any BLOB object, and as we noted, all of these follow a Java implementation, so a BOOLEAN data type won't accept values of 1's and 0's, rather values of True and False make sense to BOOLEAN. And we don't have anything like a var car data type, where you specify the length. The STRING data type represents all of that. And if you have something a lot bigger, or a BLOB, then you can store that in the BINARY data type. Let's take a look at some of the more complex, or collection data types. And to make more sense of these, we'll provide a sample table that will demonstrate each one of these types. The first type is an Array, where basically you can provide an Array of values, and these values can be of any other data type that Hive supports. For example, in a movies table, we might have a list of participants, or participant names for that movie, and that is provided as an ARRAY of strings. The second complex collection data type is Maps. If you're from a Java background, you already know what a Map is, but if you're from a different programming background, for example, .NET, then a Map is nothing but a key-value pair dictionary, or a key-value pair list, where you can gain access to your values using the key. The key in this case for Hive is any primitive data type, so it has to be one of the primitives, and the value can be any other data type. So you can have a MAP of arrays, or a MAP of strings, or a MAP of maps if you wish to. In our example, I'm assuming a MAP of release dates. The key in this case represents the country, and that's of data type string. Again, that's a primitive data type, and the value is timestamp, which represents the release date that the movie was released in that country. Hive also supports a structure data type. This is similar to creating your own structure, or class in a programming language. The structure data type follows the syntax of STRUCT, and then you provide the column name, and then the data type for the column. And then the second <text:soft-page-break/>column, third column, etc., until you're done building your structure. So, for example, in our movies table, we provide studio addresses in a structure, and the structure has the state as a string, city as a string, zip, street address, street name, and unit number. And here's another example of what we can do with a Map. So, let's say we have a complex set of participants, where I have the participant name as a string, represented by a MAP, and for each participant I want some more details. And those details are represented by a structure, or a STRUCT data type, which has the address as a string, which is the full address, and then a set of random attributes that each participant can have, and that's also represented by another MAP with a string key, and a string value. So you can see how Hive, even though it provides structure over unstructured data, it can still support a lot of unstructured nature, so you can have dynamic columns, where the number of values in each row is different than an adjacent row, because it has a different set of Map values. The final complex data type is called a Union Type. A Union Type allows you to provide a list of data types for which any single row can assume one of these different data types. So, for example, a row can assume the data type of integer, or string, or array. Let's take a look at another example to clarify some of these data types. So here we have the same create movies table, and let's assume that we already have some data in this table. And we have a SELECT statement, which attempts to extract some data out of this table. So we have a SELECT movie_name, and, in this example, I have Inception, and then let's say I want the first participant, so I have participants of 0. Notice that Arrays are 0-based indexed, and in the output I actually omitted this piece, because it was too wide for the screen. But then we move on to release_dates, and notice that release_dates is actually a Map, and I'm accessing the value of the Map using the key-value USA. So Inception was actually released in 2010-07-16. And then, for a structure, you access the members of a STRUCT by using a dot notation. So I'm using studio_addr.zip to get the zip code for the studio that produced Inception. So now let's take a look at the complex_participants example, where it's a Map of a structure, which also has another map inside of it. So, I'm accessing the record that I want from within the Map using Leonardo DiCaprio as the actor, and that's the participant, which is the first string, and then I'm accessing the attributes attribute of the structure, and I'm accessing the value of the favorite color key as one of the attributes. And it turns out that Leonardo DiCaprio's favorite color is dark green. The final column is misc, which is the Union Type, and remember, this Union Type can assume any of the data types that you <text:soft-page-break/>specify. So, it can assume either an integer, a string, or an array. When you select from a column of type Union Type, Hive will actually give you the index of the data type that it's assuming for this record. So, in our example, Hive outputs 0:800, and that's telling me that the data type Hive is assuming is the first data type, again this is 0-based index, so it's assuming an Integer data type for my record. So let's take a look at another example, which is the movie Planes from Disney. Everything here applies in the same way other than that you would need to select a different participant than Leonardo DiCaprio. Obviously, he's not part of the Planes movie, but let's take a look at the Union Type. So in this example, Hive is telling us that it's using the, again, 0-based index, and that means it's actually using the third data type, which is an Array of Doubles, and as you can see, the Array contains the values 1.0, 2.3, and 5.6.</text:p>
        </text:list-item>
        <text:list-item>
          <text:p text:style-name="P3"/>
        </text:list-item>
        <text:list-item>
          <text:p text:style-name="P3">Type Conversions</text:p>
        </text:list-item>
        <text:list-item>
          <text:p text:style-name="P3">So what if we wanted to convert between the different data types? Hive provides implicit conversions where smaller data types automatically convert to their bigger counterpart. So, for example, FLOAT, STRINGS, and BIGINTs automatically convert to DOUBLE, unless otherwise specified. Similarly an INT, SMALLINT, and TINYINT convert to their FLOAT countertype, and a TIMESTAMP converts to a STRING. And notice that STRING and TIMESTAMP are actually interchangeable so long that the STRING follows the TIMESTAMP format. BOOLEAN doesn't have a counterpart, so it doesn't implicitly convert to anything else, but you can actually explicitly convert different data types using CAST. So you can CAST a STRING, for example, of the string literal 13 as an INTEGER. And you can also attempt different CASTs. So, for example, if you try to CAST a STRING into an INTEGER value where the STRING really doesn't represent an INTEGER, Hive will produce NULL instead. So anything that doesn't CAST properly will actually result in NULLs. So here's another example. We can CAST the literal string value 2.0 AS FLOAT. And you can also cascade CASTs. So, for example, you can CAST binary_data AS STRING, and then you can CAST a resulting set if you know that it fits in a DOUBLE to a DOUBLE. Explicit conversions will become really important when we deal with transformations in Hive in a later part of this course.</text:p>
        </text:list-item>
        <text:list-item>
          <text:p text:style-name="P3"/>
        </text:list-item>
        <text:list-item>
          <text:p text:style-name="P3">Managed Partitioned Tables</text:p>
        </text:list-item>
        <text:list-item>
          <text:p text:style-name="P3"><text:soft-page-break/>We now have a fair understanding of Hive data types. So, let's take a look at how we can load and organize data in the Hive warehouse. So we're going to take a look at table partitioning in detail, and a few other Hive features, like multi-inserts, which helps reduce the number of passes performed on your data. In the previous module, we looked at the CREATE TABLE statement, and we looked at how we can create different types of tables, namely managed tables versus external tables. We also briefly touched base on the concept of partitioning, where a table can actually be partitioned based on a column, or a set of columns. So let's take a look at partitioning in a bit more details. We're going to discuss partitioning for managed tables, so we're going to look at managed partitioned tables first. The syntax follows CREATE TABLE statement, similar to what we've seen in the past, where you specify the table name, and the columns for the table. And then you follow that by a PARTITIONED BY clause, and the PARTITIONED BY clause you specify the columns that you want to partition this table by. So you can think of this partitioning similar to a normal relational databases horizontal partitioning, and so each horizontal partition can be queried separately, and also can be stored in a separate location. So Hive follows similar semantics. So let's take a look at what happens under the hood. Because this is a managed table, and I haven't specified a database, Hive will store this under the default database, straight under the warehouse directory. So, here's our page_views directory. For managed tables, you create partitions by actually loading data into the table, so when you load into the table, you specify which partition you want to load that data into, and Hive creates those partitions for you. So, let's take an example, if we do a LOAD DATA INPATH, and we specify that the data's coming from this path on HDFS, and we load it INTO the TABLE page_views. And you'll notice that we specify the PARTITION. We specify the dt column, which represents a date, as 2013-08-10, and the applicationtype as android. So what that does is create subdirectories under the page_views directory, which is the Hive table, one for the 2013 top level partition, and another for the applicationtype, which is the second column as part of my PARTITION clause. And so you'll see that Hive creates two directories, one for dt=2013-08-10, and one for application=android. And then Hive actually places the data in the application=android directory. Notice that the directories actually take the name dt=2013-08-10, and application=android. So the actual column name, the equal sign, and the value, is part of the directory name. And again, we're talking about managed partition tables, so these are the tables that Hive manages under the warehouse on its own. So let's take a look at <text:soft-page-break/>another example where we load another set of data, and overwrite the data in the table, but this time, actually, we're overwriting data in a partition. So, since the table is partitioned, you have to specify the partitions where you're placing the data into. If you don't specify the partition, Hive will raise an exception. So again, here I'm specifying the same partition as we did earlier, and Hive drops the data that currently exists in it, and moves over the data from HDFS into the partition table. So, to summarize, for Hive managed tables, you specify the partition columns when you create the table, and then when you load data into the table, you need to specify the values for those partitions. And based on those values, Hive will create the directories in the appropriate structure. And as with nonpartitioned tables, you can specify either an INSERT INTO, or a LOAD INTO, or an OVERWRITE to completely overwrite a specific partition. So, how do we query these tables? Well, Hive provides a concept called virtual columns. So in our example, the virtual partition columns are the dt, and application type columns that we've used in the PARTITION BY clause. If you describe the table, these columns actually look like any normal column in the table, along . Along with eventTime, userId, and page, you'll find that dt, and application type show up. And from that, you can actually query the table using those columns just as if they were any other column. So we can SELECT dt as eventDate. We can alias the column if we want to, and we can SELECT the page, and count(*) as page view from the page_views table. And we can specify WHERE the applicationtype = iPhone. And in this case, Hive will use the WHERE predicate filter applicationtype = iPhone to figure out which partitions it needs to look into, which directories it needs to look into, and which other directories it can completely ignore. So, you'll see your partition columns behave just like any other column. In earlier versions of Hive, there were some problems with virtual partition columns, where if you specified distinct on a column, you wouldn't get any results, but that has since been fixed. The reason these are actually called virtual columns is that they're not really part of your data, so the values for dt and application type aren't part of your file. They're simply the values that are embedded in the directory structure of your table. So what this means is that every row doesn't really store these values with it. Hive will actually surface the values from the directory structure, and it's metadata when you run queries against a table. So not only does partitioning actually save you valuable time, and query performance, but it also saves you some disk space, because the values of the partition columns don't need to be saved alongside your data. You might be wondering, well, what if my data <text:soft-page-break/>already has these values, what can I do then? How can I partition my table? Well, there are multiple approaches that you can take. The first is that you can still provide other columns, and call them something different for your partition columns. So, let's say, for example, you already had a dt column as part of your page_views table. You can call the partition by column as dt_p, and in this case you won't really get the added advantage that the values of the partition columns need not be stored as part of your data, so you really won't be saving any space, but you'll still have the same end effect. However, now that you have more than one column that represents the same thing, one version of it, which is part of the PARTITION BY clause, and one version of it, which is part of your CREATE TABLE statement, you may want to call one of them something like _do not use, so that the multiple column names don't confuse your users. There's another approach to this where you can take a multistep approach to loading your data, and getting your data ready into Hive, and we'll take a look of some of these examples in our demo.</text:p>
        </text:list-item>
        <text:list-item>
          <text:p text:style-name="P3"/>
        </text:list-item>
        <text:list-item>
          <text:p text:style-name="P3">External Partitioned Tables</text:p>
        </text:list-item>
        <text:list-item>
          <text:p text:style-name="P3">So, we've seen how managed partition tables behave, let's take a look at external partition tables. The CREATE statement is very similar, but the difference, obviously, is the EXTERNAL keyword, so we CREATE EXTERNAL TABLE , and then we specify the PARTITION BY columns as well. And notice that there's no LOCATION clause here in an external table, because it's now partitioned. As we've mentioned earlier, the location is actually specified per partition, so when you add partitions to the table, that's when we're going to provide the location of the data for that particular partition. And again, if we describe the table, we'll get the same list of columns as we've seen earlier. And if we want to add a partition, we use the ALTER TABLE statement, so alter the table page_views. We ADD a PARTITION. We give the partition columns, the values for each of the partition columns, and all of them are required, all of the partition columns must be provided. And we specify the LOCATION of that partition. In this case, because it's an external table, the management of the data, and the placement of it, is really up to us. So, the LOCATION could be somewhere on hdfs, as in our example, and then I have a directory called data, and under it I use a similar directory structure to Hive, but not exactly the same, because there's no column name equals as part of the directory name. And then I have 2013-09-09, and then I just abbreviate the value to wp8. And because I have full control over the directory structure, I can do something like this. So, similar example, and this <text:soft-page-break/>time for iPhone, same date, and I specify that the LOCATION is hdfs, and I can use the full path, and provide the path to the NameNode, and I specify that the path ends with iPhone and current. Let's say this is my current data. And again you can see here that's really no relationship from the partition columns, or the number of columns, and their values to the directory structure; however, there are advantages if you do follow the same structure that Hive follows. And we'll take a look at that in our demos as well. Let's take another example. So, we can also ADD partitions and specify IF NOT EXISTS, so that we don't overwrite a partition if the partition actually already exists. And in this example, we're showcasing that you can specify multiple PARTITIONs at once as part of the ALTER TABLE statement. This is actually one of the features that didn't work in previous versions of Hive, so also again, make sure that you have a more current version of Hive, 0.10 or 0.11. And in this example, we're adding three PARTITIONs, but notice the LOCATION. So for the second PARTITION, I'm not even following the same order of the date and applicationtype, I'm just saying previous1, which is for 1 day in the past, and then iPhone. And in the third PARTITION, I'm specifying the folder path as iPhone, and then previous2. Again, this just stresses the point that all of the directory structure is up to you. Another thing to note is that although adding partitions to external tables happens through the ALTER statement, you could still add partitions to managed tables through the ALTER statement as well. There's nothing that prevents you from doing that, so you can use the ALTER TABLE, provide the table name, ADD PARTITION on a managed table, and you can even add a partition on a managed table external to the Hive warehouse. The only problem with that is, because that directory that you just specified is external to the Hive warehouse, not under the same directory structure under that table in the Hive warehouse where Hive manages that data, when you drop that table in Hive, Hive won't actually go and take care of the partition where the directory's external to the Hive table and Hive warehouse. So, although you can do that, it's really not a practice I'd recommend you follow.</text:p>
        </text:list-item>
        <text:list-item>
          <text:p text:style-name="P3"/>
        </text:list-item>
        <text:list-item>
          <text:p text:style-name="P3">Demo: Table Partitioning</text:p>
        </text:list-item>
        <text:list-item>
          <text:p text:style-name="P3">In this demo, we're going to create some partition tables, both managed and external. But first, we need some data to use and work with, and for this, in the next couple of examples, we're going to shy away from our movies dataset, and use a different dataset, which will resemble something that you might do in real life, and will help us explain some of the examples that <text:soft-page-break/>we're going to talk about. So for the purpose of this, we're going to use simple log files, which is one of the very well-known use cases for using Hadoop. But instead of going against full-blown log files, and worrying about all of those details, I created a small tool here that will help me generate a sample log file. The log file has a couple of data fields that we we'll take a look at. So let's take a look at what this little tool does. Basically, it asks you for a folder path, and the number of log records that you want to generate. And the idea of this tool is to simply simulate a simple IAS log file, or Apache log file, but with a lot less columns, yet with enough information that makes it useful for us. So you can specify the number of log records in total, and you can basically select to generate a large number of files, and then have the tool automatically split the files based on a number that you provide here as well. And you can select to delete existing log files under the same directory. And then, a couple more advanced options if you want to specify the user range. So the tool will actually generate a User ID, and you have the option to change that. So if you wanted to generate User IDs that start from 2000 to 2500, for example, you can do that. And then you can Override the Date Parts that the log file generates as the event date/times for each event. So basically, the tool will use the current date/time to generate the event date/times in the log; however, you can specify that you're wanting to override the year, for example, or the month, and if you leave the defaults, then it will use the current date/time for whatever portion that you left as default. So, if you just wanted to override the year, you could change that, and leave the month and day, or you could choose to override all of these pieces, and then you just click Generate Logs. Keep in mind that this is just a glorified random number generator, so it goes through random lists of data, and generates a log file based on the input information that you've provided, to simulate a real workload, and help us our tutorials. So I went ahead and generated a few examples, and I'll bring them to view here. So you can see, I generated a couple of log files. The log files are dated, so you'll see we have a log file for 2012613, and then a couple for 2013, so one for 711, one for 720, 803, 805, and 811. If you want to use these same log files, or log file generator, and follow along, these will be included as part of the course materials, so if your Pluralsight subscription allows you access to that, you can get those as well. So I've logged back in to the VM that we've been using, and I went ahead and already created a share, where we can access the log files that we've created. So, let's go ahead and take a look at the data. And you can see that we have all of the log files in here. In this demo, <text:soft-page-break/>we're going to start off by creating an external table. And so for the external table, we need some directories on HDFS where we're going to place our data. So let's go ahead and do that. We're going to create two directories. So we'll run hadoop fs -mkdir, and we'll create a directory called pv_ext, where all of the data for the external table will go under. And then under that, I have a folder that represents data for 7-11-2013, so that's the directory called somedatafor_7_11, and then I have another structure, so a completely different structure under the table. I have a directory called 2013/08/11, and then two more directories right under that called log and data. So one of the things we're going to do in this example is create an external table, and create two partitions under that table. Each partition is going to point to a completely different location, or completely different path. And notice also in this example that although both datasets are going to ultimately roll up under the pv_ext directory, that doesn't really need to be the case. We just did that in this example so we could make some sense out of where we actually put the data. So let's go ahead and launch Hive, and then immediately switch to the Pluralsight database. Before we create our partition tables, let's go ahead and create a normal external table that's not partition, so we can take a look at a couple things, and not the differences. So we're going to CREATE EXTERNAL TABLE page_views, (Typing) and the format of our log files is logtime, which is a STRING, because it doesn't follow the exact time format, timestamp format that Hive requires, and then userid is an INTEGER, the ip address of the user, a STRING, page a STRING, ref, the operating system, operating system version, and the agent that the user is using. And again, the ROW FORMAT is DELIMITED. That means that each row is split into columns by a delimiter, and in our case, the FIELDS, or the delimiter is a \t. And note that you have to specify the location when you're creating an external table that is not partitioned. So our LOCATION is Pluralsight/logs/pv_ext. Let's go ahead and execute this. And then let's go ahead and use DESCRIBE FORMATTED to take a look at the details of the table. So, as expected, the table was created under the Pluralsight Database, and the Location is specified, and the Table Type is EXTERNAL. And notice that there's no reference to any partitions in the details. If the rest of these details are confusing you, don't worry about that, because we'll take a look at them in more details later in the course. However, notice that the storage description parameters notes that the delimiter is a \t. So the reason I created this external table that's not partitioned, is I want to tee this up properly so we can see the differences, and for that we'll learn a new command called <text:soft-page-break/>EXPLAIN. The EXPLAIN command in Hive gives you an explanation of what Hive is going to perform based on the query that you give it, and you can use this for a lot of query optimization. And as we go on in the course, we'll continue to use EXPLAIN to understand what Hive is doing with some queries. So the syntax follows that you type EXPLAIN, and then you specify the query that you actually want to run. So, in this example, I'm going to run SELECT * FROM the page_views table that we just created, WHERE userid = 13. So let's take a look at what this does. So EXPLAIN comes out with an output, and it shows you a couple of stages. It shows the ABSTRACT SYNTAX. What we're really interested in here is the Filter Operator. That's what I'm interested in for this example for partitioning. So it says that there's a predicate, and the predicate expression is userid = 13. So take a note of this, and how Hive uses a predicate in the Filter Operator when there's a WHERE clause in your SELECT statement. (Typing) And basically what Hive is telling us here is that it needs to use this filter to conclude the query, so it has to apply this filter while it's running Map and Reduce, so it has to apply this filter while it's sweeping through the data. So, now let's drop this table, and re-create it as a partition table. So let's DROP TABLE page_views_ext. So now let's go ahead and create the external table that's partitioned. So we'll CREATE EXTERNAL TABLE page_views. Again, similar syntax as the table before. And then we're going to partition it by year, month, and day, so we'll just have three new columns, and column y, m, and d to represent that. And then, I could be done here, so I could terminate the statement and call it a day, and then we'll use further statements to alter this table and add partitions. But I'm going to do one more thing. I'm going to specify the location. But note that LOCATION in the statement is completely optional. So Hive doesn't require that it exists, because you're going to specify the location for each specific partition. However, it does give us an advantage if you're doing some external ETL, and not using Hive to place the data in a table, and you need to sync up Hive's metadata, so we'll take a look at that shortly. But for now, let's just specify the LOCATION. So now that I have the external partition table that we want, let's go ahead and add some data to it. So we now have some data in HDFS under that directory, which our external partition table actually points to, but because it's a partition table, this really doesn't mean anything to it, and to prove that, I can run a SELECT on the table, and that should return nothing. So let's go ahead and add that HDFS directory as a partition to our table. So we'll ALTER our TABLE, and ADD a PARTITION, and we need to specify the PARTITION specification. So y=2013, <text:soft-page-break/>m=07, and d=11. And the LOCATION is the location of the directory in HDFS. So let's go ahead and execute this. So what have we've done so far? We've created an external table that's partitioned, and the partition columns are y, m, and d, and we specified that the external partition table's LOCATION is the location on HDFS, which really doesn't do anything for now. But then we altered the table and added a partition, and we specified the location of that partition. So now if we go ahead and SELECT FROM that table, we should see some data. (Typing) So now let's go ahead and take a look at what Hive tells us about the structure of the table. So let's again DESCRIBE FORMATTED, and our table. And you'll see again, it still says Pluralsight, and it still says EXTERNAL_TABLE, but notice there's a new section here called Partition Information. And for that</text:p>
        </text:list-item>
        <text:list-item>
          <text:p text:style-name="P3"><text:s/>it specifies the column name, and the data type, and if we've specified any comments as part of creating that, it would be here as well. So now Hive understands that this table is partitioned, and the partition columns are y, m, and d. But notice also that it specifies them as columns, so one of the important points to make is that y, m, and d will still show up as columns, and these are virtual columns. So now let's use the EXPLAIN command again, and take a look at what Hive tells us about our query. So let's run an EXPLAIN on a SELECT FROM the table WHERE user equals 13, and then we'll include some of the partition columns. So let's take a look at what Hive is doing. So Hive's still using the Filter Operator, and specifying the predicate, where the expression, userid =13, and let's take a look back up here where we specified m=07, and d=11, doesn't show up in the predicate Filter Operator. So what does that mean? That means that Hive really doesn't need to apply this filter, because it's actually performing partition pruning. It knows that these virtual columns that you're specifying a value for are actually partition columns, and it uses its metadata to simply filter out the directories, or the locations that it doesn't need to look at, and only include the locations that it does need to look at. So it doesn't need to apply the filter on the data itself, it just needs to go and figure out which directories it needs to include as part of the rest of the query. So the only predicate that shows up is userid = 13, and it uses the filters on the partition columns to perform partition pruning, or what is also known as partition elimination. Let's actually run that query against the table. And notice that you don't really need to specify all your partition specification to filter against that table. And, as you can see, we're getting data for 07/11/2013, which is what we've requested in our query. Let's go back up there just to verify that. So, I specified the month <text:soft-page-break/>as 07, and the day as 11, but I really didn't specify the year here, so if my table had data from other years, those would show up as well, as long as the month is July, and the day is the 11th. So let's bring in some more data for our August partition. So again, let's grab the data from our local file system, and put it in Hadoop, so we'll use hadoop fs - put, and we'll place it in the directory that we created for the August data. And again, adding that partition to our table is as simple as altering the table, and adding the PARTITION with the partition specification, and then providing the LOCATION of our data. (Typing) Great! So now I have my partition table, and it has to two partitions, each partition points to a different location on HDFS, the locations follow a completely different structure, and let's take a look at some more queries. Let's run a query that does a simple aggregate. So we'll SELECT COUNT(*) as RecordCount, and the column m from the page_views external table, and we'll GROUP BY m. This query has a couple of interesting things, although very simple. The first one is, remember, that we can alias columns, so COUNT(*) is the alias as RecordCount, and notice that I'm projecting the column m as part of my results. However, m wasn't part of my CREATE statement columns, so you can see how partition columns, although virtual, can still be used as any normal column. And the other thing here is that the WHERE clause is only on the day partition, so it's filtering d=11, and we've loaded data for the 11th for both August and July, so we should get back some results for both of those months. And again, up until now, we've just been running simple SELECT * with a LIMIT. This query actually does something a little bit more interesting, so it is going through a MapReduce job. And you might be thinking up until this point, well, why does MapReduce run slower? It's supposed to run a lot faster, right? That's the whole purpose of MapReduce, and Hadoop in HDFS. Well that is true; however, remember that this is running in batches, and it's meant to run against real massive amounts of data. So against a very small dataset, you're not going to reap the benefit of distributed computing, Hadoop and MapReduce; however, if your dataset is really large, and given that your data's split into blocks that goes across multiple servers, you will see the benefit out of using the CPU and disk speed off of multiple servers. (Typing) Alright, so our query finished, and it shows that we have 10,000 records for July, and 10,000 records for August. It just happens to be that that's really what I generated for those two datasets. The last thing we're going to take a look at is a feature in Hive to recover partitions. Recovering a partition in Hive really means that it's an attempt to sync the metadata that Hive knows about your table with the data <text:soft-page-break/>on disk. So, for example, if you were to use Hadoop commands, or any other ETL tool to actually place data under your table without Hive knowing about that, you need a way of syncing that information with Hive's metadata store. So basically, we need a way to make it known to Hive that that data actually exists, and for this example, I'm going to take advantage of the location information that I provided when creating the external partition table. Remember, an external partition table doesn't require the location as part of the CREATE TABLE statement, because the location's actually provided with each ALTER ADD PARTITION statement; however, if we do provide that location information, I can use that to my benefit. So let's take a look at how we can do that. The first thing to make this work is that we need to place the data in the same format, or scheme that Hive uses when managing managed tables. So, even though this is an external partition table, it needs to follow the same structure as Hive would when it creates managed tables. So, if you remember, the actual directory names were the partition column, and then equals, and then the actual value. So that's what we have right here. So we're going to put some data. So, is that enough? Does this work now? The answer is no. We still have to take one more step to sync up Hive's metadata. And the proof is, if I select from the table, and specify d=20, we're not going to get anything out of it, because Hive still doesn't know that this data actually exists. So there are two ways we can do this. We can either now use our normal ALTER statement, and add that partition, or we can have Hive automatically sync up the information, and this works for two reasons. The first is that I use the same structure that Hive would if it added the partition on its own, and I've specified the location in the CREATE TABLE statement for an external table. Having said that, this approach also works for managed tables. It's not really specific to external tables. All you need to do is use the same directory structure that Hive would, and then we issue the command that performs the sync. So, on Hive it's MSCK REPAIR TABLE page_views, and give it the table name. And then Hive will scan the table, and, in our case, it actually found a partition, so we can see here that Hive actually scanned the directory location, found that there was a directory in the format that Hive understands for partitions, and found that that was not in the metastore, and you can see how it shows that it repaired that by adding that partition to the metastore. And now if we try selecting from the table, we should see some data. (Typing) And there we go. So let's create a managed partition table. The format is really the same. The only difference is that this is a managed table. So now we have a managed partition table <text:soft-page-break/>that's partitioned by y, m, and d, and at the moment there's no data in this table, and there are actually no specific partitions that have been created. And remember, partitions for Hive managed tables are actually created by loading data into them. So let's do that. Okay, so we're going to specify LOAD DATA LOCAL INPATH. We're going to grab the data from the log files directory. (Typing) And you see that Hive actually loaded and copied the data over. Notice that we need to specify the PARTITION specification, and we need to include every single partition, so y=2013, m=08, and d=05. Remember here that Hive applies schema on read, and just as it applies schema on read, it really doesn't check your data for validity that it's going to the right partition. It's up to you to place the correct data in the correct partition locations. So, in this case, I could have placed data for 2014 in this directory, and Hive wouldn't have complained. The only problem is that when you query the table, you're assuming that the partition names actually have meaning, so you are going to get wrong results. So let's take a look at what Hive actually did with this. Let's query HDFS and look at the directory structure under there. So you can see based on the LOAD statement, Hive actually created the directory called y=2013, and notice that there are no files immediately under that. One of the important things to keep in mind is that only the leaf-most directory should have data in it, and even if you have data in any other directory following the path to your leaf, that data really doesn't get queried, or included as part of your query, so it wouldn't really matter if, for example, I loaded data into the y=2013 directory, because this table's partitioned based on three columns, and so there are two more levels of directory structures right under the y=2013, so let's take a look at that data as well. And here, we see the actual log file is under d=5. And let's take a look at what Hive tells us about this table. So, similar to the external partition table, the partition information is available, and the difference here is obviously that this is a</text:p>
        </text:list-item>
        <text:list-item>
          <text:p text:style-name="P3"><text:s/>managed table.</text:p>
        </text:list-item>
        <text:list-item>
          <text:p text:style-name="P3"/>
        </text:list-item>
        <text:list-item>
          <text:p text:style-name="P3">Multi Inserts and Dynamic Partition Inserts</text:p>
        </text:list-item>
        <text:list-item>
          <text:p text:style-name="P3">Let's take a look at a fairly new concept that Hive introduces with HQL. The concept of multi-inserts, or as some like to call it, multi-table, or file inserts, is a simple, yet very powerful query syntax at your disposal. This concept builds on another Hive capability, which is the interchangeability of blocks, where the FROM block can precede the SELECT block, and projection lists. So, what do we mean by multiple inserts? Well, let's take a look at the syntax. The syntax <text:soft-page-break/>starts with a FROM statement. So, you start with FROM as the first statement, again building on the interchangeability feature that Hive supports, and then you provide multiple INSERT statements. The INSERT statements can range, as in the first statement, with an OVERWRITE, so we use INSERT OVERWRITE TABLE, and then if the table's partitioned, you would specify the PARTITION, or PARTITIONED COLUMNS, and the values that your inserting into. And then your SELECT statement. So you're basically specifying that from this source FROM statement I want to INSERT OVERWRITE this TABLE. And then you can also INSERT INTO another TABLE, again INSERT INTO allows you to add data to a table, as opposed to overwriting that table, or a specific partition. And whether you're using OVERWRITE, or INTO, you can specify IF NOT EXISTS so you don't overwrite a table, or a partition of that table, or partition actually exists. And you can also overwrite a directory, so you can specify INSERT OVERWRITE DIRECTORY, and the directory can be local, and it also can be on HDFS. So you can specify all of these statements all at once. The advantage of the multiple inserts is that in Hadoop it's only going to scan over your source dataset once, and perform all of these INSERT operations multiple times. So imagine that you had different SELECT statements with different conditions, WHERE clauses, filters, or any aggregation, and you had multiple destinations, but your source was the same source set of data. So, this allows you to perform a single scan over your source set while still running multiple SELECT statements, and outputting your data into various destinations. So this obviously has magnitudes of performance benefits if you find yourself in a similar scenario. So let's take an example. Following our movies examples, let's extract action and horror movies into tables for further processing. So, how will that query look like? So we say FROM movies, and notice from this example that the FROM statement is simply a table. But it could be a complete FROM statement, or even a sub query where you alias it. So let's say we have two tables. One's called horror_movies, and another's called action_movies. And for the horror_movies table I want to overwrite that table. So the first statement states INSERT OVERWRITE TABLE horror_movies SELECT * WHERE horror =1 AND release_date = 8/23/2013. Similarly the second statement, I want to just add data to the action_movies table, so I specify INSERT INTO action_movies SELECT * WHERE action = 1 and release_date = 8/23/2013. But this statement really isn't all that great, both from a performance perspective, and from a semantics perspective, or the amount of SQL that you're actually writing. So let's simplify this. So we say FROM, and <text:soft-page-break/>then we provide the actual FROM block, so we say, SELECT * FROM movies WHERE release_date = 8/23/2013, and that's as my source, so we alias that, and then that becomes my source. So the first statement changes into INSERT OVERWRITE TABLE horror_movies SELECT * WHERE horror = 1, and the second statement changes similar to that. Notice that there is no FROM clause, or FROM block after the SELECT statements. So, SELECT * WHERE horror = 1, it's assumed that the FROM statement has already been provided it up top. And actually, had you tried to specify SELECT * FROM src in your SELECT statement, Hive would actually throw a syntax error. So to summarize, the multi-insert statement allows you to perform a single pass against your source data, and perform multiple select queries against it, and insert the results of those queries into different destination tables, or even a directory on HDFS, or your local file system. So this not only simplifies the way you write queries, but it also has magnitudes of performance benefits, since you're not scanning your source data multiple times for each SELECT statement. I will caution you though, if you're using a version of Hive that is earlier than 0.11, that multiple inserts actually had quite a few problems. For example, in the case where one of your statements had a DISTINCT clause, or your statement used a GROUP BY, there were some issues prior to 0.10 and 0.11. So far, we've looked at table partitioning for managed tables, and external tables. And we've seen how Hive for managed tables uses the partition specification to create the directories under the table, and these directories resemble the partitions. So let's now take a look at a concept called dynamic partition inserts, and see why it's important. Let's take, for example, a CREATE TALE statement. We're creating another table called views_staging where we're going to do a little bit of processing. And this table has the eventTime, and userid, and is PARTITIONED BY the dt column, which is the date, application type, and page. So this table's actually partitioned by three columns. You shouldn't really see, or create a table like this in real life applications, because the number of partitioned columns is greater than the number of columns that are actually in the table, but we're going to use this for illustration purposes. And notice that this table is a Hive managed table. So what if I wanted to insert some data into this table, and create partitions out of that? Remember, Hive actually uses the INSERT statement, or the LOAD statement. That's how you actually create partitions in a managed table. Alternatively, you can create them yourself using an ALTER statement, and add those partitions. But by default, Hive creates partitions in managed tables when you load data into them. So using the multi-table <text:soft-page-break/>INSERT statement that we've learned, I can write a query like this. So I can say FROM page_views, which is my source table, I can INSERT OVERWRITE my view_staging table, and I need to specify the PARTITION specifications, so I need to specify the date, the application type, and the page for each individual INSERT statement. So you can see how this gets really cumbersome. First of all, it's a lot of INSERT statements that I have to write. And second, I actually have to know the exact PARTITION specification based on the input data. So, if I didn't know what the page name was, for example, or the applicationtype, I wouldn't have a way of actually placing this data into Hive. If we were to rewrite this statement using dynamic partition inserts, the statement would look something like this. So FROM the page_views source, I'll INSERT OVERWRITE the TABLE views_staging, and then I want to use the date and page as dynamic partitions, but I still want to use the applicationtype as a static value. So, I'll specify applicationtype=Web, and then I'll leave the dt and page columns without an actual value. So you'll see that there's no static value that specifies what dt and page are actually going to be. And, in this case, Hive will actually scan the source table for values of those columns, and automatically create partitions where needed, and insert data into them. So, in this case, Hive dynamically determines the partitions to create and populate, and that's all based on the input date to determine which partitions to use. Let's break down this create a little bit more, because there are a couple of nuances that you need to understand for dynamic partition inserts. The first is that static partitions in your partition specification have to come first. So, that's why the applicationtype=Web is first in the list of partitions. And then all of your dynamic partition columns have to come last, so dt and page come after applicationtype. And another thing regarding your dynamic partition columns is that your dynamic partitions have to be in the same order as your partition by specification when you created your table. So, in our case, we created our table by specifying PARTITION BY dt, then application type, and then page. Remember, the first rule was that the static partitions show up first, so that's why applicationtype showed up first, and then we have to use dt first prior to page. This won't work if we switch dt and page in our INSERT OVERWRITE statement. Another thing to note is that the values for your dynamic partitions must come from your source dataset. So in our SELECT statement we had to modify that, and add src.dt, and src.page, again, in the same order that they appear in the PARTITION clause, and again for dynamic partition columns they should appear at the end of your SELECT statement. When using dynamic partition inserts, there <text:soft-page-break/>are a couple things that you need to consider. The first is that there's a setting in Hive that sets the default maximum dynamic partitions, and the default for that is actually 1000. You might think that 1000 is too small, and the reasoning behind that is that Hive really doesn't want to let you create too many partitions by default. And this comes from the fact that HDFS, and Hadoop in general, work better with larger file sizes than many smaller sizes. Remember, that each file gets split into multiple blocks, and each block reserves a mapper. And in general, the block size is anywhere between 64 and 128 MB, and even 128 MB is becoming more and more common. One of the reasons for a large block size is that the NameNode, which is the node responsible for understanding where all of your data actually is, needs to keep track of all of these blocks. So, the more blocks that you have, the more tracking the</text:p>
        </text:list-item>
        <text:list-item>
          <text:p text:style-name="P3"><text:s/>NameNode has to do, which means much higher consumption of memory. And all of this information is stored on the NameNode in a structure similar to a hash. So the larger the block size, the less number of blocks that you would need to represent files. And the smaller the block size, the more number of blocks that you would need to represent files. And again, this also happens to play hand-in-hand with the size of the files themselves. Hadoop won't combine multiple files together to create a bigger block, so if a file is 16 KB, it will reserve its own block. That doesn't mean that it will consume the entire 64 MB, or 128 MB, but that does mean that that 60 KB chunk will get its own mapper. And if you have too many small files, you'll end up spinning too many mappers, consuming too many resources, and threads, and so the performance of your entire cluster dramatically goes down. So it's really important to keep the block size high, and from that perspective, if you end up splitting your input data into too many partitions, you'll end up with too many small files, and with too many small files, you'll end up creating a problem that you were trying to avoid in the first place. So that's one reason why Hive tries to restrict the number of dynamic partitions. Another reason is that Hive also requires metadata to manage all of this directory structure information. Remember, there's the metastore that Hive continues to manage about where your data's stored, and what partition information is available, and which directories your data is in. And this metastore is typically stored in MySQL database, so too many partitions, that will actually lead Hive to issue too many queries against the metastore. At least with the current implementation, there are some issues in how Hive actually retrieves the information about partitions. So, it'll end up issuing too many queries against <text:soft-page-break/>your metastore, and that will become your bottleneck. So you don't want to create too many partitions, as that is usually an indication of bad design. So having said all that, the number of default partitions, which is a 1000, may be a little bit too small for you, so you can change that value by setting some of Hive's configuration parameters. We'll discuss the CLI, the Command Line Interface, in a bit in more details, and we'll take a look at how we can change these values. Also, the feature of dynamic partition inserts can be enabled and disabled by another configuration in Hive. And if we're too worried about creating too many partitions, or allowing users to go crazy with their queries, there's a setting in Hive that you can use to restrict this behavior a little bit. The idea is that if you set the partition mode to strict, then Hive would require any dynamic partition insert query to at least specify a single static partition. If you had a table, as in our example, with three partition columns, Hive would require you to at least specify one as a static value, and that greatly reduces the risk of running over the 1000 partition limit, or going real crazy with the number of partitions that you're creating. There's also another setting in Hadoop, in the HDFS site config, which sets the maximum number of files a data node can service. The effect of this setting is basically Hadoop in HDFS saying that a data node can only service this number of files at a single time. If you have a low value for this, you'll see some really weird errors where HDFS, or Hive will complain that it can't read specific blocks, and then it'll follow that message specifying that the maximum number, or threshold has been met. So you want to make sure that this values big enough, and typically the recommended value is 4096.</text:p>
        </text:list-item>
        <text:list-item>
          <text:p text:style-name="P3"/>
        </text:list-item>
        <text:list-item>
          <text:p text:style-name="P3">Demo: Loading Data Use Case</text:p>
        </text:list-item>
        <text:list-item>
          <text:p text:style-name="P3">Let's walk through an example that you might face in your own projects. So the PROBLEM statement lies around partitioning. So, we have data either on our local file system external to HDFS, or on HDFS, and the problem is that we need to get that data into a partition table. However, we don't know much about the data. We don't necessarily know which partitions the data needs to be placed in to, and the data's pretty massive for us to dive into it, and make the splits ourselves. And there could be any number of partitions based on the data that we're receiving. So what do we do? How do we create a partition table in Hive and still manage to load this data into it? Well the solution to that follows multiple steps. So, the first thing we're going to do is setup our data for the example. So, let's create another directory called multi_insert on HDFS. And then let's go ahead and add multiple files to that <text:soft-page-break/>directory. This simulates the idea that we really don't know what data is coming in from our source system, and we need a way to actually place that data in our Hive table. So again, the problem is, how do we get that data into a partition table? Well the first step is to actually create an external table on top of your data, and this external table is not going to be a partition table, so it's a simple external table that points to the source dataset. And then from that table, we can actually insert data into our partition table. Whether the partition table is managed, or external, doesn't matter, and use the dynamic partition inserts that Hive supports. So the general idea here is to create an external table against our dataset, so we can select from that table just as if it were any table, and use HiveQL to do that. And then use the feature of dynamic partition inserts to insert into our destination table. So what just happened here? Well, it's complaining about the mode that Hive is currently in, and that Hive is currently set to strict mode, which means that you can't use dynamic partition inserts unless one of the partitions is a static partition. But in our case, we know that the dataset doesn't span too many partitions, so let's go ahead and set this to nonstrict. So let's try running that INSERT statement again. So notice now what's happening. Hive is actually going against the source dataset, scanning through it, and figuring out what it needs to do. Let's take a closer look at our statement. So we need it to provide the values for y, m, and d. The problem is our source table didn't have those. It only had the logtime. We're actually having to provide values for the partition columns y, m, and d. But those columns aren't really part of our staging table, so we're actually taking a substring to the logtime to extract the year, month, and day portion out of the staging table. So now that Hive is finished, let's take a look at the data, and see if we actually made this work. So I actually know that one of the files that we used was for 2012, and sure enough, we have the data that we need. Let's summarize what we've talked about so far before we move on to another topic. Partitions for managed tables were created by loading data into the table. So if you load data into a managed table, and you specify the partition specification, Hive will actually create the partitions under that table and create the necessary directories according to the Hive scheme of things. We also mentioned that the location for external tables is optional, but if you do provide it, then it has advantages, and there are also advantages to using the same directory structure of managed tables when you're creating external tables. You can use the MSCK REPAIR TABLE to sync the file system structure in Hadoop with the metadata that Hive knows about the partitions of your table, and so that's <text:soft-page-break/>what we used in our example. And if you're using Amazon's Elastic Map Reduce, the syntax is a little bit different, and it's actually ALTER TABLE, you provide the table_name, and the command is RECOVER PARTITIONS. We also talked about virtual columns, and how the partition columns actually become similar to any other column in your table, and so you need to be careful that the columns that you have in your table don't collide with the column names of your partition columns. We also looked at the ALTER TABLE ADD PARTITION statement for external tables, and we noted that you can also use the same statement to add partitions to managed tables if you want to add partitions up front. And also as part of the ALTER TABLE statement, you can change the location of a partition. So, if you add a partition to a table, you use the ALTER TABLE ADD PARTITION, and you specify the LOCATION of that PARTITION, and you can replace the data in that partition completely by data in another location using ALTER TABLE as well, and you simply specify which partition you're modifying by providing the PARTITION spec, and you specify the SET LOCATION command, and this is mainly used for external tables. Another thing to note is that not everything results in partition pruning. So even though your column is used in your query, or even part of your WHERE clause, or HAVING clause, that doesn't necessarily mean that Hive will know what to do, and will know which partitions to prune. And the reason for that is that if you're using your column as part of a nondeterministic function, for example, there's no way for Hive to know what values the function's going to return, and based on that, which partitions to eliminate. We also talked about the placement of data. If you're running an ETL, and you're placing your own data, whether it's a managed table, or an external table, that the data's only considered in the lowest level leaf directory. Anything under any other directory in the directory path is not considered. And then we looked at explain plan, and we noticed that when the filter doesn't show up in the explain plan, that means that partition pruning was used to service that predicate.</text:p>
        </text:list-item>
        <text:list-item>
          <text:p text:style-name="P3"/>
        </text:list-item>
        <text:list-item>
          <text:p text:style-name="P3">Data Retrieval - Group By and Functions</text:p>
        </text:list-item>
        <text:list-item>
          <text:p text:style-name="P3">So far, we've looked at how to organize, and load data into Hive, but now let's look at how we can retrieve data out of Hive. We'll cover topics such as aggregates and functions. How to sort data and how to group by different columns, and also how you can take a little bit of control over how the data flows in MapReduce. The first thing we're going to look at is group by. The syntax is similar to what we've seen in earlier examples. So we have a <text:soft-page-break/>SELECT, and I have two columns, a and b, and I'm performing an aggregate on column c. The aggregate happens to be SUM in this case. So let's take a look at how Hive would actually perform this on a table. So I have an example table with three columns, a, b, and c, and if we run the SELECT statement against this table, we'll get the following results. So, a and b is the first two columns, and you'll see how the two records where a = 1 and b = H were combined, and the resulting SUM of those two records equals 30. Notice also that we didn't give the SUM c column a name, so Hive will use _c0 as a default. Let's take a look at another example. So again, I have SELECT a, and then I'm running an aggregate against the column c, and if we run the SELECT statement against the same table, we'll get the following results. So the column a with the values 1 and 2, and the aggregate _c0 with the values 50 and 10. Hive also supports grouping sets, cubes, and rollups, and these are just advanced ways of running a group by. So let's take a look at what we mean by that. So if I have a query SELECT a, b, and the aggregate SUM of c, and then I specify GROUPING SETS, and then I provide two sets. The first set contains a and b. And the second set contains only a. So, what does Hive do with this? Well this is actually equivalent to Hive running two SELECT statements with a different GROUP BY. Each SELECT statement runs against one of the sets in your grouping sets. So in our example, we had two sets. The first one had both columns a and b, and that's why the first SELECT statement GROUPs BY a and b, and then the results of that are UNIONed to another SELECT statement where the second GROUPING SET is used, and the second group only had the column a, so NULL is used in place of all other GROUP BY columns. And Hive will only use NULL for the column b, because it was part of the original GROUP BY clause, and it's not part of the second GROUPING SET. And then the SUM value of c. Let's take another example. In this example, I have three sets. The first set is a, the second set is b alone, and the then I have an empty set. So let's see how Hive translates this. So we can rewrite the statement using three SELECT statements, one for each GROUPING SET. The first SELECT statement uses a, as the GROUP BY column, and NULL for the remaining columns, and the remaining column is b. The second statement uses NULL for a, and uses the GROUPING SET b. And then the third statement, which is the empty set, will actually use NULL in place of all of the columns in the GROUP BY clause. You can see what this kind of looks like. It kind of looks like a report where the last SELECT statement is actually running a complete total, and then the first SELECT statement runs <text:soft-page-break/>the total GROUP BY a alone. The second SELECT statement runs the total GROUP BY b alone. And if you really want to do something like that, Hive also provides cube, and rollup. So let's take a look at those. The CUBE statement is simply a GROUP BY and a WITH CUBE added to the end of it. And that translates to a GROUPING SET statement. The idea is that Hive will take all of the possible combinations of your GROUP BY columns, and create GROUPING SETS for those. So the first possible combination is all the GROUP BY columns, a, b, and c. The second combination is a and b again, then b, c, and then a and c, and then each individual column as a GROUPING SET of its own, a, b, c, and then the empty set. Rollup, on the other hand, follows a similar syntax; however, only applies the GROUPING SETS to the hierarchy, and it assumes the hierarchy is the order of the columns that you've provided. So it assumes a is the parent of b, and b is the parent of c. So we can rewrite the query using a GROUPING SETS query, and basically what Hive will do is first use the GROUP BY for all of the columns in the GROUP BY clause, so that's the first set. And then the second set will eliminate c, essentially rolling up the data into a and b alone. Similar to that, the third set will eliminate c and b, rolling up the data into a alone, and then the empty set. Now that we've seen how GROUP BY and GROUPING SETS work, let's take a look at the various Hive functions. We can group the functions that Hive provides into three different groups, the first being the built-in functions where Hive provides built-in functions that come part of the language, and those can be classified to mathematical, or collection functions, which apply to collection data types. Type conversion functions, which we've seen in the CAST conversion earlier in this module, and then functions that work with date and timestamp data types. Hive also provides a few conditional functions, string manipulation, a couple of misc functions, and xPath functions for dealing with XML data. You can also create your own functions in Hive, and we'll take a look at that in a following module. User defined functions can be categorized into two categories, User Defined Aggregate Functions, and the name here is a little bit misleading, because the function doesn't necessarily have to be an aggregate. It could be a string manipulation function, for example. And then User Defined Table Functions. UDTFs would actually take a single row and explode that row into multiple records. This is similar to table valued functions in SQL Server, for example. So let's take a look at a couple of examples from each type. So mathematical built-in functions, and a couple of examples. You can SELECT rand, so rand is a function that Hive provides, that generates a random <text:soft-page-break/>number. And notice that some of the functions have different variations, so rand also has a variation where it takes an integer value, and that value can be a constant, like rand(3), or it can come from another column from your table, like rand(a). And then a few examples on the mathematical functions. There's a function for power, where SELECT pow(a, b) will result in a to the power b. A few more interesting mathematical functions is the absolute, and that results in the absolute value of the column that you provide. Round is another useful function, and it has multiple variations as well. And there's a function to get the floor of a number. Similarly, there's a function for ceiling, etc. Hive actually provides a lot more functions, and you can take a look at those on the Wiki, and again, we're not going to cover all of the functions here, we're just going to provide a taste of the kind of functions Hive actually provides. So let's take a look at some of the collection functions. The first one is size, and that can actually be applied against a Map or Array, and that will tell you the size of that Map or Array column. There are two more interesting functions that you can use against Maps. One is the map_keys, and that basically provides you with an Array of all of the Map keys, and the second is map_values, which does the same thing for the values. Another collection function I find very useful is the array_contains, and basically you can check whether an array contains a specific value. So you provide the column which represents the Array, and you provide the value that matches the data type of that Array. Some date functions, the first one is unix_timestamp, and basically this will give the current datetime in UNIX timestamp, which is a BIGINT. There's a function that helps you strip out the year, month, or day, hour, or second of a given datetime. Remember, these will actually only work if your datetime is in the same format that Hive understands. There are a couple more interesting functions. So you can do a datediff, a date_add, a date_sub, and in more recent versions of Hive where Hive supports the Date data type, you can convert a timestamp to a date, basically stripping out the hour-second portion of it. Conditional functions are something that you'd use very frequently, and Hive provides a couple of them. You can use the IF statement providing a condition, and the result for when that condition evaluates to true, and then another result for when the condition evaluates to false. Hive also supports COALESCE, and basically that returns the first nonNull value from the list of columns that you've provided. So, if a was not NULL, then a would be returned. Similarly, if b was not NULL, but a actually was NULL, then b would be returned, and so on and so forth. And Hive also supports the two variations of the CASE statement. <text:soft-page-break/>String functions are really powerful when you're dealing with strings, and we'll take a look at a couple that you'll probably use right off the bat. And the first one is to concatenate strings. So you don't use the plus sign, or the and sign, like other languages. Hive actually provides a concat function to do that so you can concatenate the values of the two columns a and b. And Hive also provides another variation of the concatenation function called concat_ws, and ws stands for with separator, that Hive will use in between the strings that you provide. Another function called regex_replace, and this function takes three inputs. The first is a string with your source data, in our example, Hive Rocks. The second is the string you want to search for, and that's the regular expression, and the third parameter is the string that you want to replace the matched string. So in this example, the result will replace Hive Rocks with Hadoop Rocks. Substring is another very useful</text:p>
        </text:list-item>
        <text:list-item>
          <text:p text:style-name="P3"><text:s/>function, which you'll probably use very often, and you can apply substring on either a string, or a binary data type. And again, just like a couple other functions, there are some variations on the substring function. And notice for the case of substring, Hive actually supports both keywords, either substr, or substring. Hive also has a couple of string manipulation functions that perform tokenization, and one of them is the sentences function. So in this function you basically provide a string, and Hive will actually split that string into an array of sentences, and each element of that array is actually an array of the words, while removing any punctuation. So in our example, ("Loving this course! Hive is awesome."), the result would be an array of two records, the first one containing the first sentence, and the second one containing the second sentence. Each array actually contains another array within it, with every word in the sentence without any punctuation. Let's take a look at the Built-in Aggregate Functions, and you'll notice they're also called UDAFs. In the terminology used for Hive, the built-in functions are also kind of user defined, because they are functions built in Java, but we are distinguishing the ones that come built in with Hive versus the ones that you can build on your own. So as we've seen and used, we have the COUNT(*), or COUNT(1) if you're using earlier versions of Hive. And you can also COUNT an expression. The difference between COUNT(*) versus COUNT(expr) is that Hive will count every single record, including records that have NULLs, and if you provide an expression, the NULLs will actually be omitted. You can also COUNT(DISTINCT) and you can sum SUM(DISTINCT). Again, there are a lot of functions that Hive provides in terms of aggregates, and I've just listed a few here. One of the interesting Hive aggregate functions is called the <text:soft-page-break/>HISTOGRAM_NUMERIC, and this function basically creates a histogram out of the values in the column, and splits your data into the number of bins provided in the second attribute. So the function actually returns an array of a structure, and the structure is the x placement of where each bin is on the x axis, and the y value for the height of the bin. So if I were to graph the output, for example, in this case I provided the HISTOGRAM_NUMERIC function with the value 3 for the number of bins, and notice that the bins are not uniformly spaced, and so the value x represents the location on the x axis where the bin is located, and the value y represents the height of each bin. So now that we've looked at a couple of functions in Hive, let's take a look at how we can actually use the result of a function in our WHERE clause. So instead of a WHERE clause, Hive actually provides a HAVING clause, which is standard in ANSI SQL. And basically, instead of a WHERE clause, if you want to perform a filter on your aggregate, you use HAVING instead. In our example, we're filtering for records where the SUM of the value c is greater than 2. And similar to HAVING, what if you wanted to group by the result of a function? In Hive, you'd have to do that by running the function again in your GROUP BY clause. As in our example here, the GROUP BY clause has the same concatenation function of a and b, if that's what I want to group by, and notice that even though I've aliased the result of the concatenation function in my projection list as r, I can't use r in the GROUP BY clause. If you really wanted to do that, you'd have to wrap the SELECT statement as a sub query, and perform another SELECT statement from outside. But there aren't really any performance benefits to doing that, and it just complicates your query, so this is the preferred method.</text:p>
        </text:list-item>
        <text:list-item>
          <text:p text:style-name="P3"/>
        </text:list-item>
        <text:list-item>
          <text:p text:style-name="P3">Sorting and Controlling Data Flow</text:p>
        </text:list-item>
        <text:list-item>
          <text:p text:style-name="P3">So far, we've looked at how you can run queries against Hive, but we haven't looked at how you can actually order the results, or even manipulate, or control a little bit of what happens between the Map and Reduce phase. So Hive provides a few different approaches to help us do this. The first is to achieve globally ordered results. So you can use the ORDER BY clause to do that. So you can SELECT x, y, and z in our example FROM the table t1, and I want all of my results ordered by the column x. And for all of our examples, even though I won't specify it, you can sort the results either ascending, or descending. So let's look at what Hive actually does under the hood when it runs MapReduce. So let's take this example where we have five records, A, B, D, C, and A again. And remember, Hadoop is actually a <text:soft-page-break/>distributed system, so the data's actually coming from more than one mapper. We're just using two here to illustrate the example. But of real importance is the number of reducers in this example, and what we're looking at here is the output of the mappers on the way to the reducers. So remember there's a step here called the Shuffle and Sort, and this is where all the magic happens. In an ORDER BY clause, the first thing to note is that this forces Hive to actually use a Reduce phase. So remember that there are jobs, or certain types of queries that do not require a reducer, and that turns out to be better for performance, because it's less processing that needs to be performed, and data doesn't need to travel between different nodes to the reducers to actually perform the reduced task. But if you use an ORDER BY clause, then that does force a reducer. And notice, that it actually forces a single reducer, because the ORDER BY clause guarantees globally ordered results. Remember, each reducer actually results in its own file, with the data that's output from that reducer. So, if you actually split this data between multiple reducers, each reducer would result in its own file, and the data really wouldn't be in a globally sorted order. So not only does the ORDER BY clause force a reducer, it also requires a single reducer, meaning that you can't really use the distributed nature of your cluster, and use distributed processing. So the result of the reducer is the set of the records in sorted order, and that is any single file as the output of the reducer. In addition to the ORDER BY clause, Hive also supports a SORT BY. The difference between ORDER BY and SORT BY is that SORT BY can run on multiple reducers, but it doesn't guarantee the globally sorted order of all of your results. It does, however, guarantee the sorted order as output of each reducer. So let's take a look at this example. The data's split between multiple reducers. So again, we are using the power of our cluster more efficiently. And each reducer sorts its own results. So the first reducer sorts the data, so A comes first, and then D, but notice a second reducer also sorts its data, but it also has A, and in the output results, the first file will have A, D, and then the data resets, goes back to A. So you'll notice that there's no globally sorted order of the data; however, each file, output from each reducer, is sorted on its own. You might be wondering, well what makes SORT BY really useful if the end result isn't completely sorted? And the answer lies in the logic of the reducer itself. Remember, the reducer can be any logic you want if you're writing your own MapReduce, or it could be a function that you can plug into Hive, as we'll see in the later part of this course. If you think back to our log example, where we were consuming IAS, <text:soft-page-break/>or Apache log files, what if you wanted to process the data in the order that it actually came in? So, each event in the order that it came in, you want it to be able to process that as part of your reducer. So you need to sort the data somehow as input to your reducer. So in that case, you could actually sort the data based on the event datetime. And then perform your reduce script off of the data that it's actually sorted. You may not necessarily care whether the end result was sorted or not, but you do care that each reducer receives the events in a sorted fashion. Following the same example begs the question, what if you wanted to control what data goes to which reducer? And not necessarily which reducer, but what data gets combined with each other? So, for example, if I wanted to process the events of a single user, so let's say I track a userId in my logs, and I want to process each users events in order, and in order to do that, I need all of the users events to go to a single reducer so I can perform my computation. So Hive provides a couple of options to do that, and that's how you can control, to some degree, the data flow of what happens between Map, and Reduce, and the Shuffle and Sort phase. Remember, in the Shuffle and Sort phase, there's also something called a partitioner, and the partitioner controls how the data gets distributed among all of the reducers. And if you remember, we also said that the default partitioner uses a hash function on the key column, and that if the values of the key column weren't distributed enough, then that would cause some reducers to have a much bigger load than others. So what can you do to mitigate this? So Hive provides the DISTRIBUTE BY clause. So, you can SELECT your columns, and then you can specify which column the partitioner uses to distribute your data among the reducers. So in this example, the key column has values x1, x1, x1, x1, and then just x2. So if you were using the default partitioner, the data would actually be split this way. All of the records with the key-value x1 would go to one reducer, and the single row with the key-value x2 would go to another reducer. So notice that the third reducer has a much bigger load than the second reducer, and Hive couldn't actually use any other reducers even if there were empty slots available on the cluster to perform the task. So what happens if I use DISTRIBUTE BY y. Notice that the values of y have a fairly good distribution of values. And so Hive is actually able, in this case, to distribute the records among multiple reducers. The first reducer gets two records, the second reducer one record, and the third reducer gets two records. So the work is much more evenly distributed. And it's not just about distributing the workload, it's also about the problem you're trying to solve. So, in our case, y could have been the userId <text:soft-page-break/>that we've discussed earlier, where I want to group all of the events for a particular user to a single reducer so I can perform a specific computation against those records. And notice, however, that the records in the result aren't really sorted by any particular column. They're just being distributed to the reducers in random order based on the distribution of values in the column y. But there's no real order to the records, so no real order here. In going back to our example where I want to work on a workload for a particular user, this really doesn't help me, because now the events are jumbled, and they're not in the order that the events actually arrived in the log file. So what can we do to solve this? Well, we'll simply combine DISTRIBUTE and SORT BY. So we'll DISTRIBUTE BY the column y, and we'll SORT BY z, and z may represent the event datetime, for example, in our IAS log file. So again, the data's distributed among multiple reducers either to solve a particular problem, or to simply guarantee the distribution of results. And then the data going to each reducer is sorted by the values of the column z. And notice here that SORT BY doesn't guarantee globally sorted order. You would have to use ORDER BY to achieve that, and that would actually force everything to go to one reducer anyway. If your DISTRIBUTE BY and SORT BY columns are the same, then Hive provides a replacement for the longer notation, and you can simply use CLUSTER BY. So, if you wanted to distribute your data by the same column that you're sorting the data going into each reducer, you can simply use CLUSTER BY, and provide that column.</text:p>
        </text:list-item>
        <text:list-item>
          <text:p text:style-name="P3"/>
        </text:list-item>
        <text:list-item>
          <text:p text:style-name="P3">The CLI and Variable Substitution</text:p>
        </text:list-item>
        <text:list-item>
          <text:p text:style-name="P3">Before we end this module, and branch off to more advanced topics, like joining different tables, and creating your own user defined functions, I want to talk about the command line options that you have using the Hive CLI. So far we've only launched Hive using the Hive command, but we haven't really looked at the various options and parameters that you can use. So let's take a look at that. The first switch you can use is the -e, and basically that lets you execute a hive query, or command, inline, in batch mode instead of interactively, and so basically you run the command hive with the -e switch, and you provide your HiveQL. Another switch you can use is -S, and that basically tells Hive to run in silent mode, which means that Hive won't produce some of the output that it usually produces when you run an interactive mode, or even in batch mode, in -e, and it'll just produce the actual results. So no okay messages, or anything like that. And that's really <text:soft-page-break/>helpful if you want to execute HiveQL using the -e, or -f, and immediately save the results of your query into a file on the local file system. So, in our example, we're using -S to specify silent mode, and -e providing the query in batch mode, and then we are sending those results to a results.txt file on our local file system. The third switch is the -f, which basically allows you to write your HiveQL in a file, and then execute that file using Hive. So -e and -f actually run Hive in batch mode, instead interactive mode, which we've been doing in most of our examples. Hive also allows you to do variable substitution. So this takes us from the I'm having fun state running Hive commands on my Hadoop cluster, to actually using this as part of your ETL, or daily job tasks, and basically allowing you to write your own HiveQL scripts that are less susceptible to change. So let's take a look at what we mean by that. Hive provides four namespaces, at least in the more recent versions of Hive. The hivevar namespace is a fairly new addition, but the remaining three remain the same. So what do we mean by namespaces? Well, basically Hive allows you to define variables, or settings, or properties, or configurations, and to better organize these, and prevent name collisions, these properties, or key-value pairs, are marked with different namespaces. The hivevar namespace is a place to define user defined variables. Hiveconf is where Hive stores most of its configurations. So if you remember in the dynamic partitioning slides where we looked at some of the Hive configuration values, this is where they're actually stored. And then the system namespace is for more Hadoop-related properties, and environment namespace is for environment variables. So how do we use these? So here are some examples. So I can run Hive, and then use the -d switch, provide a new variable name, which is a user variable called source table, or srctable, and provide the value for that equals movies. So this will basically launch Hive in interactive mode, because I didn't specify either a -e or a -f. And along with that, within my session there'll be a new variable called srctable, and that variable will have the values movies. Hive provides the set command to either list the value of an existing variable. So if you just specify set, and then the variable name, in our example, if I wanted to determine the value of the srctable variable, I could simply write set srctable; hit Enter, and Hive would actually tell me that the value of that variable's movies. I can also define new variables, and in our example, because I'm already in interactive mode, I have to use the namespace, so the command becomes set hivevar:cond, so I'm creating a new variable called cond, and I'm providing the value of that variable as 123. So following that, I can actually use the two variables in a <text:soft-page-break/>SELECT statement. So I can SELECT a, b, c from Pluralsight., remember we actually created a database called Pluralsight, but then I can dynamically query a specific table that I provide in runtime. So I can use my variable name as a placeholder, and Hive uses variable substitution to replace the value of my variable name in runtime. So ${hivevarsrctable}, and that gets replaced with the values movies, so the SELECT statement would read SELECT a, b, c from Pluralsight.movies, hivevarcond gets replaced with its actual value, so the where condition becomes where a=123. The second example, notice that variable substitution doesn't need to be in interactive mode. So, in this example, I'm using batch mode, using the -e switch, and I'm defining a variable called src using -d, which creates the variable, in the hivevar namespace, and also another variable called db, which has the value Pluralsight, and notice here that we have a new switch, which is -v, and that tells Hive to be verbose, so Hive will actually print out the SELECT statement before it executes it. And then my SELECT statement is select * from the value of the variable db., and then the value of the variable src, and then LIMIT 100. So this becomes a generic give me top 100 of any table in any database, and I can provide the table name and database name as part of the parameters to the query. Notice that we've been using -d. You could also use --define to create a variable in the hivevar namespace, and you can also create a variable in the hiveconf namespace, and actually that was the default in earlier versions of Hive. However, for separation of concerns between the Hive specific configuration, and your own user defined variables, the hivevar namespace was created. Also, if you run set without specifying a variable name, then Hive will actually list out all of the variables that are included in all of the namespaces. And you'll see some of the Hive configuration parameters for dynamic partition inserts, along with many others that exist to configure the Hive system. And again, if you simply use set with the variable name, without providing a value, then Hive will tell you what the value is for that variable, assuming that variable exists.</text:p>
        </text:list-item>
        <text:list-item>
          <text:p text:style-name="P3"/>
        </text:list-item>
        <text:list-item>
          <text:p text:style-name="P3">Summary</text:p>
        </text:list-item>
        <text:list-item>
          <text:p text:style-name="P3">In this module, we looked at the different data types, and looked at the primitive data types, and also the complex data types like Arrays and Maps. And then we looked into how you can manage your data more efficiently using partitioning, and we looked at the differences between managed tables, where partitions are created by loading data into them, and external tables, where you use the ALTER statement to create partitions. And we also looked <text:soft-page-break/>at dynamic partition inserts. And then we discussed the concept of multi inserts, where you can scan your source data once, use multiple queries against it, and load the results into various tables, or files. And then we looked at some of Hive's functions from aggregate functions, to functions against strings, and date manipulation. And then we took a closer look at the Shuffle and Sort phase as part of MapReduce. And we explained the differences between using ORDER BY, SORT BY, DISTRIBUTE BY, and CLUSTER BY. And then we looked at the Hive CLI in more details, and we looked at how you can use variable substitution and batch mode execution. In the next module, we'll go back to using the movies lens dataset, and perform some joins between multiple tables, and then we'll also create our own user defined functions.</text:p>
        </text:list-item>
        <text:list-item>
          <text:p text:style-name="P3"/>
        </text:list-item>
        <text:list-item>
          <text:p text:style-name="P3">Advanced HiveQL</text:p>
        </text:list-item>
        <text:list-item>
          <text:p text:style-name="P3">Introduction</text:p>
        </text:list-item>
        <text:list-item>
          <text:p text:style-name="P3">Hi. This is Ahmad Alkilani from Pluralsight. In this module, we're going to take a look at quite a few Concepts, specifically around extending Hive, so let's take a look at our outline. We're first going to talk about bucketing, and how that relates to organizing your data. And then we'll take a look at how you can sample your data using both bucket, and block sampling. And then we're going to look at joins, and we'll first discuss the different types of joins, and then we'll look at joins in depth, and how joins are implemented in MapReduce. And then we'll discuss various join optimization techniques. And then we're going to introduce the distributed cache, and how you can use it. And then once we have all those concepts wrapped up, we'll look at some advanced Hive functions, like table valued functions, or UDTFs, and then we'll look at how you can use the lateral view to further manipulate the results of a UDTF. And then we'll look into extending Hive with our own user defined function that we'll create. And then we'll also create a transformation script using streaming. And we'll also discuss windowing and analytical functions. So without any further ado, let's get started.</text:p>
        </text:list-item>
        <text:list-item>
          <text:p text:style-name="P3"/>
        </text:list-item>
        <text:list-item>
          <text:p text:style-name="P3">Bucketing</text:p>
        </text:list-item>
        <text:list-item>
          <text:p text:style-name="P3">In the previous module, we looked at table partitioning, and we discussed how a table can be split into multiple partitions for performance and organization reasons. Bucketing is similar to partitioning in that it splits a table, but it can also further split a partition as well. So bucketing can be applied to tables, or partitions. So, bucketing is an approach to distribute, or <text:soft-page-break/>cluster table data for more efficient sampling, better performance with Map-side joins, and it can be used with, or without partitioning. There are cases when your data doesn't lend itself well to table partitioning, but you still want to have a way to take advantage of splitting your data into multiple sections, or segments, for performance reasons, so bucketing comes in handy. Along with allowing you to cluster your data, buckets can also be sorted, and that also helps in certain algorithms, like the Sort-Merge-Bucket joins, as we'll see further in the module. So let's take a look at the syntax. What I have here is a simple CREATE TABLE, and to achieve bucketing, you basically specify the CLUSTER BY clause, and you provide the column that you want to cluster by. So in this case, I'm using column b, and you provide the number of buckets that you want to use. And this is really specific to your use case, what you think actually makes sense with your dataset. So Hive will use the values of column b to create multiple buckets for this table, and a bucket is nothing but a cache function that Hive runs against the column that you provide. So Hive will run a hash function against the values for column b, and split that INTO 256 BUCKETS, based on the value that I provided in my CREATE statement. Let's take a look at an example with sort. So again, CREATE TABLE 1, and you'll notice here that I'm also partitioning this table, so as we mentioned, bucketing can apply to a table with no partitioning, and can also apply to a table that's partitioned. So again here I'm clustering the data by b INTO 64 BUCKETS, but notice I'm also sorting the data by c. So a feature of bucketing is also that you can sort the dataset when it lands in the table. And one of the reasons why you would want to do that is that it enables further optimizations, especially when using joins. And yes, bucketing and sorting the data, in case you're using the SORT BY, will take a little bit more time when you're saving the data into the table, but remember the use case for Hadoop, it's generally a write once, read many kind of use case, so this does follow that paradigm. When you're working with buckets, Hive doesn't control, or enforce bucketing on the data when it's loaded to the table and it's your responsibility to make sure that you load the data appropriately. In the module that introduces Hive, we mentioned that bucketing is actually a little bit more difficult to deal with, and this is part of why that's the case. So there are two approaches to load your data. You can either set the MapReduce tasks to the number of buckets that you've specified as part of your CREATE TABLE statement. So the idea is that you need to force Hive to use a number of reducers, and remember, each reducer results in its own file, so the general idea is that each reducer will create its own bucket. And <text:soft-page-break/>so in this statement, notice that we have to know the number of buckets that the table actually uses, and I have to set the number of reduced tasks to that number, and I also have to know which column the tables clustered by, or basically bucketed by. An alternative to this approach, which makes things a little bit easier, is you simply set the hive.enforce.bucketing configuration to true. And what that does is that Hive will actually automatically figure out the number of buckets based on your CREATE TABLE definition, and automatically set the number of reduced tasks to that number. And Hive will also figure out that it needs to cluster the data by the column used to bucket the table in the CREATE statement. So this approach doesn't burden your users of having to know how your data's actually clustered, and if you decide to change that in the future, then your INSERT statements would still work. So again, what this does is that it sets the number of reducers, and hence the number of output files equal to the number of buckets. And with that, and because your data's actually split into buckets at this point, sampling becomes a much simpler task. So let's take a look at how we can achieve that using a table that's bucketed.</text:p>
        </text:list-item>
        <text:list-item>
          <text:p text:style-name="P3"/>
        </text:list-item>
        <text:list-item>
          <text:p text:style-name="P3">Bucket and Block Sampling</text:p>
        </text:list-item>
        <text:list-item>
          <text:p text:style-name="P3">So Hive supports sampling on data from tables, and sampling can actually be applied to any table. It's not specific to tables that have buckets; however, there are performance advantages if your table is bucketed. The general syntax of sampling data is to use the TABLESAMPLE keyword, and you specify the bucket number, and on which column this bucket applies. And notice that even though we are using a BUCKET keyword here, it still does apply to tables that aren't bucketed. So you can sample a table that's not bucketed; however, in that case, Hive would actually have to read the entire table based on your filters, and then it would have to run the hash function against all of those records, and based on the result of that, it would return a subset of those records. In the case where your table actually is bucketed on that column, then Hive would simply just need to go to that table and pick up the file from that bucket. So here's an example of our page_views table, and we're using the CLUSTER BY clause to bucket the data. And notice that the table's also partitioned on dt. And so here are some examples of how to sample data off of the table. So SELECT*FROM page_views TABLESAMPLE, and in the first SELECT statement I'm using BUCKET 3 OUT OF 64 ON userid. So in this case, Hive can actually just go and skip, and for every partition go to the third bucket, because the table's actually clustered on the <text:soft-page-break/>same userid that I'm specifying as part of my TABLESAMPLE statement. In the second statement, I'm still using the third bucket out of 64 buckets; however, I'm providing a rand function, and this is part of the features of the TABLESAMPLE statement. You can basically specify to use the random function, and so instead of considering a single column to determine the bucket; Hive will use the entire row. And notice in this case, Hive won't be able to use the fact that the table's actually clustered by the userid. So bucket sampling is one approach to sampling your dataset. However, Hive provides another approach called block sampling, and this literally follows its name, because it's based on the HDFS blocks. Remember block sizes are typically 64 MB, or 128, 256, etc. And this approach to sampling is based on the HDFS blocks themselves. And so because of that, it's actually a percentage of the data size. Notice that this is not the number of rows in the table. And when you use block sampling, it returns at least the percentage that you've specified, but it's not guaranteed to be only that percent, so it can be either that percent, or greater. And it doesn't always work, so it also depends on the compression type and the input format. You have to be using a specific input format called CombineHiveInputFormat, and if you're not familiar with input formats, we'll actually discuss them in further detail in the next module. So let's take a look at the syntax. So the same keyword applies, TABLESAMPLE; however, notice that you're not specifying a bucket, whereas in this case you're actually using a percentage. And remember, the percentage is a percentage of data size and not the number of rows. And because block sampling is based on data size, there's an alternative syntax, where you can actually specify the number of megabytes, so you specify TABLESAMPLE, and then x megabytes. So here's an example of how we can use block sampling. We have two SELECT statements. The first one samples the table based on a percentage, so we're specifying 0.1 PERCENT, and the second statement uses the number of megabytes. So let's take a look at how this visually pans out. For simplicity, let's say the page_views table has three blocks, and each block is 64 MB. So on our second SELECT statement, we're specifying 90 MB. So we know for sure that the first block is going to be returned, and given that we're using block sampling, instead of stopping at the orange line, which is approximately 90 MB, Hadoop will actually return the entire second block. So, you can see that it returns at least the percentage specified, but not necessarily the exact percentage. In recent versions of Hive, Hive also supports a variation, where you can specify the number of rows; however, this number is based on the input split. So if you specify 10 rows, <text:soft-page-break/>its 10 rows per input split, and although this is not 100% accurate, but generally speaking, each block gets its own input split.</text:p>
        </text:list-item>
        <text:list-item>
          <text:p text:style-name="P3"/>
        </text:list-item>
        <text:list-item>
          <text:p text:style-name="P3">Joins</text:p>
        </text:list-item>
        <text:list-item>
          <text:p text:style-name="P3">We've deliberately delayed talking about joins in Hive so far, not because joins are particularly evil, although there is some merit to that, rather that they come with some performance considerations. And to fully appreciate what it takes to perform a join in MapReduce, we had to cover a few other topics about Hive and MapReduce first. Hive supports a few different join types. The inner join, which Hive actually just uses the JOIN keyword for, and it also supports LEFT, RIGHT, FULL OUTER JOINs, LEFT SEMI JOIN, and CROSS JOINs. And we'll take a look at these in more detail in the next slide. Hive, however, only supports equality joins, or basically where the join only has an equal sign as part of the ON clause. So joins where greater than, less than, or even not equals, are all not supported. However, Hive does support joining multiple tables, so multiple tables can be joined at the same time. So let's take a look at the different types and details. The normal inner join, which Hive uses the JOIN keyword for, basically joins tables a and b, and then there's the ON clause, where you specify the keys involved in the join. Visually the join would look something like this, where only the intersection between a and b is returned. And Hive also supports outer joins, so LEFT, RIGHT, and FULL OUTER JOINS are all supported, and visually it looks like this. So, for a LEFT OUTER JOIN it returns all of the values for a, whether or not a has an equivalent in b or not. And also all of the values for b, where b intersects with a. And a FULL OUTER JOIN returns both a and b, whether or not they intersect. And notice in this query, we're actually also joining against c, after we perform the join against a and b. One important thing to note in Hive is that joins are not cumulative, so the order from left to right does matter, so the table a will first be LEFT OUTER JOINed with b, and then the result of that will be JOINed with c. So in this example, if we were to join against c first, basically performing an inner join between a and c, and then performing a left join with b, then all of the values for a would be filtered out by all of the values in c based on the key, and then the result of that would be the left join that is performed with b. Hive also supports another type of join called the LEFT SEMI JOIN. A LEFT SEMI JOIN basically replaces the IN or EXISTS statements that you would normally use in a regular database, where you would only want to return values from a particular table if those values existed in another table. So, in our example, <text:soft-page-break/>we only want to return values for a.val if a.key EXISTS in the table b. And so for the first two statements, those are not supported by Hive; however, you can rewrite those using a LEFT SEMI JOIN basically specifying a LEFT SEMI JOIN b, and then your ON clause. And note that a LEFT SEMI JOIN is different than a LEFT OUTER JOIN, and the difference is that if for any key value a, there exists multiple records in the table b for that same key-value, then only a single record from a would be returned. In a LEFT OUTER JOIN, on the other hand, the key-value a would join against every single one of the matching records in the table b, and return that many records for the same key. So if table a, for example, represented fruits, and table b represented baskets, and we had a key apple in table a, and there were three baskets in b containing apples, a LEFT OUTER JOIN would return three records, apple b1, apple b2, apple b3, whereas a LEFT SEMI JOIN would just return apple. And again, this mimics the exact behavior of an EXIST statement. Hive also supports CROSS JOINs, where basically there's no ON clause, so there's no key to perform the join against, and all of the records from a would join with all of the records from b.</text:p>
        </text:list-item>
        <text:list-item>
          <text:p text:style-name="P3"/>
        </text:list-item>
        <text:list-item>
          <text:p text:style-name="P3">Joins in Depth and Join Optimizations</text:p>
        </text:list-item>
        <text:list-item>
          <text:p text:style-name="P3">So what does it take to perform a join in MapReduce? The first thing to note is that Hive generally joins two tables at a time, so if you had three tables, the first two tables would be joined in the first MapReduce job, and then the output of that would go into another MapReduce job, and join with the third table. The second thing to note is that Hive uses a concept called streaming, and with that Hive takes assumptions based on the order of the tables that appear in your JOIN statement. It assumes that the first table is generally smaller than the second, and then that is also generally smaller than the third, and so on and so forth. So let's take a look at an example. So in this example, we're joining tables a with b, and then the result of that we're also joining with c. This statement would result in two MapReduce jobs. In the first job, Hive would buffer the values of the keys from a, and then stream the table b through the Reduce phase, and so basically Hive is taking the assumption that table b's actually bigger than a, and so it uses that to stream the data through, and it uses the key-values from a in a memory buffer. The result of the first MapReduce job would then join with c, and c would then be the table that streams through the Reduce phase. Hive does allow you, however, to change the order of how that happens, using the STREAMABLE keyword. So I could specify that I actually want a to be streamed in the <text:soft-page-break/>Reduce phase, and to buffer the key-values of the table b in the first JOIN statement. So in this SELECT statement, I'm specifying STREAMABLE a, letting Hive know that a is actually the bigger table. The key point to remember here is that Hive always assumes the smaller tables come first. An easy way to remember that is to remember a triangle. So the smaller table's a, b is bigger, and then c is the biggest table of all. But how do joins really work? Let's take a look at an example in more details. In this example, I'm simulating the join between two tables, the light-shaded green being one table, and the light-shaded blue being a second table. And each rectangle, or square represents a record out of the Map phase of each of the tables. So, for example, the values 9, x, y, are actually one single record where 9 is the key, x and y are the values of that record, and so on and so forth. And similarly for the light-shaded blue table, I'm only showing the key-values here for simplicity. So if you recall, right after the Map phase, there's a Shuffle and Sort phase, where basically the keys are distributed between reducers. And this is an essential phase for how a join actually works, because the join keys of both tables are the keys that are output from the mappers, and so the records with those key-values all go to the same reducers. In this example, we're just illustrating the key-values 9 for simplicity. The third phase is the Reduce phase. And so Hive will buffer all of the records for the same key-value, which is 9, in our case, and so there are two records for the key-value 9 from the first table. So 9, x, y being the values, and then 9 is the key again, and a, b is the values for the second record. And so those two records are held in memory, and then all of the matching records from the assumed to be bigger table, which is the light-blue shaded table in our example, are streamed through the reducer, and are joined to the buffered data. So you can see how this keeps a relatively small memory footprint on the reducers, and how it utilizes the Shuffle and Sort phase to line up the records. Because joins can be very expensive, requiring multiple MapReduce jobs, and even a reducer on its own can be very expensive, so we're going to take a look at a couple of approaches that we can use to better the performance. The first is merging MapReduce jobs. Remember that we said that if you had a join with multiple tables, then each two tables require a MapReduce job on its own. Well, that's true, unless you're using the same key repetitively in subsequent join. So in this example, the default behavior would be to join tables a and b, and in this case, we're only showing one reducer for simplicity, and the reducer being noted as a circle, and so the result of a and b is stored in HDFS, and then that is again joined with c, <text:soft-page-break/>giving us the final result. In this JOIN statement, however, the column a.key is used in both joins. So Hive can condense the two MapReduce jobs into a single MapReduce job that actually joins all three tables. Because the key that joins a with c, and a with b, is the same key, and so doesn't require a separate Shuffle and Sort phase. But this Reduce phase is still very expensive because of the Shuffle and Sort operation, and the data has to travel from the mappers to the reducers as well. What if we can eliminate the Reduce phase altogether? And this optimization is called Map-side joins. However, Map-side join has quite a few restrictions, and quite a few requirements to make it happen. All the tables involved in a Map-side join are required to fit in memory, with the exception of one table, which is streamed through the mapper. And for the tables that do fit into memory, Hive actually creates a hash table out of them. And for Map-side joins, there are actually two ways to perform a Map-side join. You either tell Hive that you know that a specific table is actually small enough to fit into memory, and so you call it out, and provide the MAP JOIN hint in your SELECT statement, just as this SELECT statement where we're specifying MAP JOIN b. So in this case, for every mapper of a, b is read completely, and stored in a hash table, and then a is streamed through the mappers, and joined against the hash table, which represents b. Some of the restrictions for Map joins is that you cannot use a Full or Right Outer Join. However, if you do need a Right Outer Join, you can replace that with a Left Outer Join, and that should work. And you can't use two SELECT statements, with a UNION between them, and perform a MAP JOIN with either statement. So the second approach to Map joins is to actually let Hive do that for you. There's a configuration that you can set called hive.auto.convert.join, and if you set that value to true, Hive will automatically try and figure out which table is small enough to fit into memory of the mapper, and then use that table to perform a Map join instead of a MapReduce. In versions prior to Hive 0.11, this setting was a hit or miss, but in version 0.11, Hive is actually a lot more efficient.</text:p>
        </text:list-item>
        <text:list-item>
          <text:p text:style-name="P3"/>
        </text:list-item>
        <text:list-item>
          <text:p text:style-name="P3">Map-side Joins for Bucketed Tables</text:p>
        </text:list-item>
        <text:list-item>
          <text:p text:style-name="P3">What if neither of the tables fits into memory? Is the dreaded Reduce phase a necessity at that point? Well, all hope is not lost, and the solution is in bucketed tables, and this is where creating bucketed tables, or bucketed partition tables pays off. So how does this work? Basically, buckets can be joined with each other as a Map-side join when the following conditions apply. Both tables, or the tables being joined, have to be bucketed on the join <text:soft-page-break/>columns, basically clustered on the columns that you're using in the JOIN clause. And the number of buckets in one table has to be a multiple of the number of buckets in another table. It can be the same number, and there's actually an advantage to that, but it can also be a multiple of each other. So, if one table has 12 buckets, and the other table has 24 buckets, then that would work as well. And you would also have to set a configuration parameter in Hive. What if your buckets were also sorted? So there's also another optimization that Hive can take advantage of. This optimization also happens to be a Map-side join, but it's even faster than a normal bucket Map-side join because the data's already sorted. So again, this has similar restrictions, the tables being joined must be bucketed on the join columns, and they have to have the same number of buckets, in this case. They can't be multiples of each other. They have to have the exact same number of buckets. And the buckets must be sorted. Again, this is called Sort-Merge-Join, so that's kind of a given. And then there are actually quite a few parameters that you have to set in Hive, but once you set that up, then Hive can actually perform a Sort-Merge-Join, which is your best bet if you tend to have to join multiple large tables together.</text:p>
        </text:list-item>
        <text:list-item>
          <text:p text:style-name="P3"/>
        </text:list-item>
        <text:list-item>
          <text:p text:style-name="P3">Distributed Cache</text:p>
        </text:list-item>
        <text:list-item>
          <text:p text:style-name="P3">Before we move on to our next topic, it's important to understand another key component of the MapReduce framework called distributed cache. The distributed cache is an approach used by MapReduce to distribute files across data nodes. So this lets us to use the MapReduce framework to share data, or different types of files across the data nodes, and it provides a means for data nodes to access files local to the data node itself, basically creating a cached copy of that file. And one of the interesting things about this is the type of files that you can actually use. So the distributed cache is typically used with a couple of different types of files. You can use it with text files if, for example, you wanted to distribute a set of look up values, and you can also distribute archives, and the MapReduce framework will actually take care of uncompressing those files before it makes that data available to the nodes involved in the MapReduce job. What we're really interested in here is that the distributed cache also facilitates distributing programs across the nodes, and this is essential whether you're writing your own user defined functions in Hive, or your own custom scripts that you want to use in a MapReduce program. Remember that MapReduce itself is actually running on different servers, and if you're relying on binaries to actually perform a different task, <text:soft-page-break/>that piece of code needs to exist on each one of those servers so that you can execute it. The distributed cache is even used internally when Hive is performing Map-side joins. Remember, one of the forms of a Map-side join is that Hive would take the entire value set of a table, and create a hash table out of that, send that hash table to each mapper. So it actually performs that task using the distributed cache. The distributed cache will have the responsibility of sending a copy of that hash table to each one of the nodes involved in your job. So given its value, Hive also allows you to use the distributed cache from within Hive, and provides the keyword ADD FILE to add a normal text file to the distributed cache. You can also use the ADD ARCHIVE to send a compressed file, and again the MapReduce framework will actually uncompress that file before it provides it to the data nodes. And you can use ADD JAR to add a compiled Java program that you can use within a map or reduce task, and that's actually how we're going to create our own user defined functions later on in this course. And you can also LIST the FILES, JARS, or ARCHIVES that have been previously added, and you can optionally provide the file path of the original file, and Hive will tell you whether or not that's specific file has been added to the distributed cache.</text:p>
        </text:list-item>
        <text:list-item>
          <text:p text:style-name="P3"/>
        </text:list-item>
        <text:list-item>
          <text:p text:style-name="P3">UDTFs, Explode and Lateral View</text:p>
        </text:list-item>
        <text:list-item>
          <text:p text:style-name="P3">So the next topic we're going to discuss is advanced Hive functions, and specifically we're going to talk about table-generating functions, and we're also going to look at how we can create our own functions in Hive. Let's take a look at a practical example to help us demonstrate what we mean by table-generating functions. In this example, we have a sample of our movies table, and we have two movies, The King's Speech, and Elysium. For each movie, we have a set of actors represented by an array in Hive. We know that in a SELECT query we can access any member of the array using the indexer; however, what if you wanted to perform an operation on the entire set? In typical database jargon, we call these operations set base operations. So Hive provides a function called explode. The explode operation takes an array as an input. It can also take a map as an input as well. In the case of a map, if you apply the explode function on a column of a map data type, the result will be a table with two columns. So it basically returns one row with two columns for each key-value pair from the input map. And let's use our previous example with the movie The King's Speech, so how do we make this useful? How do we make working with this data more like working with a <text:soft-page-break/>table, as opposed to an array? So we can basically explode the actors column, and the syntax is SELECT explode(actors), and the result of the explode function is a new column, and we're giving that the alias a, so let's take a look at what happens. Basically the single record for that movie with an array representing each one of the actors, is exploded into multiple records. To further illustrate this, let's take a look at another example. So here we have a table that has a column called metric, and that column is of an Array data type. If we apply the explode function on this table, the result looks like this. Each one of the array elements in the table explodes into its own record, so we'll basically have a record for 8, a record for 9, 10, 6, and 3. One of the shortfalls of the explode function is that no other expressions are allowed in the SELECT statement. So in our movies example, if I wanted the movie name, or title, along with the list of actors that result from the explode function, I can't use those two in the same query. And Hive actually has a solution for that, and provides a different approach, which we'll talk about next, called lateral view. Another problem with table-generating functions is that they can't be nested, and they also can't be applied in a GROUP BY, a CLUSTER BY, DISTRIBUTE BY, or ASSORT BY. So how do we overcome some of these shortfalls? Well Hive provides something called lateral view. A lateral view basically takes a table-generating function as an input, whether it's a user defined function, or a Hive built-in table-generating function, and then it provides a virtual table for accessing the combined results. So let's take a look at the syntax. So here we have a normal SELECT statement that goes against the baseTable, and then we're using the LATERAL VIEW keyword to access the results of a table-generating function. The results of that function are given a virtual table name provided by tableAlias, and then we also have to tell Hive what to call each column from the resulting table, and that's provided at the end as a columnAlias. Notice that it is a little bit confusing in that you actually have to provide the tableAlias for the virtual table, and then at the outset of that, provide the columnAliases for that table. But if you think about it from a logical perspective of what Hive needs to do, and that it first needs to generate the table, and then it needs to figure out the column names, that at least helped me memorize the syntax. So, in this example, we're basically now able to SELECT the columns a and b FROM the baseTable, and combine that with the result of a table-generated function from the results of a UDTF. And Hive also lets you perform multiple LATERAL VIEW expressions in the same SELECT query. Everything to the left of a lateral view can be used in a subsequent lateral view. So in our example <text:soft-page-break/>here, we're applying a user defined table function against the column x in the baseTable. The result of that is a virtual table t1, and the column within t1 is called col1, and then we're using the results of that in another lateral view, and applying another function against column 1, which results in the virtual table t2, and the column col2. In our SELECT statement, we're able to SELECT the columns a and b from the baseTable, and column 1 from the first user defined table function, exposed by the LATERAL VIEW, and column 2 from the second LATERAL VIEW. And you can imagine a practical example is if you had an Array of arrays. If you recall, Hive lets you cascade data types, so we can have an Array, and each member within that Array is an array on its own, and so applying multiple lateral views allows us to apply a table valued function against each individual item within the second array. Let's go back to our movies example, and see how this really works. So remember we had two records. So, if we apply a query against the table, where we explode the actor's column, and then apply a LATERAL VIEW against that, giving that virtual table the name actorTable, and then the result of that explode function is a column called actor. So the actors array is exploded into a new table of one column, and that column's called actor. So the result of this query looks like this. You can see how lateral view allows us to combine the results of a table-generating function, like explode, with other columns from the original table, and notice how the third column in our resulting table is called actor, which is the columnAlias that we've provided for the virtual table actorTable from the LATERAL VIEW expression. Hive also provides a variation of lateral views called outer lateral views. In a normal LATERAL VIEW expression, as we've used in the previous SELECT statement, if we run that against this table, the record for Movie A would actually not appear in our result set, because Movie A has no actors. If you still wanted the Movie A to appear in your result set, you can use the LATERAL VIEW with the OUTER keyword, and so the result would actually be a table with NULL for the actor column of Movie A.</text:p>
        </text:list-item>
        <text:list-item>
          <text:p text:style-name="P3"/>
        </text:list-item>
        <text:list-item>
          <text:p text:style-name="P3">Demo: Extending Hive - Creating Your own UDF</text:p>
        </text:list-item>
        <text:list-item>
          <text:p text:style-name="P3">To this point, we've seen how Hive supports table-generating functions, and we've looked at the explode function, and we've examined how you can use lateral view to further manipulate the results of a UDTF. In this next section, we're going to look at how we can extend Hive with our own functions. So we're going to be creating our own user defined functions, whether they're aggregate functions, or table-generating functions. So let's get started. So <text:soft-page-break/>we're going to start by creating a normal user defined function. We're going to keep this example simple by implementing one of Hive's built-in functions called reverse. And the purpose here is for you to understand the syntax, and how you can actually build your own function, so that we're not looking at the complications of the logic itself, rather at the framework of how you can build one on your own. So the reverse function in Hive simply takes a string as an input, and reverses the order of the characters that appear in the string. So we're going to do the same thing, but we'll also add another twist to it. In our examples, we're going to use Java to implement our function, so that's the first thing to note here. But you can use different programming languages to implement functions, as long as Hadoop has a way to execute your code. So the first thing to note is the import list, and note that we're importing the hive.ql.exec.UDF namespace, and also the Hadoop.io.Text. You may be wondering about the importance of the Text class, and that comes from the fact that everything in Hadoop is based on key-value pairs. And for key objects, the keys have to implement the class writable comparable, and for values, they have to implement writable. So you can think of the Text class as a wrapper around the String class in Java; however, it does implement those two interfaces, and so Hadoop allows you to use the Text class as a key, or as a value. So when writing our own functions, we'll expect to perform some casts between the Hadoop data types that actually implement the writable, and/or writable comparable classes, to normal Java data types. So that's one of the things to keep an eye out for. In the section that follows, we're showing the Description annotation, which is one of a few annotations that Hive supports. These annotations help describe, and give a little bit more details about your function, and some of the annotations, like the Deterministic, or Stateful annotation, can actually give Hive more hints about the execution of your function, and that can help with performance. The Description annotation that we're using here helps document your function, and this is basically what displays when you use the describe function, and your function name. You'll notice that other than the name property, there's a value, and an extended property for the Description annotation. And the value property is what shows when you select a normal describe, and the extended property is what shows when you describe extended, along with the normal value property. Before we go into the details of this function, let's talk about the workflow of how to create a user defined function. The general approach is to create a program, and within your program, you'll extend the necessary Hive classes; in our example the class is UDF. And you'll eventually provide <text:soft-page-break/>an implementation for the required functions. And then once you compile your class, and provide it as an executable, in our case it'll be a Jar file, then you provide that Jar file to Hive, and then Hive takes that Jar file, and as part of that process, the user then creates what Hive knows as a temporary function, and it's temporary because it's not part of Hive's built-in functions. So there's a command that we'll use to create a temporary function, and we'll give that function a name, referencing the class that actually performs the job of that function. What I want to highlight here is that the user referencing your program, and ultimately referencing the class that performs the function, gives their own name to the function, and because the user has the flexibility to name the function whatever they want, Hive provides a placeholder, which we're actually using in the Description annotation called _FUNC_, and basically Hive will use the user's function name, instead of this placeholder when it shows the description for your function. So let's go into the details of what this function does. We're basically calling the class MyReverse, and it extends UDF. And to implement the user defined function, you have to implement the evaluate method. And notice here that we actually have two implementations of evaluate. So basically you can provide multiple overloads of the implementation, and based on the users usage of this function, Hive will choose one of the overloads. So the first evaluate function takes a Text object, and the first thing we want to check for is to see if the value is NULL, and in that case, we simply return NULL. Otherwise, we simply use Java StringBuilder to reverse the string, and then we return a new Text object with the value of our string. Notice here that we don't reference the same input string Text object in our output, and we actually create a new Text object, and this is because of how Hive and Hadoop is actually built. If you take a look at the code behind the MapReduce framework, you'll see that a lot of the code reuses objects to minimize the memory footprint. So you can't bank on the fact that the objects that you receive are immutable, and if you do end up referencing the same object, you'll see that it actually changes values in memory. And within MapReduce, that also helps reduce the amount of garbage collection that happens because the MapReduce framework doesn't end up having to spin up and spin down too many objects. So the second implementation of the evaluate function actually takes two strings. And the output of this implementation is to basically reverse the order in which it receives the string, so the output is a single String where the second input String comes first, and then the first input String comes second. And if you look at the body of this function, most of it is to handle NULLs, and to know <text:soft-page-break/>what to do with the string if a NULL is actually received. A few final notes here before we move on. Notice that I'm using a simple text editor here called Sublime Text. You can use any text editor that you want, or even a Java IDE, like Eclipse. And there are actually methods where you can compile the Hive in Hadoop code within Eclipse, and that allows you to run and test any plugins or functions that you create. However, that kind of setup goes beyond the scope of this course. I will, however, at the end of the course have some reference links for you if you want to follow that approach. And the final thing to note here, especially if you're new to Java, is the package information at the very top. And basically, Java allows you to package your code, and that acts similar to a namespace. However, you do need to make sure that your folder structure, or directory hierarchy follows the same hierarchy as your package nomenclature. So, in our example, I have package com.Pluralsight.udf, and in my Programs Folder structure, Java would expect that my folder hierarchy starts with com, and then another folder under that called Pluralsight, and then another folder under that called udf, where my code actually stands. So, if you've already skipped forward and attempted to compile your code, and add it to Hive, you'll get a message like class not found, or class path not found, and the most likely reason for that is when you package your code into a Jar, it expects that your code file follows that directory structure. So let's move on to setting up the environment.</text:p>
        </text:list-item>
        <text:list-item>
          <text:p text:style-name="P3"/>
        </text:list-item>
        <text:list-item>
          <text:p text:style-name="P3">Demo: Extending Hive - Compiling and Testing Custom UDF</text:p>
        </text:list-item>
        <text:list-item>
          <text:p text:style-name="P3">Before we can compile and attempt to use our function, we need to make sure that our environment is setup correctly. And if you're following along and using the same Hortonworks virtual machine, then you'll have to install the Java Developer Tools so you can actually compile the class. So to do that, just run the command shown here, and that will download and install the tools required. I've already done this, so I'm going to skip this step. The next step is to note down the Java runtime version, and the reason is that the actual SDK that you use to compile your code is most likely much different than the version used to run Hadoop. So before we can compile our program, we need to make sure that we compile at the version that's compatible with the runtime environment. So, in our case, 1.6 would suffice. So let's go ahead and move to our Scripts folder, and you'll see under that that we have the Java file that we just created. And again, notice that it's under the directory structure as it appears in the package information that we specified in the Java file. In order for us to compile our code, we need to resolve the <text:soft-page-break/>references required in our import statements, and one of those imports requires the hive-exec jar. And notice if we list the jars under that name, that the jar has a very specific number based on the version of Hive that's installed, and because the versions can change a lot, we're going to use a little trick when we actually compile our code so that we don't have to hardcode the version number. So I went ahead and typed the command that we'll use to compile the code, and notice that we're using the Java compiler, and we're also specifying that the target runtime is 1.6, targeting the runtime version that we have installed, and then we need to provide the class path for where our dependencies can be found. And notice that we're using the ls command to automatically pick up the Hive executable jar file. And then in addition to that, we need to reference Hadoop common, and then we simply traverse the directory under com/Pluralsight/udf, and reference our java file. So let's execute this. So now if we list the files under the directory udf, we'll see that the class was actually compiled into a Java program. So the last step is to actually package this into a jar before we go into Hive and reference our function. So let's go ahead and create that jar file. The next step is to launch Hive and reference that jar. And then we need to register the package with Hive using the ADD command, so we'll ADD JAR, and reference the path where our jar actually exists. So you'll notice that Hive does two things. It adds the location of where the jar came from to the class path, so Hive then knows how to reference that location, and then it adds the jar as a resource as well. So now, as a user of Hive, I can go ahead and create the function. So we'll CREATE a TEMPORARY FUNCTION, and we'll give the function a name, called revs, and then we'll reference our class, so com.Pluralsight.udf.MyReverse. (Typing) So let's check and confirm what we've done. We can use the list command to check which jars are available to Hive. So list jars, and you can see that the myudf.jar that we've created is now known to hive, and since we've created a function, we can now describe that function. So we can describe function revs, and you'll see that the description value shows up, and that the placeholder _FUNC_ was actually replaced by the name that I've given the function in my session. So we've given the name revs to the function name, and that takes its place in the description. And notice if we describe extended you'll see that the additional details that we've provided in the function show up as well. So let's go ahead and give this function a try. If you remember from the second module, we had a table that we called movies that we created under the Pluralsight database. So let's test our function on a couple movie titles. And notice that <text:soft-page-break/>because we're projecting a list of columns, and also applying a function against them, that Hive actually needs to run some MapReduce. And notice also that since our function isn't an aggregate function of some sort, and we haven't performed any ORDER BY, or any step that requires a Reduce phase, that Hive is telling us that the number of reducers is set to 0. So it's only going to perform a Map phase against our data, and the function is going to run in the Map phase. And there you can see the original movie title shows, and the reverse movie title shows right next to it. So our function works just as expected. But remember, we had another variation of our function. We created two versions of the evaluate function. So let's test the second one, and notice here how I'm just using the Pluralsight.movies table as a dummy so that I can actually send the function some text. Hive doesn't support SELECT statements like this without any table reference, so you have to reference something in order for this to work.</text:p>
        </text:list-item>
        <text:list-item>
          <text:p text:style-name="P3"/>
        </text:list-item>
        <text:list-item>
          <text:p text:style-name="P3">Extending Hive - Custom UDF Recap</text:p>
        </text:list-item>
        <text:list-item>
          <text:p text:style-name="P3">Let's summarize what we've done so far to create a UDF. The first step is that we imported the necessary packages. So we imported hive.ql.exec.UDF, and we imported the Description package as well to allow us to add the Description annotation. And then we also imported whatever we required in our specific UDF, and in this case, we imported hadoop.io.Text, and the Java utility packages. And then we added the annotations that we required. In our case, we added the Description annotation. But Hive also offers three more annotations. One is called Deterministic, and the default value for that is true, and that information is useful to Hive so that it knows that it can use your function when performing partition pruning or not. And then the next step is that you need to extend the UDF class, and by extending the UDF class, you also provided an implementation for the evaluate function, and possibly multiple overloads for the evaluate function based on the type of parameters your function accepts. So, having said that, Hive also provides a different class that you can extend to create your UDF, called generic UDF, and if you implement a generic UDF, the implementation's a little bit more complex, but it allows you to implement your function once, and apply it to multiple different scenarios where you have different parameters. And basically Hive will actually send you an array of arguments. And it's your job to figure out and understand what types of arguments those are, and actually raise appropriate exceptions based on what your function accepts, and expects the arguments to be. So you would have to do things like check for the number of <text:soft-page-break/>arguments that were passed in, and the data types that you would expect based on your function's use case. You'd also have to build something called an object inspector, and you would use that to cast the arguments to the specific data types that you require. So after you create your UDF, the next step was to compile it, and basically compile and package the code. And here's a summary of what we've done in our example. And remember to specify the target version of your runtime when you're compiling the code. And once we have the code packaged in a jar file, we then went ahead and told Hive about that jar file by using the ADD JAR, and providing the path to the jar file. So the ADD JAR statement does two things. The first is that it actually takes that jar file, and sends it to the distributed cache, so it becomes available on all of the nodes on the cluster, and the second is that it registers the jar's location in the classpath, so that Hive knows how to get to it. And then after that, we created a TEMPORARY FUNCTION to reference the class so that we can use it. So what about that TEMPORARY function? Why is it temporary? We mentioned that it's partially because it's not one of the Hive built-in commands, and that's just how Hive is created. So the problem is that the function only exists in the current user session. Once you exit from the Hive CLI, then that function's definition no longer exists. Well, there are two ways we can solve this. The first is that you can use the -i option when launching the CLI, and this option basically allows you to provide an initialization file, and basically you can give this file to all of your users, and they can use that when launching Hive. The second approach is that you can use the .hiverc file. The basic idea is that Hive automatically looks for a .hiverc file in the user's home directory, and also in Hive's bin directory, which in the Hortonworks Image is under the path specified here. So let's go ahead and try to register our reverse function, and create a .hiverc file, and see how that works.</text:p>
        </text:list-item>
        <text:list-item>
          <text:p text:style-name="P3"/>
        </text:list-item>
        <text:list-item>
          <text:p text:style-name="P3">Demo: Hive Initialization File</text:p>
        </text:list-item>
        <text:list-item>
          <text:p text:style-name="P3">So I'm going to use the Nano Editor, which is a very simple text-editor in Linux, and I'm running it under a super user, so a sudo nano, and then I'm providing the path to the .hiverc file. Notice that this file as it is doesn't exist yet. So let's launch this, and then in this file, let's go ahead and add the Hive commands that are required to register, and create the function. So, the first command is to ADD the package JAR, and the second one is to CREATE the TEMPORARY FUNCTION. And to Save this file, I'm going to type Ctrl+X, and then type Y for Yes where the Nano Editor is asking me to <text:soft-page-break/>Save the file. And then hit Enter for the file location. So let's cap the file and see if that actually worked. So, as you can see, what we typed in show as the contents of the file. So let's now go ahead and launch Hive. And now if I list jars, I should be able to see the registered jar, and I can go and describe my function to confirm that it's there.</text:p>
        </text:list-item>
        <text:list-item>
          <text:p text:style-name="P3"/>
        </text:list-item>
        <text:list-item>
          <text:p text:style-name="P3">Accessing The Distributed Cache</text:p>
        </text:list-item>
        <text:list-item>
          <text:p text:style-name="P3">We already mentioned that the Hive function is added to the distributed cache, but what if you wanted to access other files in the distributed cache? What if your function needs access to a file that's created by a separate process, and it needs to reference the contents of that file? Remember, we're working in a distributed computing environment, so for you to access a file efficiently, it needs to be local to the machine that you're running on. So if a mapper is running on server A, and another mapper is running on server X, then it's best that a copy of that file's available on both servers, and that's where the distributed cache comes in handy. So let's say, for example, that you're building a function that is meant to run against log files, and flag specific records with IPs, based on an exclusion list that you receive in another file. And that exclusion list is sent through the distributed cache. So how can you access that file from within a Hive function? And the trick is that your function is also part of the distributed cache. So any other file added to the distributed cache ends up in the same directory as your function and execution time. So accessing files on the distributed cache is just a matter of referencing the file itself. So here's a simple example in Java where you can simply create a File object, and reference the File./samplefile.csv, which was previously added to the distributed cache. And from there, you can use any Java construct, for example, to load it to an array list, or a hash table.</text:p>
        </text:list-item>
        <text:list-item>
          <text:p text:style-name="P3"/>
        </text:list-item>
        <text:list-item>
          <text:p text:style-name="P3">Hadoop Streaming and Transform()</text:p>
        </text:list-item>
        <text:list-item>
          <text:p text:style-name="P3">What if you wanted to customize Hive, but you weren't particularly fond of, or familiar with the Java programming language? That's where Hadoop streaming comes into play, which allows you to work with MapReduce from other languages, and applies to Hive just as well as it applies to MapReduce development. The general idea is that instead of plugging in your program as part of the Map or Reduce code, the output of the mappers and reduces is streamed to the standard out, and as long as you can read from standard out and produce output, then conceptually you're good to go. And the last thing <text:soft-page-break/>you should be concerned with is that Hadoop can run your code. So, for example, say your writing code in .NET, then you'd have to be in an environment, generally speaking Windows in this example, where Hadoop can actually execute your program. In Hive, streaming can be done using a few clauses. The main one is the TRANSFORM clause, which is what we'll be looking at in detail. Hive also supports MAP and REDUCE clauses, but don't confuse these with actual Map and Reduce. These are just syntactical sugar that ultimately translate into the TRANSFORM clause under the hood, and these were primarily introduced to minimize the work required to create your Reduce code, specifically when writing Reduce code in Java. And the way they do that is by eliminating some of the boilerplate code, specifically the code that you would have to write as part of your reducer to check whether the keys have changed. When working with Hadoop streaming, Cluster By, Distribute By, and Sort By are very essential, and they can be what makes or breaks the performance of your code. And the reason is that Hive relies on these to understand how it can actually distribute the data across multiple reducers. So if you don't use these, there's a likelihood that Hive will actually just pick one reducer, and run all of your data through that. And also, these can play a very important role in writing the algorithm for the problem your trying to solve. Let's take a look at the TRANSFORM command in more detail. So the syntax of the TRANSFORM command is that you provide it a list of columns, and these are the columns that you want to perform an operation on within your script. And then the USING clause provides the path to your code file, or the program. And the reason we say program here is that you can write your own script, and that would be a path to your code file, but you can also call TRANSFORM on a program that already exists on you cluster. For example, you can call the Linux cut command. You can call grep, etc. And then you can choose to provide the list of columns that are output from that program. This is optional however, and we'll take a look at what that means in a second. And then obviously you need to provide the SourceTable that you're performing the transformation against. So what really happens under the hood? How are these columns, and how is the data actually sent to the program? Well Hive actually sends the columns as a single string that is tab separated by default. So if you sent columns a, b, and c, then the values for the three columns would be sent to your program as a single string, with a tab in between each of the values. This also means that you need to sanitize your data. So if your data actually already contains tabs as part of one of the column values, then you need to make sure that <text:soft-page-break/>you take care of that before you call the TRANSFORM function. Otherwise, you'll get unexpected results and the data would appear as a separate column. Hive also deals with NULLs, and it will send the literal value\N in place of a NULL value. And this is to differentiate NULLs from an empty string. If you send back the value\N, then Hive will translate that back to an actual NULL. And again, as we said, specifying a list of output columns is optional, and if it's not provided, then the result set that returns out of the program is treated as two columns. The first column's considered the key, and the remaining column set, whether or not they have tabs as part of the result set or not, are all treated as a single values column, and you can reference the key column using the key keyword. This all might seem a little bit too complicated, and all too much to handle, but I promise that you'll find that it's actually much simpler than it seems once we take a look at a couple of examples. So let's go ahead and do that. So for our example I'm keeping the syntax up top for reference, and here's an example where we're going against the Pluralsight.movies table that we've created in the past module. So we're going to SELECT TRANSFORM the movie_title, and we're going to use the program sed, which is a program in Linux that we can use to do some string replacement. And what we're basically doing here is providing a regular expression, and using the s switch for sed, and we're basically using sed to surround any word as part of the movie_title with a parentheses. You can take a look at the site below to get more details on how the statement works, but beyond the actual syntax, the idea is that we're using a program, and we're applying that to transform one of the columns in our movies table, and that column's the movie_title. And then we're also specifying that the result of our program is a new column called movie_title_parentheses. We're going to look at a very extensive demo on how to write our own transformation script, and we'll look at what kind of problems you might face when you're writing your own script, and some tips and tricks to avoid them. But before we do that, let's take a look at Hive's windowing, and analytics functions.</text:p>
        </text:list-item>
        <text:list-item>
          <text:p text:style-name="P3"/>
        </text:list-item>
        <text:list-item>
          <text:p text:style-name="P3">Windowing and Analytics Functions</text:p>
        </text:list-item>
        <text:list-item>
          <text:p text:style-name="P3">In the latest release of Hive 0.11, Hive introduces a slew of window and analytic functions that even in the most dominant database players in the market today, have only recently been introduced in the past couple years, or even in most recent releases. The first function we're going to talk about is the LEAD and LAG function. And these functions basically let you take a <text:soft-page-break/>peek at records in the past that you've already passed over, or records in the future that you are yet to process. So let's take an example table to demonstrate that. This sample table could simply represent an order transaction system, and we're basically showing customers and their shopping cart baskets, and the contents of the shopping carts, and the quantity of each item. So let's say you're at record #3, and that's the current record that you're processing. And for the purpose of this demo, let's assume that we're processing the records in the order of the ID. So if I use the LEAD function with its default parameters, and I use it on the Contents column, then while processing the third record, which is Mike, Pear, and 5, I can tell that the next item for Contents will actually be Milk. And in a similar fashion, I can use the LAG function to look back at records that I've already processed. So again, if we're at record #3, and I wanted to know, for example, if the current item on processing is for a person of a different basket. So if I'm actually processing the data based on the Basket name, and again, we're on item 3, I can use LAG on the Basket column to give me the value Susan while I'm processing the third item, and then I can compare that with the current value that I have, which is Mike, and I can use that bit of information to know that the Baskets have changed, and apply my logic based on that. LEAD and LAG actually take additional parameters, so although one is the default, you can actually take a peek multiple records in either direction. Hive also provides a function called FIRST_VALUE, and that basically gives you the first value. Similarly, there's a LAST_VALUE function, and Hive also provides PARTITION BY clause, and you can use the PARTITION BY clause to apply a function. For example, an aggregate, or a ranking function, which we'll look at shortly, to a specific portion of your table. So, for example, if I PARTITION BY the Basket name, then I can apply my function against those specific partitions. The OVER clause is what enables us to be able to use PARTITION BY. And you can also use the OVER clause with or without a PARTITION BY. So you can use OVER to specify the order by which your function applies to your dataset, and also the window to look at. So that's where windowing comes into play. You can apply windows not just by using PARTITION BY, but you can also apply windows using the OVER clause. And some of the window specifications available to you are that you can specify whether you want the current row unbounded or bounded, preceding or following rows, and you can even provide the number of rows in either direction to look at. Again, if this sounds a bit too confusing, we're going to take a look at some really extensive examples in our next demo. So you can <text:soft-page-break/>also think about the problems we'll look at as part of our demo, and how you might apply a solution to them as well. Apart from the OVER clause, Hive also provides a WINDOW clause that you can use to provide your window specification. And like most modern databases, Hive also now provides ranking functions, so you can apply RANK, ROW_NUMBER, DENSE_RANK, CUME_DIST, PERCENT_RANK, and NTILE. These are the functions that are currently supported. So now that we've had a taste of the possibilities, let's move on to our demo, and try to put everything together.</text:p>
        </text:list-item>
        <text:list-item>
          <text:p text:style-name="P3"/>
        </text:list-item>
        <text:list-item>
          <text:p text:style-name="P3">Demo: Putting it All Together Using Transform</text:p>
        </text:list-item>
        <text:list-item>
          <text:p text:style-name="P3">In this demo, we're going to be looking at tying all of the concepts that we've been discussing throughout the course. So, we're going to be using Hive, and obviously the HiveQL, which is the query language, and we're going to be loading some data into some tables that we create, and then we'll also create some of our own transformation functions to solve specific problems. So let's get started. In the first demo, we're going to look at creating a script for the TRANSFORM function. And the problem we're trying to solve is to be able to get time on site. So we're actually going to look at log files that we've generated from our previous examples, and the problem we're trying to answer is, how much time does each user spend on my site? So to breakdown this problem, we need to be able to sort the log records based on each user, and then get the difference between the log times of each record. And so for each interaction that this user has on my website, that would tell me how much time the user spent, and then I need to add it up for each user. So let's take a look at how we can do this. So here I have IDLE, which is a Python IDE, and we're going to use Python to create our transformation script. Don't worry if you're not familiar with the Python language, there's not too much emphasis on the language itself here; however, it was one of the simpler languages to use to create this transformation. Remember, you could actually translate this, and create it in Java, and you can also create it in Perl if you wanted to, for example. Or any language as long as Hadoop knows how to execute your program. And at the end of this example, if you end up falling in love with Python, then Pluralsight actually has a couple of other courses that you can take a look at on the topic. So again, I'm using an IDE called IDLE, which you can install on almost any operating system, and in my case, I'm just running it on my windows box. However, you don't really need to use this. You could use any other text editor, for example, like Sublime Text that we've used previously, <text:soft-page-break/>but for this demo, I wanted to actually be able to run this program, and show you the input and output, and how our program is actually going to run. So let's look at the details. The first thing is that I'm importing a couple of libraries from Python, so I need the sys library. I also need the datetime library, since we're going to be working with some dates and performing some datetime manipulation. So if you remember the general workflow of how we're going to solve the problem, we needed to be able to sort our data, and we'll take care of that using the SORT BY clause, which we've seen when we discussed SORT BY, DISTRIBUTE BY, and CLUSTER BY. So that also means that our script is actually going to run as a part of a Reduce phase. Remember the Shuffle and Sort phase, which happens right after the Map phase, is what can actually perform any sorting or distribution of data, and we're going to take advantage of that. An important thing to keep in mind is that your program can run on multiple reducers, so don't assume that it will always run on a single reducer. So let's look at the details of the script. Remember, our TRANSFORM clause uses Hadoop streaming underneath, and with streaming, everything goes through standard in and standard out. So the first significant statement in our script is basically a for loop that simply reads lines from standard in. So for each line that Hadoop and Hive pass to the script, we're going to get that line in the line variable. So now within each line, remember that columns are actually passed as tab separated values, and for the purposes of our function, we expect that there are two columns, and so to align with any misuse, the first thing that we do is check that there is actually at least a single tab in our line. The snippet of code after that simply uses the strip function to remove any white space, and then we split the string on the tab, and we're expecting two columns to be passed to our script, so we're assigning the first result of split to the variable userid, and the second result to the variable logtime. Now for the if statement, remember that your processing multiple records, and that you're going to get different values for userid. So, this if statement basically checks whether or not you're still working on the same user, or if you've actually reached a record that you've switched users, and based on that we need to reset our variables. So the general idea of the function is that for each iteration we're saving the userid that we've seen, and in the next iteration, we're checking to see if the new userid that we have is different from the previous one that we've kept in our previous variable. And if that's the case, we'll go ahead and printout the calculation of timeonsite that we've had so far. And then we also reset all of our variables in preparation for the calculation of this user. If we're still <text:soft-page-break/>working on the same user, which is represented by the else block, we'll simply convert the current and previous logtimes to a datetime object, and from that we'll convert them to a unix timestamp so that we can perform a diff between the datetimes, and get the result in seconds, and we'll continue to add that to our timeonsite variable. And notice that outside of the for loop, we actually have another if statement, and the reason for this is to be able to handle the final user. So if we're actually on the final user, then the script won't get a line for another user that would then force our print statement in our for loop, so we need to check if we actually did process anything by looking at the variable previous userid, and if we did, then to print the final result to standard out. So let's go ahead and test this function. I'm going to hit F5, and that launches the program under the Python shell. And so let's provide our function with some data on standard in. So let's provide a record for user A, for example, and that's the timestamp, and then another record for the same user with a two minute difference, and then finally let's say that we have another record, and then we'll go to user B. And now notice what happens when I hit Enter. Our program will realize that the user has actually switched, and that it basically needs to output the total results that it has for user A. So the timeonsite that we've calculated up until this point for user A is 120 seconds. Now let's continue to add some more records for user B. And notice that we can continue to do this, and our program won't output anything until the user actually changes. So just to simulate a user change, let's do user C, and you can see that it outputs the values for B. While running it here, I don't have a way to trigger the end of input, because it's simply running in a for loop waiting for input from us, but when this runs in Hive, once the data is done, then there won't be any more input from standard in, and that for loop would exit. A few final notes on this, and tips if you try to run this yourself, notice the first statement at the very top of the file. This line is basically pronounced as Shebang, because it has the pound sign, and then the exclamation mark, and basically what I'm doing here is telling Linux to run the script file using the Python interpreter. So when I pass my script file to the TRANSFORM function, Hive needs to know how to execute that file. And for Python files to make them self-contained and executable, you need to use a line like this, and this line basically points to the Python library, or installation that I want to use to execute the program. And you would also use a line like this if you actually had multiple versions of Python, and you wanted to specify which one to use. Notice that I've actually hardcoded the directory path to the Python installation that I have on <text:soft-page-break/>the Hortonworks Image, and there are more elegant ways to do this through environment variables as well, so that your script becomes a little bit more portable between distributions. So if you are following along, and running the same examples, don't forget to put that line in based on the distribution that you're working with, or your program will not run, and you'll get an error message from Java complaining about almost everything in your file. So, you'll get an error message that says it didn't know what to do with import, it didn't know what to do with from, etc., etc. So let's move forward and try and run this. I've already saved this file on the Share that I have available to my virtual machine, so I'm going to pull it from there. And there's one more tidbit about creating files like this, and especially if you're creating it under a Windows environment. If you are creating your script on a Windows environment, remember that Windows treats lines differently. So lines are actually terminated differently using a line feed and carriage return. So to account for that, I'm simply going to use a program called dos2unix, and this program basically takes input files, and will translate the line terminating characters from a Windows format to a UNIX format. The specific Hortonworks Image that I'm using doesn't come with this installed, and you can basically install it using the command shown here. And then using the program, I can simply type dos2unix, and provide the file, and that basically converts it for us. Now again, if you are writing your scripts on a Windows operating system, and you don't do this, you will get a very vague message from Hive that states that your file does not exist, or it couldn't open it, or the path doesn't exist. It's not very informative, and it's very difficult to decipher what's really going on. So please remember to run this step if you're using a different operating system; otherwise, you are going to get that error. So now let's go ahead</text:p>
        </text:list-item>
        <text:list-item>
          <text:p text:style-name="P3"><text:s/>and launch Hive, and again, remember that typing hive will actually launch the Hive CLI in interactive mode, but we could've created a file that has our script, and then simply provided that to Hive using the -f switch, and have Hive execute our code in batch mode. So before we use our script, there's one more thing we have to take care of, and this goes back to Hadoop being a distributed system. Although we are running on a virtual machine here, so it doesn't make too much of a difference if you perform this step or not; however, it is good practice to do this, so you won't see any problems between running it locally, and running it on an actual cluster. And this step is basically making sure that each node in your cluster has access to your file to execute it. So remember, right now I'm on a client machine, which just <text:soft-page-break/>happens to be my cluster as well, because I'm running in standalone mode. However, when you are working with a real cluster, you need to make sure that each data node has access to your script, and the easiest way to do that is to provide your script through the distributed cache. So let's go ahead and add our script to the distributed cache. We're going to use the ADD FILE command, and if we execute this, we're basically adding our script as a resource to the distributed cache. So it's now available to the data nodes, and they can reference it for execution. Now we're going to go ahead and create a new table that we'll use to store the results. So we'll create a simple table called tos, short for timeonsite that has the userid, which just happens to be an integer in our sample log files, and the timeonsite calculation. So now that we have our script file, and we've added it to the distributed cache, we can go ahead and write our query against the page_views table. So here's how our query looks like. Let's take a look at the inner part first. So the first thing to note is remember that the FROM and SELECT statements are interchangeable in Hive, and that's one of the things where it's different from a normal database. So we're simply selecting the userid and the logtime from our page_views table, but we're doing something very special to our use case. The first thing is that we're distributing by userid, and this guarantees that Hive actually gets the opportunity to distribute the data among multiple reducers if it chooses to do so, and that really depends on the amount of data that you're processing, and the load on your cluster, and also the distribution of users, but for a typical log file, we're expecting that the distribution of users is a fairly good measure so that we don't have reducers that are eschewed in the amount of data that they receive. And then the second important bit is that we want to make sure that each reducer receives all of the data for each user at a time. So we're sorting by the userid, and then obviously we want to SORT BY logtime so that we can perform the diffs properly. And note here that we're not using an ORDER BY. So remember, SORT BY sorts the data going into the reducers, but allows us to use multiple reducers, and it doesn't guarantee global sort order, because that's not really what we're looking for here. We're simply looking for a means to sort the data so that we can perform our algorithm, whereas if you used ORDER BY, this would still work, but that would mean that one, and only one reducer would ever execute against your data, which is not a good thing, unless you really did want your outcome sorted that way. So now let's look at the outer block. The first line is a simple INSERT OVERWRITE into the Pluralsight timeonsite table that we've just created, and the second line <text:soft-page-break/>actually applies our script. So we're using the TRANSFORM clause. We're sending the src.userid and the logtime, so the values of those two columns get translated into a single string line with a tab in between them, and we're telling the TRANSFORM clause to use our timeonsite Python script that we've created, and added to the distributed cache. And note here what the path actually is that we're providing. We're providing ./, which means that the script is in the same path that this execute's in. And remember, that's just an attribute of how the distributed cache works. When you send a resource to the distributed cache, you can access it this way, because it becomes a local resource on the same directory path that your MapReduce is executing it. And then we're simply stating that the output of our TRANSFORM script is two columns, and we're defining the column names as userid and timeonsite. So let's go ahead and execute this. (Typing) Excellent. So now that our script has finished, let's go ahead and take a look at the results. So we're going to SELECT FROM our table, and as you can see the first column is the userid, and the second column is the number of seconds that that user spent on our website. And obviously, this is dependent on the data that was input to our function, and given that we were using a random generator to create these files, it's not all too surprising to see that most of the users that are sourced from the same file resulted in a somewhat close number. So, this is all great. Everything worked out as expected, and if you're working on creating your own scripts, I'd recommend that you use a smaller subset, and you can also create your own unit tests, and run those using a fully integrate environment using Eclipse, for example. So we'll give ourselves a pat on the back that this all worked out fine, but now that Hive 0.11 provides windowing and analytics functions, let's see if there's a way to do this without having to write our own scripts.</text:p>
        </text:list-item>
        <text:list-item>
          <text:p text:style-name="P3"/>
        </text:list-item>
        <text:list-item>
          <text:p text:style-name="P3">Demo: Analytics Functions</text:p>
        </text:list-item>
        <text:list-item>
          <text:p text:style-name="P3">I have the Sublime Text Editor open again, and we're just going to use this to walk through the example. So we know that the base of the query needs to select from the page_views table, but we also know that our logtime is actually represented as a string, and we need a way to translate that string either to a datetime object, or something that we can use to perform a difference between two different dates. Luckily, Hive actually has a function called unix_timestamp that we can use, and the function takes a format that tells it how your date string is actually formatted, and we can use that to translate the string to a bigint, similar to what we've done in the Python <text:soft-page-break/>script. So we're going to SELECT userid, and then perform the unix_timestamp function providing the format of our logtime string from our Pluralsight table, and there we have our base query. So I know that we want to do more with this query. So we're going to go ahead and wrap it in a sub query, so we'll just provide FROM, and then we'll say that this is our source. So I know I still want to be able to SELECT the userid from our source. So let's go ahead and do that. So src.userid, and then we want to be able to do the diff here. To do the diff, we need the previous value of what is now the uxt column, to compare that with the current value. So remember, we can get that using LAG. So we'll use the LAG function, and we want to get the previous value for the utx column, so we'll provide that, and we only want the previous value for one record in the past. And then LAG takes one more optional parameter, and that's what if there is no record in the past? So if you're looking at a specific window, or if there's no window at all, and you're just looking at the very first record in your dataset, then there is no previous value. So LAG lets you provide a default for that. So in our case, we actually want the default to be the same current record, unix_timestamp, and the reason for that is that we're going to perform a diff here, and if it's the first record, we just want to subtract what we have in our current record with the same value. So now we need to do the diff, and the diff is basically, we want to subtract the current unix_timestamp minus the previous timestamp. Now we have to solve the problem of being able to do this per user. So we'll use the OVER clause. So notice now that the OVER clause applies to the LAG function. So we want to PARTITION BY our userid, so that this function resets per user, and so this basically mimics our Python script where we used Hive to SORT BY the userid, and within the script we actually reset all of our variables when the userid switched. But there's still one more missing piece, which is that we need to ORDER BY the unix_timestamp. So now we're basically telling Hive to partition the data based on userid, and then for each partition to order the data based on the values of the column uxt. And then we'll also getting the previous value for that column, and subtracting that value from the current value. So let's call this diff, and now this seems to be complete. But the only problem is that we're going to get a diff per line in the log file, so we need a way to aggregate this. So let's actually put this again in another sub query, (Typing) and we'll call this result set diffs, and now we can SELECT the userid again, and the SUM of the diff column, and GROUP BY the userid. So let's go ahead and take this query and try it out. So I'm now back in Hive, and I'm just going to Paste the query that we've created, <text:soft-page-break/>and let's give this a try. And notice here that now Hive is actually running two MapReduce jobs. Remember that depending on the algorithm, or the problem that you're trying to solve, that you may need to run multiple MapReduce jobs, and so the results of the first job become the input for the second job to solve the entire problem, and this is very common within MapReduce. And after forwarding the video a little bit, this finally finished, and as you can see, it has similar results to our previous query.</text:p>
        </text:list-item>
        <text:list-item>
          <text:p text:style-name="P3"/>
        </text:list-item>
        <text:list-item>
          <text:p text:style-name="P3">Demo: Ranking Functions</text:p>
        </text:list-item>
        <text:list-item>
          <text:p text:style-name="P3">In this part of the demo, we're going to examine Hive's ranking functions, and to do that we're going to create a new table, and load it with data. So we're going to create a Pluralsight.sales_employee table, and we have a column called name, which is the name of the employee, the territory of where that employee works, and the sales_amount so far. And the format of the underlying data is ROW DELIMITED, with the tab separator. I've already created a file with a sample dataset that we're going to use. And I'm going to Copy and Paste a LOAD command here. So we're loading data from our local path, and we're overwriting into our sales_employees table. So now let's write up a SQL statement to examine the ranking functions. So we're going to write a query against the Pluralsight sales_employees table to examine the ranking functions. So we're going to SELECT the name and territory, and the sales_amount, and then we're going to first use the ROW_NUMBER, and notice that we're using an OVER clause, and we're ordering by the sales_amount. And then we're going to RANK the sales_amount as well OVER the same order, and then we'll also apply a DENSE_RANK with the same properties. And just to help consistently visually look at the data, we're going to ORDER BY name. So let's go ahead and run this. And I'll skip forward so we don't have to wait for MapReduce to finish. So our query finished as you can see, and I'm going to bring the original query in sight so we can examine what happened. So the first three columns are simply part of the original table, and that's the name, territory, and sales_amount. And the three columns after that represent the ROW_NUMBER, RANK, and DENSE_RANK functions. So the ROW_NUMBER function, which is the fourth column, simply returns a counter that shows the record number based on the order that you specified in the OVER clause. So in our query, we used ORDER BY sales_amount, and you can see that lowest value for sales_amount is 100, so that gets the row #1, and then 200, which is 2, and notice that if there are matching values, so in our case, we have two records <text:soft-page-break/>that have the value 200, the ROW_NUMBER function simply continues to increment. So the second one gets the value 3, and then it skips all the way to record J, which has another 200 value, and gives that the value 4. And then again, back to D with the value 5, and so on until it finishes the rest of the records. So the ranking function is very similar to the ROW_NUMBER function; however, it actually ranks the records. And what that means is that for matching records, in our example, the records B, C, and J that have the value 200, they'll all get the same rank number, so they all get the rank 2. And notice that RANK actually skips numbers, so it skipped 3 and 4, because it had duplicates for the value 200, and it had to substitute 3 and 4 with the actual rank 2, so it moves on from the value 2 straight to the value 5. If you didn't want this behavior, and you actually wanted it to continue from the value 3, but you still wanted records with the same values to get the same rank, so you really didn't want to use row number, then Hive also provides a function called DENSE_RANK, and DENSE_RANK acts the same way as RANK does; however, it doesn't skip any values. So it gives the records B, C, and J a rank of 2, but then it continues to give the next item on the list, which is record D, the value 3, as opposed to the value 5 in the case of rank. So that's a general quick walk through of the ranking functions for Hive, so let's try and use this information, but also include PARTITION BY. And what we want to try and achieve is a running total. So we want each record to add itself to the running total of the values of all of the previous records that came before it. And let's make this a little bit more complicated. Let's say we want the running total based on the territory. So we want to continue to do a running total as long as we're in the same territory, and once the territory changes, we want that total to reset again. So here's the query that we can use. So again, the first three columns are the same; name, territory, and sales_amount, and the third column is a SUM against the sales_amount. Notice here, we're not using a ranking function, but we are applying the OVER clause to an aggregate function, and because we wanted to run our aggregate, PARTITION BY territory, so we state that using the PARTITION BY clause, so PARTITION BY territory, and we want to ORDER BY the name. So now we've defined the PARTITIONS on which the aggregate applies, but how does it actually perform a running total? So, the idea is that every record would sum up its own sales amount, in addition to the past sales amount. So in this case, we define a window, and the window is ROWS BETWEEN UNBOUNDED PRECEDING AND CURRENT ROW, and obviously this unbounded window is actually restricted by the partition. So let's give this a <text:soft-page-break/>try. (Typing) So our query finished processing, and you can see that our running total starts off with 100, and then 300, which is 100 plus 200, and then 500, which is the sum of records A, B, and C, and then continues to 1200, which sums up all of the sales for territory X, and then resets when it hits territory Y with the value 300, continues until it hits Z again, and then performs the same running total against territory Z. So you can see how Hive actually provides quite a few functions, and a lot of flexibility with the types of windows that you can create using the OVER BY clause, PARTITION BY, and you can specify a window that looks at records that precede the record that you're currently on, or records that are still yet to come in the order of processing.</text:p>
        </text:list-item>
        <text:list-item>
          <text:p text:style-name="P3"/>
        </text:list-item>
        <text:list-item>
          <text:p text:style-name="P3">Summary</text:p>
        </text:list-item>
        <text:list-item>
          <text:p text:style-name="P3">In this module, we looked at some advanced Hive features, and optimization techniques. We started off the discussion introducing bucketing and table sampling. And then we introduced joins, and the different join types, and we introduced optimizations that you can perform on joins, like Map-side joins, and Sort-Merge-Bucket joins. And then we introduced the distributed cache, and how you can use it, and how it's essential for customizing Hive. And then we looked at some advanced Hive functions, specifically table valued functions. We explored how the explode function can be used against arrays and maps, and then we explored how a lateral view can be used to further explore the results of a table valued function. And then we worked to extend Hive with our own UDF. And then we looked at Hadoop streaming, and how you can use the Hive TRANSFORM clause, or the MapReduce clauses to implement your own script. And finally, we introduced windowing and analytics functions, and we ran a couple of examples for timeonsite calculation, and a running total.</text:p>
        </text:list-item>
        <text:list-item>
          <text:p text:style-name="P3"/>
        </text:list-item>
        <text:list-item>
          <text:p text:style-name="P3">Storage and The Eco-System</text:p>
        </text:list-item>
        <text:list-item>
          <text:p text:style-name="P3">Create Table Statement - File Formats and SerDes</text:p>
        </text:list-item>
        <text:list-item>
          <text:p text:style-name="P3">Hi. This is Ahmad Alkilani from Pluralsight. In this module, we're going to look at the details of the CREATE TABLE statement, and specifically the different types of storage formats, and the serializers and deserializers, or SerDes for short. We'll also look at a couple of file format examples, and then we'll shift our focus a little bit and talk about HCatalog, which used to be an Apache incubator project, but is now actually part of Hive. And then we'll look at other ecosystem projects, projects like Sqoop that have a close tie to Hive, or other <text:soft-page-break/>projects, like DistCp, or DistCopy, which are essential for working with Hadoop. And then we'll take note of other projects that are worth mentioning. These projects either augment Hive in one way or another, or help explain how the ecosystem is evolving, and what you may need to look at next after this course. And finally, we'll list some course resources for you to look at. So, let's get started. So we've been using the CREATE TABLE statement; however, we haven't really looked into the details of how you specify the storage format. We continue to use STORED AS text file, and we saw some examples where we changed some properties, and specified a different delimiter, for example, when we're creating a table. So let's take a look at what all that means, and provide details so that you're comfortable working with different file formats. So this is the default text file format that we've been using. And we've been using the ROW FORMAT and STORED AS keywords. For text files, the storage file format is TEXTFILE, and we'll take a look at what that means in more details. And the ROW FORMAT DELIMITED keywords are short for specifying a specific SerDe, or serializer/deserializer. And the collection of remaining keywords between ROW FORMAT and STORED AS are details for how that specific SerDe's going to work. A SerDe's job is to know how to split a specific row into multiple columns. There are defaults for a delimited SerDe on a text file; however, you can override them using the properties here. So you can specify the FIELDS TERMINATED BY, and that's used by primitive types, and you can specify what the COLLECTION ITEMS are TERMINATED BY, and that's used for things like Arrays, and Structs, and you can also override the MAP KEYS, what MAP KEYS would be TERMINATED BY, and obviously that's used by Maps. So we're going to take a look at what the ROW FORMAT DELIMITED, and STORED AS TEXTFILE really means. The file, or storage format, has two main jobs. The first is to know how to split the data into multiple splits so that the data can be read by multiple mappers, and so each mapper operates on a specific input split. So understanding how to split the file is the job of the file format. So we're going to narrow our focus on a single input split. So, the second job of the file input format is to understand how to read an input split, and produce rows out of that. So the input split is the input, and the file format has to provide a record reader, and that record reader knows how to output multiple rows out of the input data. So, for example, for a TEXTFILE, it basically splits the lines \n, and provides each line as a record. The job of a SerDe is to then take a specific row, and understand how to split that into multiple columns. So again, for a text input file with its <text:soft-page-break/>default SerDe, you might end up with something like this. Column 1, 2, and 3 are just normal columns, and column 4 represents a column that might be an Array, and column 5 might be a Map. And so you see how the different delimiters that are part of the properties of the specific SerDe take part in how the outcome looks like. So when you specify STORED AS TEXTFILE, that's actually just Hive making it simpler for us to use some defaults without having to go through the trouble of specifying all of the details for the most common formats that Hive actually ships with. So STORED AS TEXTFILE and similarly STORED AS SEQUENCE FILE are just syntactical sugar, and the real underlying syntax looks like this. So for a TEXTFILE, we could've specified STORED AS INPUTFORMAT, and providing the class for the INPUTFORMAT, and OUTPUTFORMT, and providing the class for the OUTPUTFORMAT. The INPUTFORMAT knows how to read splits, and partition them into records, and the OUTPUTFORMAT knows how to read the records back into the file format. So in most of our examples, when we were actually querying tables that were of type text files, the input format, text input format, was actually used to read the data, and to output the data to our screen, the OUTPUTFORMAT HiveIgnoreKeyTextOutputFormat was actually used. So again, Hive plays nice, and replaces all of that with a simple STORED AS TEXTFILE. Similarly, for the SerDe, instead of specifying ROW FORMAT SERDE, which is actually the keyword that you would use to specify a SerDe, Hive again lets us use a simpler version, and provides the ROW FORMAT DELIMITED as a shortcut to all of the above. So, let's take a look at a couple of file formats. So we know the text file format, and here's a sample CREATE TABLE statement, where we're specifying ROW FORMAT DELIMITED, and in this case, were actually not detailing out the SerDe class, so this could get even longer. And then we're specifying the INPUTFORMAT, and the class, and the OUTPUTFORMAT, and the class. So Hive lets you replace all of this with a simple STORED AS TEXTFILE. There's another format that Hive supports called a sequence file, and actually sequence files are natively supported within Hadoop. They're basically a binary format representation, which has the advantage over text files of being smaller, and more compressed, as well as performing a little bit better. However, sequence files aren't understood by other systems that are outside of Hadoop, so if you were exporting your data from Hadoop to the outside world, or allowing various tools access to your files, sequence files aren't the best type to use. However, let's take a look at how you can use them. So again here, we're specifying the ROW FORMAT SERDE, and remember this is what actually <text:soft-page-break/>understands of how to split a specific row into multiple columns, and now we're specifying the INPUTFORMAT and the OUTPUTFORMAT specific to the sequence file. And Hive again provides a shorter version of all of this, and lets you simply write STORED AS SEQUENCEFILE. Let's take a look at a couple more formats. So Hive supports something called an RCFile, and this is again a binary presentation; however, it stores the data in a similar fashion to columnar store databases. So this format lends itself nicely to data warehousing type of applications, or data files, where you could potentially have a fact table with many columns, but you would usually select one, two, or three of those columns. So an RCFile plays well in this scenario. And again, the CREATE statement looks like this. So, ROW FORMAT SERDE, you provide the SerDe, and notice that in this case we're providing a ColumnarSerDe format, and again the INPUTFORMAT is an RCFile input format, and the OUTPUTFORMAT is an RCFile output format. And because this is again one of the more popular formats as well, Hive also supports a shortcut where you can simply specify stored as RCFile. There's a newer version of the RCFile, which is called the optimized RCFile. The ORCFile format has advantages over an RCFile, in that it helps use less resources on the Hadoop cluster, supports lightweight indexes that are stored within the file, which also contains metadata about the data itself. Also supports concurrent reads, and even has a lightweight compression that is always on by default. You can simply use an ORCFile by specifying STORED AS orc, and if you remember, when we introduced the CREATE TABLE statement, we noted that you can specify table properties, and these properties can help override, or provide some configurations to storage file formats. So are two examples of the ORCFile properties where I'm specifying that the compression is SNAPPY, and I'm also letting it know that it's okay to go ahead and create a lightweight index.</text:p>
        </text:list-item>
        <text:list-item>
          <text:p text:style-name="P3"/>
        </text:list-item>
        <text:list-item>
          <text:p text:style-name="P3">HCatalog</text:p>
        </text:list-item>
        <text:list-item>
          <text:p text:style-name="P3">As I've noted in the outline, HCatalog used to be an Apace incubator project, which is now part of the actual Apache Hive project, and that goes to show the importance of the HCatalog project itself. So what is HCatalog, and what does it do for us? Well, basically HCatolog provides a set of interfaces, or APIs, and a metadata service. But it doesn't reinvent the wheel, because as we know, Hive already has a metastore. So the purpose of HCatalog is to surface all of the Hive's metastore data to other components of the Hadoop ecosystem. So HCatalog actually sits on top of Hive's metastore, and provides <text:soft-page-break/>an API instead of interfaces, and even a set of file formats that can be used with other ecosystem projects. And on top of that, even provides its own notification services, where, for example, data changing in a table can be used to trigger specific workflows using Oozie, which is another project that is used to create workflows in Hadoop. So HCatalog centralizes the metadata services for the Hadoop ecosystem, and it gives tools like Apache Pig, and MapReduce, an abstraction layer which consists of databases, tables, partitions, etc., but also abstracts the file storage formats and locations. And if this sounds familiar, well, it really is, because all of this is based on the Hive metastore, so all of the abstractions that Hive provides also apply here. So HCatalog also provides a CLI, along with the API interface, and you can do simple things through the CLI if you didn't want to use Hive. So, for example, you could hcat using -e to execute, and you can do simple things like describe Pluralsight.movies, and that will show the description for the movies table. And another example here is to show the tables from the Pluralsight database. So as we've noted, HCatalog also provides a REST API, and you can use this API to create tables. You can use it to get data off of tables. So this basically provides an abstraction on top of Hive. And here's an example of how you can use HCatalog with Pig. So here's a simple Pig script where I'm simply loading data from a location, and then applying a filter on one of the columns. And if you're familiar with Pig, notice here the difference between a normal Pig script and one that's using HCatalog. So the first thing is that we're using the hcat loader, so that Pig doesn't have to worry about the actual file format of the data itself. And notice that in the script we're basically only specifying the name of the table. So instead of having to know the actual location of this data, we're now able to use Pig in a metadata-related fashion. So if this table's location ever changes, the script wouldn't need to be altered.</text:p>
        </text:list-item>
        <text:list-item>
          <text:p text:style-name="P3"/>
        </text:list-item>
        <text:list-item>
          <text:p text:style-name="P3">Sqoop</text:p>
        </text:list-item>
        <text:list-item>
          <text:p text:style-name="P3">We're going to now shift our attention to one of the ecosystem projects that is very important when you're working with Hive, and this project is called Sqoop, which is short for SQL-to-Hadoop. The purpose of Sqoop is to be able to transfer data to and from relational databases. So you can see how this can be a very essential tool in working with Hive, and Sqoop was originally created by Cloudera, and is now an Apache project as well. And you can use Sqoop to import data from any database that supports the JDBC driver, so anything with a JDBC driver should work. And it's worth noting that <text:soft-page-break/>Sqoop has some specific optimizations when working with MySQL. So let's take a look at an example. So here I'm using sqoop, and then I'm using connect to provide the connection string, and then I'm asking sqoop to import a table called flights. And then I'm also providing the hive import parameter, and that's basically saying that once sqoop is done importing the data, it will actually move the data to hive and create a table within hive called flights as well, and that table's columns will match to the best that they can the original flights table from the originating database. Sqoop also has some special features, and one of them is being able to do parallel imports, and the way Sqoop does is that it actually uses MapReduce in the backend, and it launches multiple mappers for each query that goes against the source database to pull the data. And it uses four by default. So let's say we're importing data from our flights table, Sqoop by default would launch four mappers. Each mapper would perform a SELECT * against the flights table, and then there would be a WHERE clause where it filters the data for each of the mappers. And basically Sqoop tries to split the data between each of the four mappers in even chunks. And the way it does that is by default Sqoop tries to identify the primary key for your table. And then it runs a simple query with a min and max on that column to determine the min and max values, before it even launches the four queries to pull the data. And so from that, it knows the range to expect, and it splits that by the number of mapper tasks, and creates a WHERE clause for all of those queries. So let's take a look at an example of how you can control this. So in this example, we're using a couple of different options. We're basically using sqoop import, providing the connection string, and for this example the source database actually requires authentication. So I could've provided the user name password as part of the string here, but the better approach is to provide those details in a passwordFile, and provide the path to that passwordFile using the passwordFile switch. Another feature I'm using here is that instead of going against the full table, I'm actually providing a query that I want Sqoop to use when it imports the data. So I'm providing the query switch, and then I have the query, which, in this case, essentially joins tables a and b, and selects one column from each table. But note the important thing is that we're specifying a WHERE CONDITION, and there's this placeholder called $CONDITIONS, and this is a requirement for when using Sqoop and parallel imports. Basically, your job is to simply put this as a placeholder where Sqoop can then actually replace that with the condition for each mapper. And in this case, I'm not letting Sqoop use the default primary key, <text:soft-page-break/>because maybe that primary key doesn't really split the range of my data into reasonable chunks. And I'm overriding that by providing the split-by switch, and specifying a.userid as the column to use when calculating the min and max, which will then be used to provide the WHERE CONDITION that is then went to each mapper. And finally, I'm providing a target directory. And the last thing to note is that you can actually override the default number of mappers, which is currently set to four, by either using the m or num-mapper switch, and providing the number. But be careful with this. You don't want to saturate your Hadoop cluster, and you also don't want to saturate your source system with too many queries in parallel. What I've typically seen in production systems is a number around the range of eight. So Sqoop also allows you to do incremental imports, and it has two modes to do that. You can either use the Append mode. The Append mode can be used when you don't have updates to your source data, and it's simply a table that always gets new records, with an ID that can be tracked, so that new records can be determined. The Last Modified mode can be used in other scenarios, where you either have updates to your table, or you don't have an ID that you can use with Append. And in both cases, you need to provide the column using the switch check-column that Sqoop will use to track. So this is just an introduction to Sqoop, and you can learn a lot more from the Apache website reading the Sqoop User Guide.</text:p>
        </text:list-item>
        <text:list-item>
          <text:p text:style-name="P3"/>
        </text:list-item>
        <text:list-item>
          <text:p text:style-name="P3">DistCP</text:p>
        </text:list-item>
        <text:list-item>
          <text:p text:style-name="P3">DistCP is a short for distributed copy, and it's another important tool that is used to copy large amounts of data, either within your cluster, or to and from two different clusters. And you want to note that when using DistCP that you're using version 2, because there are a lot of enhancements over the original. So, as with Sqoop, this DistCP uses MapReduce underneath to parallelize and achieve fault tolerance. Remember, that's part of the purpose of what the MapReduce framework provides. So here's an example of how you can use it. So hadoop distcp2, and we're copying data from the first cluster specified by NameNode1, to the second cluster specified by NameNode2. DistCP also provides options to update and overwrite the data, and you can do that using the following two switches.</text:p>
        </text:list-item>
        <text:list-item>
          <text:p text:style-name="P3"/>
        </text:list-item>
        <text:list-item>
          <text:p text:style-name="P3">Hadoop Eco-System Projects</text:p>
        </text:list-item>
        <text:list-item>
          <text:p text:style-name="P3">Let's briefly take a look at, and discuss some other ecosystem projects that are worth noting. So the first one is Scalding. Scalding is an abstraction <text:soft-page-break/>language based on Scala, and it's created by, and extensively used at Twitter, and it's used to do a lot of analysis against the data. Apache Mahout is another popular machine learning programming language, which you can use to do a lot of analysis that you would have done, for example, on an OLAP cube, and the first one that comes to mind is, for example, a recommendation system. Impala is another project which is fairly new, and it was created by Cloudera, so it was basically created to address the batch processing constraints that Hadoop and Hive, and other ecosystem projects have. However, because Impala is fairly new, it's not as mature as Hive, which has been available for years, and has a lot of active development, so it currently doesn't support any plugins like Hive does when you can create your own transformation scripts, for example. And it's not as eco-friendly yet. Another project worth noting is Apache Drill. Apache Drill's based on Google's Dremel project, or Dremel White Paper, and it also tries to solve the interactive problem. It tries to solve the problem where you're running data in batch mode, as opposed to you running data almost in real time. And Apache Drill's supposedly very good with dealing with nested data, where there are nested relationships, and it is worth noting that Drill can actually potentially be an execution layer for Hive. So Hive doesn't necessarily have to use MapReduce specifically with the new enhancements of the MapReduce framework 2.0, and the YARN project, which allows you to actually replace the execution engine, which is currently MapReduce, with anything else that you want. So Impala and Apache Drill try and address the real time problem in making Hadoop more interactive. But there's another project called Storm that actually addresses the streaming problem. So if you didn't want to stage your data first, and you wanted to continue to answer questions about your data as it streams through the pipe, then Storm is the open source project that you can use to solve that problem.</text:p>
        </text:list-item>
        <text:list-item>
          <text:p text:style-name="P3"/>
        </text:list-item>
        <text:list-item>
          <text:p text:style-name="P3">References and Resources</text:p>
        </text:list-item>
        <text:list-item>
          <text:p text:style-name="P3">Before concluding this course, I want to make sure that you have the necessary references, and resources that you can refer to if you want to get more details on Hive, or Hadoop and Big Data systems in general. So obviously the first resource I would recommend is Pluralsight! There are other courses that are in the works on Hadoop, and there are already some courses in the library on NoSQL databases, and if you're interested in learning Java, or Python, for example, there are also courses on those topics. The second most valuable resource specifically for Hadoop and Hive is <text:soft-page-break/>obviously the Hadoop Wiki. The Wiki actually does get updated frequently, and you can find a lot of reference information on how to do things there. And here's some links to go directly to the Apache Hive Wiki page. Another great resource on Hive is the Programming Hive book from O'REILLY. It's a really invaluable resource that I would recommend. And for Hadoop, there's the book Hadoop The Definitive Guide, also from O'REILLY. For Sqoop, you can also check the Sqoop Apache page. And for DistCP, here's the link as well. And if you're intrigued by the concept of Apache Drill, then I've also provided the link for you here. Obviously, you can Google most of this stuff yourself, but for reference, here are some links for you to use. And Hortonworks, and other vendors like Cloudera, and MapR, also have a lot of documentation on their websites that you can use. If you're more inclined towards some more hardcore development, then you can check out the Hadoop Eclipse plugin, and there's also an interesting Cast from Cloudera on developing CDH applications with Maven and Eclipse. And you can also check out the Apache Big Top project, which is a project to ease the development and creation of tests for Apache Hadoop ecosystem projects.</text:p>
        </text:list-item>
        <text:list-item>
          <text:p text:style-name="P3"/>
        </text:list-item>
        <text:list-item>
          <text:p text:style-name="P3">Summary</text:p>
        </text:list-item>
        <text:list-item>
          <text:p text:style-name="P3">In summary, we looked at the CREATE TABLE statement, the various storage formats that you can use, and we explained the difference between what a file format does, and what the job of a SerDe actually is. And then we looked at a couple of file format examples, and note that the list that we've walked through in this module, isn't exhaustive, and you can use things, for example, like a JSON SerDe to read and write JSON files, and there's also a nice example on the Wiki where you can use a RegEX SerDe to decompose an Apache log file. We also discussed HCatalog and its importance to the ecosystem, and then we looked at some other ecosystem projects, like Sqoop, DistCP, and others that you might find interesting. And finally, I provided a list of course resources and references that I've used throughout the course, or that you can also look at as a reference for your own projects.</text:p>
        </text:list-item>
        <text:list-item>
          <text:p text:style-name="P3"/>
        </text:list-item>
        <text:list-item>
          <text:p text:style-name="P3"/>
        </text:list-item>
        <text:list-item>
          <text:p text:style-name="P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5:12:51.290286426</meta:creation-date>
    <dc:date>2018-04-17T15:15:22.770632675</dc:date>
    <meta:editing-duration>PT2M31S</meta:editing-duration>
    <meta:editing-cycles>1</meta:editing-cycles>
    <meta:document-statistic meta:table-count="0" meta:image-count="0" meta:object-count="0" meta:page-count="98" meta:paragraph-count="186" meta:word-count="48227" meta:character-count="269522" meta:non-whitespace-character-count="221602"/>
    <meta:generator>LibreOffice/5.1.6.2$Linux_X86_64 LibreOffice_project/10m0$Build-2</meta:generator>
  </office:meta>
</office:document-meta>
</file>